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B00000059BF39D33F5.png"/>
  <manifest:file-entry manifest:media-type="image/jpeg" manifest:full-path="Pictures/10000000000000C8000000B508EACFE3.jpg"/>
  <manifest:file-entry manifest:media-type="image/jpeg" manifest:full-path="Pictures/10000000000000E1000000E1B3F1E7A4.jpg"/>
  <manifest:file-entry manifest:media-type="image/jpeg" manifest:full-path="Pictures/10000000000002EE000002ED9CB2711E.jpg"/>
  <manifest:file-entry manifest:media-type="image/png" manifest:full-path="Pictures/1000000000000329000003E8D0824A2F.png"/>
  <manifest:file-entry manifest:media-type="image/png" manifest:full-path="Pictures/10000000000000DC000000E50BB27156.png"/>
  <manifest:file-entry manifest:media-type="image/jpeg" manifest:full-path="Pictures/10000000000000B40000011725827FED.jpg"/>
  <manifest:file-entry manifest:media-type="image/png" manifest:full-path="Pictures/10000201000004B00000046F82D4458B.png"/>
  <manifest:file-entry manifest:media-type="image/jpeg" manifest:full-path="Pictures/10000000000002E0000002DADBBFAC47.jpg"/>
  <manifest:file-entry manifest:media-type="image/png" manifest:full-path="Pictures/10000201000004B000000719E91CE483.png"/>
  <manifest:file-entry manifest:media-type="image/png" manifest:full-path="Pictures/100002010000003C0000003C1ADA1908.png"/>
  <manifest:file-entry manifest:media-type="image/png" manifest:full-path="Pictures/100002010000003C0000003C9182CE49.png"/>
  <manifest:file-entry manifest:media-type="image/jpeg" manifest:full-path="Pictures/10000000000003E000000458B9C1FBD4.jpg"/>
  <manifest:file-entry manifest:media-type="image/png" manifest:full-path="Pictures/100002010000075D000007C61659817E.png"/>
  <manifest:file-entry manifest:media-type="image/png" manifest:full-path="Pictures/10000201000004B00000056C8EA5F531.png"/>
  <manifest:file-entry manifest:media-type="image/jpeg" manifest:full-path="Pictures/10000000000000E0000000E01F1706BE.jpg"/>
  <manifest:file-entry manifest:media-type="image/png" manifest:full-path="Pictures/100002010000007800000078923C61F3.png"/>
  <manifest:file-entry manifest:media-type="image/jpeg" manifest:full-path="Pictures/10000000000000E1000000E179FC994C.jpg"/>
  <manifest:file-entry manifest:media-type="image/png" manifest:full-path="Pictures/10000000000000E1000000E16F85034F.png"/>
  <manifest:file-entry manifest:media-type="image/png" manifest:full-path="Pictures/100002010000003C0000003C290A88EF.png"/>
  <manifest:file-entry manifest:media-type="image/jpeg" manifest:full-path="Pictures/10000000000001A00000025882639494.jpg"/>
  <manifest:file-entry manifest:media-type="image/jpeg" manifest:full-path="Pictures/10000000000000DC000000E5082E761E.jpg"/>
  <manifest:file-entry manifest:media-type="image/jpeg" manifest:full-path="Pictures/100000000000009600000096CA7FCAD4.jpg"/>
  <manifest:file-entry manifest:media-type="image/jpeg" manifest:full-path="Pictures/1000000000000300000003FF606172E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cm"/>
    </style:style>
    <style:style style:name="co2" style:family="table-column">
      <style:table-column-properties fo:break-before="auto" style:column-width="1.411cm"/>
    </style:style>
    <style:style style:name="co3" style:family="table-column">
      <style:table-column-properties fo:break-before="auto" style:column-width="1.43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0.804cm"/>
    </style:style>
    <style:style style:name="ro1" style:family="table-row">
      <style:table-row-properties style:row-height="0.5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8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1" table:number-columns-repeated="46" table:default-cell-style-name="Default"/>
        <table:table-column table:style-name="co2" table:default-cell-style-name="ce2"/>
        <table:table-column table:style-name="co3" table:default-cell-style-name="ce1"/>
        <table:table-column table:style-name="co4" table:default-cell-style-name="Default"/>
        <table:table-column table:style-name="co1" table:number-columns-repeated="8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number-columns-repeated="2" table:default-cell-style-name="Default"/>
        <table:table-column table:style-name="co1" table:number-columns-repeated="9" table:default-cell-style-name="Default"/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46">
            <text:p>46</text:p>
          </table:table-cell>
          <table:table-cell office:value-type="string">
            <text:p>Tore</text:p>
          </table:table-cell>
          <table:table-cell office:value-type="string">
            <text:p>Punkte</text:p>
          </table:table-cell>
          <table:table-cell table:number-columns-repeated="26"/>
        </table:table-row>
        <table:table-row table:style-name="ro1">
          <table:table-cell office:value-type="float" office:value="1">
            <text:p>1</text:p>
          </table:table-cell>
          <table:table-cell>
            <draw:frame table:end-cell-address="Tabelle1.B2" table:end-x="0.4cm" table:end-y="0.5cm" draw:z-index="42" draw:name="Grafik 14" draw:style-name="gr1" draw:text-style-name="P1" svg:width="0.4cm" svg:height="0.5cm" svg:x="0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C2" table:end-x="0.399cm" table:end-y="0.5cm" draw:z-index="358" draw:name="Grafik 16" draw:style-name="gr1" draw:text-style-name="P1" svg:width="0.4cm" svg:height="0.5cm" svg:x="-0.001cm" svg:y="0cm">
              <draw:image xlink:href="Pictures/10000000000001A00000025882639494.jpg" xlink:type="simple" xlink:show="embed" xlink:actuate="onLoad">
                <text:p/>
              </draw:image>
            </draw:frame>
            <draw:frame table:end-cell-address="Tabelle1.D2" table:end-x="0.392cm" table:end-y="0.5cm" draw:z-index="854" draw:name="Grafik 14" draw:style-name="gr1" draw:text-style-name="P1" svg:width="0.4cm" svg:height="0.5cm" svg:x="0.54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E2" table:end-x="0.389cm" table:end-y="0.5cm" draw:z-index="855" draw:name="Grafik 14" draw:style-name="gr1" draw:text-style-name="P1" svg:width="0.4cm" svg:height="0.5cm" svg:x="0.538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F2" table:end-x="0.386cm" table:end-y="0.5cm" draw:z-index="856" draw:name="Grafik 14" draw:style-name="gr1" draw:text-style-name="P1" svg:width="0.4cm" svg:height="0.5cm" svg:x="0.534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G2" table:end-x="0.497cm" table:end-y="0.5cm" draw:z-index="502" draw:name="Grafik 12" draw:style-name="gr1" draw:text-style-name="P1" svg:width="0.5cm" svg:height="0.5cm" svg:x="0.545cm" svg:y="0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H2" table:end-x="0.381cm" table:end-y="0.5cm" draw:z-index="858" draw:name="Grafik 14" draw:style-name="gr1" draw:text-style-name="P1" svg:width="0.4cm" svg:height="0.5cm" svg:x="0.529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I2" table:end-x="0.378cm" table:end-y="0.5cm" draw:z-index="859" draw:name="Grafik 14" draw:style-name="gr1" draw:text-style-name="P1" svg:width="0.4cm" svg:height="0.5cm" svg:x="0.527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J2" table:end-x="0.425cm" table:end-y="0.5cm" draw:z-index="825" draw:name="Grafik 8" draw:style-name="gr1" draw:text-style-name="P1" svg:width="0.45cm" svg:height="0.5cm" svg:x="0.523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K2" table:end-x="0.495cm" table:end-y="0.5cm" draw:z-index="506" draw:name="Grafik 12" draw:style-name="gr1" draw:text-style-name="P1" svg:width="0.5cm" svg:height="0.5cm" svg:x="0.543cm" svg:y="0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L2" table:end-x="0.419cm" table:end-y="0.5cm" draw:z-index="827" draw:name="Grafik 8" draw:style-name="gr1" draw:text-style-name="P1" svg:width="0.45cm" svg:height="0.5cm" svg:x="0.518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M2" table:end-x="0.417cm" table:end-y="0.5cm" draw:z-index="828" draw:name="Grafik 8" draw:style-name="gr1" draw:text-style-name="P1" svg:width="0.45cm" svg:height="0.5cm" svg:x="0.515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N2" table:end-x="0.414cm" table:end-y="0.5cm" draw:z-index="830" draw:name="Grafik 8" draw:style-name="gr1" draw:text-style-name="P1" svg:width="0.45cm" svg:height="0.5cm" svg:x="0.512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O2" table:end-x="0.412cm" table:end-y="0.5cm" draw:z-index="831" draw:name="Grafik 8" draw:style-name="gr1" draw:text-style-name="P1" svg:width="0.45cm" svg:height="0.5cm" svg:x="0.51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P2" table:end-x="0.408cm" table:end-y="0.5cm" draw:z-index="832" draw:name="Grafik 8" draw:style-name="gr1" draw:text-style-name="P1" svg:width="0.45cm" svg:height="0.5cm" svg:x="0.507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Q2" table:end-x="0.406cm" table:end-y="0.5cm" draw:z-index="833" draw:name="Grafik 8" draw:style-name="gr1" draw:text-style-name="P1" svg:width="0.45cm" svg:height="0.5cm" svg:x="0.504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R2" table:end-x="0.403cm" table:end-y="0.5cm" draw:z-index="834" draw:name="Grafik 8" draw:style-name="gr1" draw:text-style-name="P1" svg:width="0.45cm" svg:height="0.5cm" svg:x="0.501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S2" table:end-x="0.401cm" table:end-y="0.5cm" draw:z-index="835" draw:name="Grafik 8" draw:style-name="gr1" draw:text-style-name="P1" svg:width="0.45cm" svg:height="0.5cm" svg:x="0.499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T2" table:end-x="0.397cm" table:end-y="0.5cm" draw:z-index="836" draw:name="Grafik 8" draw:style-name="gr1" draw:text-style-name="P1" svg:width="0.45cm" svg:height="0.5cm" svg:x="0.496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U2" table:end-x="0.395cm" table:end-y="0.5cm" draw:z-index="837" draw:name="Grafik 8" draw:style-name="gr1" draw:text-style-name="P1" svg:width="0.45cm" svg:height="0.5cm" svg:x="0.493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V2" table:end-x="0.342cm" table:end-y="0.5cm" draw:z-index="872" draw:name="Grafik 14" draw:style-name="gr1" draw:text-style-name="P1" svg:width="0.4cm" svg:height="0.5cm" svg:x="0.49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W2" table:end-x="0.389cm" table:end-y="0.5cm" draw:z-index="838" draw:name="Grafik 8" draw:style-name="gr1" draw:text-style-name="P1" svg:width="0.45cm" svg:height="0.5cm" svg:x="0.488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X2" table:end-x="0.386cm" table:end-y="0.5cm" draw:z-index="840" draw:name="Grafik 8" draw:style-name="gr1" draw:text-style-name="P1" svg:width="0.45cm" svg:height="0.5cm" svg:x="0.484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Y2" table:end-x="0.384cm" table:end-y="0.5cm" draw:z-index="841" draw:name="Grafik 8" draw:style-name="gr1" draw:text-style-name="P1" svg:width="0.45cm" svg:height="0.5cm" svg:x="0.482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Z2" table:end-x="0.331cm" table:end-y="0.5cm" draw:z-index="876" draw:name="Grafik 14" draw:style-name="gr1" draw:text-style-name="P1" svg:width="0.4cm" svg:height="0.5cm" svg:x="0.479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AA2" table:end-x="0.328cm" table:end-y="0.5cm" draw:z-index="877" draw:name="Grafik 14" draw:style-name="gr1" draw:text-style-name="P1" svg:width="0.4cm" svg:height="0.5cm" svg:x="0.477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AB2" table:end-x="0.375cm" table:end-y="0.5cm" draw:z-index="843" draw:name="Grafik 8" draw:style-name="gr1" draw:text-style-name="P1" svg:width="0.45cm" svg:height="0.5cm" svg:x="0.473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AC2" table:end-x="0.373cm" table:end-y="0.5cm" draw:z-index="844" draw:name="Grafik 8" draw:style-name="gr1" draw:text-style-name="P1" svg:width="0.45cm" svg:height="0.5cm" svg:x="0.471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AD2" table:end-x="0.319cm" table:end-y="0.5cm" draw:z-index="880" draw:name="Grafik 14" draw:style-name="gr1" draw:text-style-name="P1" svg:width="0.4cm" svg:height="0.5cm" svg:x="0.468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AE2" table:end-x="0.367cm" table:end-y="0.5cm" draw:z-index="846" draw:name="Grafik 8" draw:style-name="gr1" draw:text-style-name="P1" svg:width="0.45cm" svg:height="0.5cm" svg:x="0.465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AF2" table:end-x="0.364cm" table:end-y="0.5cm" draw:z-index="847" draw:name="Grafik 8" draw:style-name="gr1" draw:text-style-name="P1" svg:width="0.45cm" svg:height="0.5cm" svg:x="0.462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AG2" table:end-x="0.362cm" table:end-y="0.5cm" draw:z-index="848" draw:name="Grafik 8" draw:style-name="gr1" draw:text-style-name="P1" svg:width="0.45cm" svg:height="0.5cm" svg:x="0.46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AH2" table:end-x="0.358cm" table:end-y="0.5cm" draw:z-index="849" draw:name="Grafik 8" draw:style-name="gr1" draw:text-style-name="P1" svg:width="0.45cm" svg:height="0.5cm" svg:x="0.457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AI2" table:end-x="0.356cm" table:end-y="0.5cm" draw:z-index="850" draw:name="Grafik 8" draw:style-name="gr1" draw:text-style-name="P1" svg:width="0.45cm" svg:height="0.5cm" svg:x="0.454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AJ2" table:end-x="0.353cm" table:end-y="0.5cm" draw:z-index="851" draw:name="Grafik 8" draw:style-name="gr1" draw:text-style-name="P1" svg:width="0.45cm" svg:height="0.5cm" svg:x="0.451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AK2" table:end-x="0.351cm" table:end-y="0.5cm" draw:z-index="852" draw:name="Grafik 8" draw:style-name="gr1" draw:text-style-name="P1" svg:width="0.45cm" svg:height="0.5cm" svg:x="0.449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AL2" table:end-x="0.378cm" table:end-y="0.5cm" draw:z-index="0" draw:name="Grafik 14" draw:style-name="gr1" draw:text-style-name="P1" svg:width="0.4cm" svg:height="0.5cm" svg:x="0.527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AM2" table:end-x="0.345cm" table:end-y="0.5cm" draw:z-index="1111" draw:name="Grafik 8" draw:style-name="gr1" draw:text-style-name="P1" svg:width="0.45cm" svg:height="0.5cm" svg:x="0.443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AN2" table:end-x="0.292cm" table:end-y="0.5cm" draw:z-index="1121" draw:name="Grafik 14" draw:style-name="gr1" draw:text-style-name="P1" svg:width="0.4cm" svg:height="0.5cm" svg:x="0.44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AO2" table:end-x="0.289cm" table:end-y="0.5cm" draw:z-index="1122" draw:name="Grafik 14" draw:style-name="gr1" draw:text-style-name="P1" svg:width="0.4cm" svg:height="0.5cm" svg:x="0.438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AP2" table:end-x="0.286cm" table:end-y="0.5cm" draw:z-index="1123" draw:name="Grafik 14" draw:style-name="gr1" draw:text-style-name="P1" svg:width="0.4cm" svg:height="0.5cm" svg:x="0.434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AQ2" table:end-x="0.284cm" table:end-y="0.5cm" draw:z-index="1124" draw:name="Grafik 14" draw:style-name="gr1" draw:text-style-name="P1" svg:width="0.4cm" svg:height="0.5cm" svg:x="0.432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AR2" table:end-x="0.281cm" table:end-y="0.5cm" draw:z-index="1125" draw:name="Grafik 14" draw:style-name="gr1" draw:text-style-name="P1" svg:width="0.4cm" svg:height="0.5cm" svg:x="0.429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AS2" table:end-x="0.278cm" table:end-y="0.5cm" draw:z-index="1126" draw:name="Grafik 14" draw:style-name="gr1" draw:text-style-name="P1" svg:width="0.4cm" svg:height="0.5cm" svg:x="0.427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AT2" table:end-x="0.275cm" table:end-y="0.5cm" draw:z-index="1127" draw:name="Grafik 14" draw:style-name="gr1" draw:text-style-name="P1" svg:width="0.4cm" svg:height="0.5cm" svg:x="0.423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AU2" table:end-x="0.273cm" table:end-y="0.5cm" draw:z-index="1128" draw:name="Grafik 14" draw:style-name="gr1" draw:text-style-name="P1" svg:width="0.4cm" svg:height="0.5cm" svg:x="0.421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77:35</text:p>
          </table:table-cell>
          <table:table-cell office:value-type="float" office:value="93">
            <text:p>93</text:p>
          </table:table-cell>
          <table:table-cell table:number-columns-repeated="26"/>
        </table:table-row>
        <table:table-row table:style-name="ro1">
          <table:table-cell office:value-type="float" office:value="2">
            <text:p>2</text:p>
          </table:table-cell>
          <table:table-cell>
            <draw:frame table:end-cell-address="Tabelle1.B3" table:end-x="0.4cm" table:end-y="0.501cm" draw:z-index="41" draw:name="Grafik 16" draw:style-name="gr1" draw:text-style-name="P1" svg:width="0.4cm" svg:height="0.5cm" svg:x="0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C3" table:end-x="0.499cm" table:end-y="0.501cm" draw:z-index="113" draw:name="Grafik 3" draw:style-name="gr1" draw:text-style-name="P1" svg:width="0.5cm" svg:height="0.5cm" svg:x="-0.001cm" svg:y="0.001cm">
              <draw:image xlink:href="Pictures/100002010000003C0000003C290A88EF.png" xlink:type="simple" xlink:show="embed" xlink:actuate="onLoad">
                <text:p/>
              </draw:image>
            </draw:frame>
            <draw:frame table:end-cell-address="Tabelle1.D3" table:end-x="0.499cm" table:end-y="0.501cm" draw:z-index="114" draw:name="Grafik 3" draw:style-name="gr1" draw:text-style-name="P1" svg:width="0.5cm" svg:height="0.5cm" svg:x="0.547cm" svg:y="0.001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Tabelle1.E3" table:end-x="0.498cm" table:end-y="0.501cm" draw:z-index="500" draw:name="Grafik 12" draw:style-name="gr1" draw:text-style-name="P1" svg:width="0.5cm" svg:height="0.5cm" svg:x="0.547cm" svg:y="0.001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F3" table:end-x="0.497cm" table:end-y="0.501cm" draw:z-index="501" draw:name="Grafik 12" draw:style-name="gr1" draw:text-style-name="P1" svg:width="0.5cm" svg:height="0.5cm" svg:x="0.545cm" svg:y="0.001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G3" table:end-x="0.497cm" table:end-y="0.501cm" draw:z-index="117" draw:name="Grafik 3" draw:style-name="gr1" draw:text-style-name="P1" svg:width="0.5cm" svg:height="0.5cm" svg:x="0.545cm" svg:y="0.001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Tabelle1.H3" table:end-x="0.497cm" table:end-y="0.501cm" draw:z-index="503" draw:name="Grafik 12" draw:style-name="gr1" draw:text-style-name="P1" svg:width="0.5cm" svg:height="0.5cm" svg:x="0.545cm" svg:y="0.001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I3" table:end-x="0.495cm" table:end-y="0.501cm" draw:z-index="504" draw:name="Grafik 12" draw:style-name="gr1" draw:text-style-name="P1" svg:width="0.5cm" svg:height="0.5cm" svg:x="0.544cm" svg:y="0.001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J3" table:end-x="0.495cm" table:end-y="0.501cm" draw:z-index="505" draw:name="Grafik 12" draw:style-name="gr1" draw:text-style-name="P1" svg:width="0.5cm" svg:height="0.5cm" svg:x="0.543cm" svg:y="0.001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K3" table:end-x="0.373cm" table:end-y="0.501cm" draw:z-index="861" draw:name="Grafik 14" draw:style-name="gr1" draw:text-style-name="P1" svg:width="0.4cm" svg:height="0.5cm" svg:x="0.521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L3" table:end-x="0.419cm" table:end-y="0.501cm" draw:z-index="721" draw:name="Grafik 17" draw:style-name="gr1" draw:text-style-name="P1" svg:width="0.45cm" svg:height="0.5cm" svg:x="0.518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M3" table:end-x="0.367cm" table:end-y="0.501cm" draw:z-index="863" draw:name="Grafik 14" draw:style-name="gr1" draw:text-style-name="P1" svg:width="0.4cm" svg:height="0.5cm" svg:x="0.515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N3" table:end-x="0.364cm" table:end-y="0.501cm" draw:z-index="864" draw:name="Grafik 14" draw:style-name="gr1" draw:text-style-name="P1" svg:width="0.4cm" svg:height="0.5cm" svg:x="0.512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O3" table:end-x="0.412cm" table:end-y="0.501cm" draw:z-index="687" draw:name="Grafik 8" draw:style-name="gr1" draw:text-style-name="P1" svg:width="0.45cm" svg:height="0.5cm" svg:x="0.51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P3" table:end-x="0.408cm" table:end-y="0.501cm" draw:z-index="688" draw:name="Grafik 8" draw:style-name="gr1" draw:text-style-name="P1" svg:width="0.45cm" svg:height="0.5cm" svg:x="0.507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Q3" table:end-x="0.406cm" table:end-y="0.501cm" draw:z-index="689" draw:name="Grafik 8" draw:style-name="gr1" draw:text-style-name="P1" svg:width="0.45cm" svg:height="0.5cm" svg:x="0.504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R3" table:end-x="0.353cm" table:end-y="0.501cm" draw:z-index="868" draw:name="Grafik 14" draw:style-name="gr1" draw:text-style-name="P1" svg:width="0.4cm" svg:height="0.5cm" svg:x="0.501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S3" table:end-x="0.351cm" table:end-y="0.501cm" draw:z-index="869" draw:name="Grafik 14" draw:style-name="gr1" draw:text-style-name="P1" svg:width="0.4cm" svg:height="0.5cm" svg:x="0.499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T3" table:end-x="0.347cm" table:end-y="0.501cm" draw:z-index="870" draw:name="Grafik 14" draw:style-name="gr1" draw:text-style-name="P1" svg:width="0.4cm" svg:height="0.5cm" svg:x="0.496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U3" table:end-x="0.345cm" table:end-y="0.501cm" draw:z-index="871" draw:name="Grafik 14" draw:style-name="gr1" draw:text-style-name="P1" svg:width="0.4cm" svg:height="0.5cm" svg:x="0.493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V3" table:end-x="0.392cm" table:end-y="0.501cm" draw:z-index="829" draw:name="Grafik 8" draw:style-name="gr1" draw:text-style-name="P1" svg:width="0.45cm" svg:height="0.5cm" svg:x="0.49cm" svg:y="0.001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W3" table:end-x="0.339cm" table:end-y="0.501cm" draw:z-index="873" draw:name="Grafik 14" draw:style-name="gr1" draw:text-style-name="P1" svg:width="0.4cm" svg:height="0.5cm" svg:x="0.488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X3" table:end-x="0.336cm" table:end-y="0.501cm" draw:z-index="874" draw:name="Grafik 14" draw:style-name="gr1" draw:text-style-name="P1" svg:width="0.4cm" svg:height="0.5cm" svg:x="0.484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Y3" table:end-x="0.334cm" table:end-y="0.501cm" draw:z-index="875" draw:name="Grafik 14" draw:style-name="gr1" draw:text-style-name="P1" svg:width="0.4cm" svg:height="0.5cm" svg:x="0.482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Z3" table:end-x="0.381cm" table:end-y="0.501cm" draw:z-index="839" draw:name="Grafik 8" draw:style-name="gr1" draw:text-style-name="P1" svg:width="0.45cm" svg:height="0.5cm" svg:x="0.479cm" svg:y="0.001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AA3" table:end-x="0.378cm" table:end-y="0.501cm" draw:z-index="842" draw:name="Grafik 8" draw:style-name="gr1" draw:text-style-name="P1" svg:width="0.45cm" svg:height="0.5cm" svg:x="0.477cm" svg:y="0.001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AB3" table:end-x="0.325cm" table:end-y="0.501cm" draw:z-index="878" draw:name="Grafik 14" draw:style-name="gr1" draw:text-style-name="P1" svg:width="0.4cm" svg:height="0.5cm" svg:x="0.473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AC3" table:end-x="0.323cm" table:end-y="0.501cm" draw:z-index="879" draw:name="Grafik 14" draw:style-name="gr1" draw:text-style-name="P1" svg:width="0.4cm" svg:height="0.5cm" svg:x="0.471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AD3" table:end-x="0.369cm" table:end-y="0.501cm" draw:z-index="845" draw:name="Grafik 8" draw:style-name="gr1" draw:text-style-name="P1" svg:width="0.45cm" svg:height="0.5cm" svg:x="0.468cm" svg:y="0.001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AE3" table:end-x="0.317cm" table:end-y="0.501cm" draw:z-index="881" draw:name="Grafik 14" draw:style-name="gr1" draw:text-style-name="P1" svg:width="0.4cm" svg:height="0.5cm" svg:x="0.465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AF3" table:end-x="0.314cm" table:end-y="0.501cm" draw:z-index="882" draw:name="Grafik 14" draw:style-name="gr1" draw:text-style-name="P1" svg:width="0.4cm" svg:height="0.5cm" svg:x="0.462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AG3" table:end-x="0.312cm" table:end-y="0.501cm" draw:z-index="883" draw:name="Grafik 14" draw:style-name="gr1" draw:text-style-name="P1" svg:width="0.4cm" svg:height="0.5cm" svg:x="0.46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AH3" table:end-x="0.308cm" table:end-y="0.501cm" draw:z-index="884" draw:name="Grafik 14" draw:style-name="gr1" draw:text-style-name="P1" svg:width="0.4cm" svg:height="0.5cm" svg:x="0.457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AI3" table:end-x="0.306cm" table:end-y="0.501cm" draw:z-index="885" draw:name="Grafik 14" draw:style-name="gr1" draw:text-style-name="P1" svg:width="0.4cm" svg:height="0.5cm" svg:x="0.454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AJ3" table:end-x="0.303cm" table:end-y="0.501cm" draw:z-index="886" draw:name="Grafik 14" draw:style-name="gr1" draw:text-style-name="P1" svg:width="0.4cm" svg:height="0.5cm" svg:x="0.451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AK3" table:end-x="0.301cm" table:end-y="0.501cm" draw:z-index="887" draw:name="Grafik 14" draw:style-name="gr1" draw:text-style-name="P1" svg:width="0.4cm" svg:height="0.5cm" svg:x="0.449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AL3" table:end-x="0.428cm" table:end-y="0.501cm" draw:z-index="1" draw:name="Grafik 8" draw:style-name="gr1" draw:text-style-name="P1" svg:width="0.45cm" svg:height="0.5cm" svg:x="0.527cm" svg:y="0.001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AM3" table:end-x="0.295cm" table:end-y="0.501cm" draw:z-index="1120" draw:name="Grafik 14" draw:style-name="gr1" draw:text-style-name="P1" svg:width="0.4cm" svg:height="0.5cm" svg:x="0.443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AN3" table:end-x="0.342cm" table:end-y="0.501cm" draw:z-index="1112" draw:name="Grafik 8" draw:style-name="gr1" draw:text-style-name="P1" svg:width="0.45cm" svg:height="0.5cm" svg:x="0.44cm" svg:y="0.001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AO3" table:end-x="0.339cm" table:end-y="0.501cm" draw:z-index="1113" draw:name="Grafik 8" draw:style-name="gr1" draw:text-style-name="P1" svg:width="0.45cm" svg:height="0.5cm" svg:x="0.438cm" svg:y="0.001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AP3" table:end-x="0.336cm" table:end-y="0.501cm" draw:z-index="1114" draw:name="Grafik 8" draw:style-name="gr1" draw:text-style-name="P1" svg:width="0.45cm" svg:height="0.5cm" svg:x="0.434cm" svg:y="0.001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AQ3" table:end-x="0.334cm" table:end-y="0.501cm" draw:z-index="1115" draw:name="Grafik 8" draw:style-name="gr1" draw:text-style-name="P1" svg:width="0.45cm" svg:height="0.5cm" svg:x="0.432cm" svg:y="0.001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AR3" table:end-x="0.331cm" table:end-y="0.501cm" draw:z-index="1116" draw:name="Grafik 8" draw:style-name="gr1" draw:text-style-name="P1" svg:width="0.45cm" svg:height="0.5cm" svg:x="0.429cm" svg:y="0.001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AS3" table:end-x="0.328cm" table:end-y="0.501cm" draw:z-index="1117" draw:name="Grafik 8" draw:style-name="gr1" draw:text-style-name="P1" svg:width="0.45cm" svg:height="0.5cm" svg:x="0.427cm" svg:y="0.001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AT3" table:end-x="0.325cm" table:end-y="0.501cm" draw:z-index="1118" draw:name="Grafik 8" draw:style-name="gr1" draw:text-style-name="P1" svg:width="0.45cm" svg:height="0.5cm" svg:x="0.423cm" svg:y="0.001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AU3" table:end-x="0.323cm" table:end-y="0.501cm" draw:z-index="1119" draw:name="Grafik 8" draw:style-name="gr1" draw:text-style-name="P1" svg:width="0.45cm" svg:height="0.5cm" svg:x="0.421cm" svg:y="0.001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77:45</text:p>
          </table:table-cell>
          <table:table-cell office:value-type="float" office:value="83">
            <text:p>83</text:p>
          </table:table-cell>
          <table:table-cell table:number-columns-repeated="26"/>
        </table:table-row>
        <table:table-row table:style-name="ro1">
          <table:table-cell office:value-type="float" office:value="3">
            <text:p>3</text:p>
          </table:table-cell>
          <table:table-cell>
            <draw:frame table:end-cell-address="Tabelle1.B4" table:end-x="0.5cm" table:end-y="0.501cm" draw:z-index="40" draw:name="Grafik 2" draw:style-name="gr1" draw:text-style-name="P1" svg:width="0.5cm" svg:height="0.5cm" svg:x="0cm" svg:y="0.001cm">
              <draw:image xlink:href="Pictures/10000000000000E1000000E16F85034F.png" xlink:type="simple" xlink:show="embed" xlink:actuate="onLoad">
                <text:p/>
              </draw:image>
            </draw:frame>
            <draw:frame table:end-cell-address="Tabelle1.C4" table:end-x="0.395cm" table:end-y="0.501cm" draw:z-index="853" draw:name="Grafik 14" draw:style-name="gr1" draw:text-style-name="P1" svg:width="0.4cm" svg:height="0.5cm" svg:x="0.543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D4" table:end-x="0.499cm" table:end-y="0.501cm" draw:z-index="499" draw:name="Grafik 12" draw:style-name="gr1" draw:text-style-name="P1" svg:width="0.5cm" svg:height="0.5cm" svg:x="0.547cm" svg:y="0.001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E4" table:end-x="0.389cm" table:end-y="0.501cm" draw:z-index="785" draw:name="Grafik 3" draw:style-name="gr1" draw:text-style-name="P1" svg:width="0.4cm" svg:height="0.5cm" svg:x="0.538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F4" table:end-x="0.497cm" table:end-y="0.501cm" draw:z-index="116" draw:name="Grafik 3" draw:style-name="gr1" draw:text-style-name="P1" svg:width="0.5cm" svg:height="0.5cm" svg:x="0.545cm" svg:y="0.001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Tabelle1.G4" table:end-x="0.384cm" table:end-y="0.501cm" draw:z-index="857" draw:name="Grafik 14" draw:style-name="gr1" draw:text-style-name="P1" svg:width="0.4cm" svg:height="0.5cm" svg:x="0.532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H4" table:end-x="0.497cm" table:end-y="0.501cm" draw:z-index="118" draw:name="Grafik 3" draw:style-name="gr1" draw:text-style-name="P1" svg:width="0.5cm" svg:height="0.5cm" svg:x="0.545cm" svg:y="0.001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Tabelle1.I4" table:end-x="0.428cm" table:end-y="0.501cm" draw:z-index="681" draw:name="Grafik 8" draw:style-name="gr1" draw:text-style-name="P1" svg:width="0.45cm" svg:height="0.5cm" svg:x="0.527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J4" table:end-x="0.425cm" table:end-y="0.501cm" draw:z-index="719" draw:name="Grafik 17" draw:style-name="gr1" draw:text-style-name="P1" svg:width="0.45cm" svg:height="0.5cm" svg:x="0.523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K4" table:end-x="0.423cm" table:end-y="0.501cm" draw:z-index="826" draw:name="Grafik 8" draw:style-name="gr1" draw:text-style-name="P1" svg:width="0.45cm" svg:height="0.5cm" svg:x="0.521cm" svg:y="0.001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L4" table:end-x="0.419cm" table:end-y="0.501cm" draw:z-index="684" draw:name="Grafik 8" draw:style-name="gr1" draw:text-style-name="P1" svg:width="0.45cm" svg:height="0.5cm" svg:x="0.518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M4" table:end-x="0.493cm" table:end-y="0.501cm" draw:z-index="508" draw:name="Grafik 12" draw:style-name="gr1" draw:text-style-name="P1" svg:width="0.5cm" svg:height="0.5cm" svg:x="0.541cm" svg:y="0.001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N4" table:end-x="0.393cm" table:end-y="0.501cm" draw:z-index="369" draw:name="Grafik 16" draw:style-name="gr1" draw:text-style-name="P1" svg:width="0.4cm" svg:height="0.5cm" svg:x="0.541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O4" table:end-x="0.362cm" table:end-y="0.501cm" draw:z-index="865" draw:name="Grafik 14" draw:style-name="gr1" draw:text-style-name="P1" svg:width="0.4cm" svg:height="0.5cm" svg:x="0.51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P4" table:end-x="0.358cm" table:end-y="0.501cm" draw:z-index="866" draw:name="Grafik 14" draw:style-name="gr1" draw:text-style-name="P1" svg:width="0.4cm" svg:height="0.5cm" svg:x="0.507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Q4" table:end-x="0.356cm" table:end-y="0.501cm" draw:z-index="867" draw:name="Grafik 14" draw:style-name="gr1" draw:text-style-name="P1" svg:width="0.4cm" svg:height="0.5cm" svg:x="0.504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R4" table:end-x="0.403cm" table:end-y="0.501cm" draw:z-index="690" draw:name="Grafik 8" draw:style-name="gr1" draw:text-style-name="P1" svg:width="0.45cm" svg:height="0.5cm" svg:x="0.501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S4" table:end-x="0.351cm" table:end-y="0.501cm" draw:z-index="799" draw:name="Grafik 3" draw:style-name="gr1" draw:text-style-name="P1" svg:width="0.4cm" svg:height="0.5cm" svg:x="0.499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T4" table:end-x="0.347cm" table:end-y="0.501cm" draw:z-index="800" draw:name="Grafik 3" draw:style-name="gr1" draw:text-style-name="P1" svg:width="0.4cm" svg:height="0.5cm" svg:x="0.496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U4" table:end-x="0.345cm" table:end-y="0.501cm" draw:z-index="801" draw:name="Grafik 3" draw:style-name="gr1" draw:text-style-name="P1" svg:width="0.4cm" svg:height="0.5cm" svg:x="0.493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V4" table:end-x="0.342cm" table:end-y="0.501cm" draw:z-index="802" draw:name="Grafik 3" draw:style-name="gr1" draw:text-style-name="P1" svg:width="0.4cm" svg:height="0.5cm" svg:x="0.49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W4" table:end-x="0.389cm" table:end-y="0.501cm" draw:z-index="695" draw:name="Grafik 8" draw:style-name="gr1" draw:text-style-name="P1" svg:width="0.45cm" svg:height="0.5cm" svg:x="0.488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X4" table:end-x="0.387cm" table:end-y="0.501cm" draw:z-index="379" draw:name="Grafik 16" draw:style-name="gr1" draw:text-style-name="P1" svg:width="0.4cm" svg:height="0.5cm" svg:x="0.535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Y4" table:end-x="0.434cm" table:end-y="0.501cm" draw:z-index="770" draw:name="Grafik 10" draw:style-name="gr1" draw:text-style-name="P1" svg:width="0.5cm" svg:height="0.5cm" svg:x="0.482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Z4" table:end-x="0.331cm" table:end-y="0.501cm" draw:z-index="806" draw:name="Grafik 3" draw:style-name="gr1" draw:text-style-name="P1" svg:width="0.4cm" svg:height="0.5cm" svg:x="0.479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A4" table:end-x="0.428cm" table:end-y="0.501cm" draw:z-index="772" draw:name="Grafik 10" draw:style-name="gr1" draw:text-style-name="P1" svg:width="0.5cm" svg:height="0.5cm" svg:x="0.477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B4" table:end-x="0.425cm" table:end-y="0.501cm" draw:z-index="773" draw:name="Grafik 10" draw:style-name="gr1" draw:text-style-name="P1" svg:width="0.5cm" svg:height="0.5cm" svg:x="0.473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C4" table:end-x="0.323cm" table:end-y="0.501cm" draw:z-index="809" draw:name="Grafik 3" draw:style-name="gr1" draw:text-style-name="P1" svg:width="0.4cm" svg:height="0.5cm" svg:x="0.471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D4" table:end-x="0.369cm" table:end-y="0.501cm" draw:z-index="739" draw:name="Grafik 17" draw:style-name="gr1" draw:text-style-name="P1" svg:width="0.45cm" svg:height="0.5cm" svg:x="0.468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AE4" table:end-x="0.317cm" table:end-y="0.501cm" draw:z-index="811" draw:name="Grafik 3" draw:style-name="gr1" draw:text-style-name="P1" svg:width="0.4cm" svg:height="0.5cm" svg:x="0.465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F4" table:end-x="0.314cm" table:end-y="0.501cm" draw:z-index="812" draw:name="Grafik 3" draw:style-name="gr1" draw:text-style-name="P1" svg:width="0.4cm" svg:height="0.5cm" svg:x="0.462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G4" table:end-x="0.312cm" table:end-y="0.501cm" draw:z-index="813" draw:name="Grafik 3" draw:style-name="gr1" draw:text-style-name="P1" svg:width="0.4cm" svg:height="0.5cm" svg:x="0.46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H4" table:end-x="0.308cm" table:end-y="0.501cm" draw:z-index="814" draw:name="Grafik 3" draw:style-name="gr1" draw:text-style-name="P1" svg:width="0.4cm" svg:height="0.5cm" svg:x="0.457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I4" table:end-x="0.306cm" table:end-y="0.501cm" draw:z-index="815" draw:name="Grafik 3" draw:style-name="gr1" draw:text-style-name="P1" svg:width="0.4cm" svg:height="0.5cm" svg:x="0.454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J4" table:end-x="0.303cm" table:end-y="0.501cm" draw:z-index="816" draw:name="Grafik 3" draw:style-name="gr1" draw:text-style-name="P1" svg:width="0.4cm" svg:height="0.5cm" svg:x="0.451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K4" table:end-x="0.301cm" table:end-y="0.501cm" draw:z-index="817" draw:name="Grafik 3" draw:style-name="gr1" draw:text-style-name="P1" svg:width="0.4cm" svg:height="0.5cm" svg:x="0.449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L4" table:end-x="0.378cm" table:end-y="0.501cm" draw:z-index="2" draw:name="Grafik 3" draw:style-name="gr1" draw:text-style-name="P1" svg:width="0.4cm" svg:height="0.5cm" svg:x="0.527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M4" table:end-x="0.295cm" table:end-y="0.501cm" draw:z-index="1102" draw:name="Grafik 3" draw:style-name="gr1" draw:text-style-name="P1" svg:width="0.4cm" svg:height="0.5cm" svg:x="0.443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N4" table:end-x="0.392cm" table:end-y="0.501cm" draw:z-index="1094" draw:name="Grafik 10" draw:style-name="gr1" draw:text-style-name="P1" svg:width="0.5cm" svg:height="0.5cm" svg:x="0.44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O4" table:end-x="0.389cm" table:end-y="0.501cm" draw:z-index="1095" draw:name="Grafik 10" draw:style-name="gr1" draw:text-style-name="P1" svg:width="0.5cm" svg:height="0.5cm" svg:x="0.438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P4" table:end-x="0.386cm" table:end-y="0.501cm" draw:z-index="1096" draw:name="Grafik 10" draw:style-name="gr1" draw:text-style-name="P1" svg:width="0.5cm" svg:height="0.5cm" svg:x="0.434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Q4" table:end-x="0.384cm" table:end-y="0.501cm" draw:z-index="1097" draw:name="Grafik 10" draw:style-name="gr1" draw:text-style-name="P1" svg:width="0.5cm" svg:height="0.5cm" svg:x="0.432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R4" table:end-x="0.381cm" table:end-y="0.501cm" draw:z-index="1098" draw:name="Grafik 10" draw:style-name="gr1" draw:text-style-name="P1" svg:width="0.5cm" svg:height="0.5cm" svg:x="0.429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S4" table:end-x="0.378cm" table:end-y="0.501cm" draw:z-index="1099" draw:name="Grafik 10" draw:style-name="gr1" draw:text-style-name="P1" svg:width="0.5cm" svg:height="0.5cm" svg:x="0.427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T4" table:end-x="0.375cm" table:end-y="0.501cm" draw:z-index="1100" draw:name="Grafik 10" draw:style-name="gr1" draw:text-style-name="P1" svg:width="0.5cm" svg:height="0.5cm" svg:x="0.423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U4" table:end-x="0.373cm" table:end-y="0.501cm" draw:z-index="1101" draw:name="Grafik 10" draw:style-name="gr1" draw:text-style-name="P1" svg:width="0.5cm" svg:height="0.5cm" svg:x="0.421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80:38</text:p>
          </table:table-cell>
          <table:table-cell office:value-type="float" office:value="81">
            <text:p>81</text:p>
          </table:table-cell>
          <table:table-cell table:number-columns-repeated="26"/>
        </table:table-row>
        <table:table-row table:style-name="ro1">
          <table:table-cell office:value-type="float" office:value="4">
            <text:p>4</text:p>
          </table:table-cell>
          <table:table-cell>
            <draw:frame table:end-cell-address="Tabelle1.B5" table:end-x="0.5cm" table:end-y="0.5cm" draw:z-index="39" draw:name="Grafik 3" draw:style-name="gr1" draw:text-style-name="P1" svg:width="0.5cm" svg:height="0.5cm" svg:x="0cm" svg:y="0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Tabelle1.C5" table:end-x="0.499cm" table:end-y="0.5cm" draw:z-index="428" draw:name="Grafik 15" draw:style-name="gr1" draw:text-style-name="P1" svg:width="0.5cm" svg:height="0.5cm" svg:x="-0.001cm" svg:y="0cm">
              <draw:image xlink:href="Pictures/10000000000000E1000000E179FC994C.jpg" xlink:type="simple" xlink:show="embed" xlink:actuate="onLoad">
                <text:p/>
              </draw:image>
            </draw:frame>
            <draw:frame table:end-cell-address="Tabelle1.D5" table:end-x="0.442cm" table:end-y="0.5cm" draw:z-index="819" draw:name="Grafik 8" draw:style-name="gr1" draw:text-style-name="P1" svg:width="0.45cm" svg:height="0.5cm" svg:x="0.54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E5" table:end-x="0.398cm" table:end-y="0.5cm" draw:z-index="360" draw:name="Grafik 16" draw:style-name="gr1" draw:text-style-name="P1" svg:width="0.4cm" svg:height="0.5cm" svg:x="0.547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F5" table:end-x="0.486cm" table:end-y="0.5cm" draw:z-index="643" draw:name="Grafik 4" draw:style-name="gr1" draw:text-style-name="P1" svg:width="0.5cm" svg:height="0.5cm" svg:x="0.534cm" svg:y="0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G5" table:end-x="0.434cm" table:end-y="0.5cm" draw:z-index="822" draw:name="Grafik 8" draw:style-name="gr1" draw:text-style-name="P1" svg:width="0.45cm" svg:height="0.5cm" svg:x="0.532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H5" table:end-x="0.481cm" table:end-y="0.5cm" draw:z-index="645" draw:name="Grafik 4" draw:style-name="gr1" draw:text-style-name="P1" svg:width="0.5cm" svg:height="0.5cm" svg:x="0.529cm" svg:y="0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I5" table:end-x="0.428cm" table:end-y="0.5cm" draw:z-index="824" draw:name="Grafik 8" draw:style-name="gr1" draw:text-style-name="P1" svg:width="0.45cm" svg:height="0.5cm" svg:x="0.527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J5" table:end-x="0.375cm" table:end-y="0.5cm" draw:z-index="860" draw:name="Grafik 14" draw:style-name="gr1" draw:text-style-name="P1" svg:width="0.4cm" svg:height="0.5cm" svg:x="0.523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K5" table:end-x="0.423cm" table:end-y="0.5cm" draw:z-index="720" draw:name="Grafik 17" draw:style-name="gr1" draw:text-style-name="P1" svg:width="0.45cm" svg:height="0.5cm" svg:x="0.521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L5" table:end-x="0.493cm" table:end-y="0.5cm" draw:z-index="507" draw:name="Grafik 12" draw:style-name="gr1" draw:text-style-name="P1" svg:width="0.5cm" svg:height="0.5cm" svg:x="0.542cm" svg:y="0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M5" table:end-x="0.417cm" table:end-y="0.5cm" draw:z-index="722" draw:name="Grafik 17" draw:style-name="gr1" draw:text-style-name="P1" svg:width="0.45cm" svg:height="0.5cm" svg:x="0.515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N5" table:end-x="0.464cm" table:end-y="0.5cm" draw:z-index="651" draw:name="Grafik 4" draw:style-name="gr1" draw:text-style-name="P1" svg:width="0.5cm" svg:height="0.5cm" svg:x="0.512cm" svg:y="0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O5" table:end-x="0.492cm" table:end-y="0.5cm" draw:z-index="510" draw:name="Grafik 12" draw:style-name="gr1" draw:text-style-name="P1" svg:width="0.5cm" svg:height="0.5cm" svg:x="0.54cm" svg:y="0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P5" table:end-x="0.491cm" table:end-y="0.5cm" draw:z-index="511" draw:name="Grafik 12" draw:style-name="gr1" draw:text-style-name="P1" svg:width="0.5cm" svg:height="0.5cm" svg:x="0.54cm" svg:y="0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Q5" table:end-x="0.491cm" table:end-y="0.5cm" draw:z-index="512" draw:name="Grafik 12" draw:style-name="gr1" draw:text-style-name="P1" svg:width="0.5cm" svg:height="0.5cm" svg:x="0.539cm" svg:y="0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R5" table:end-x="0.353cm" table:end-y="0.5cm" draw:z-index="798" draw:name="Grafik 3" draw:style-name="gr1" draw:text-style-name="P1" svg:width="0.4cm" svg:height="0.5cm" svg:x="0.501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S5" table:end-x="0.401cm" table:end-y="0.5cm" draw:z-index="728" draw:name="Grafik 17" draw:style-name="gr1" draw:text-style-name="P1" svg:width="0.45cm" svg:height="0.5cm" svg:x="0.499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T5" table:end-x="0.397cm" table:end-y="0.5cm" draw:z-index="729" draw:name="Grafik 17" draw:style-name="gr1" draw:text-style-name="P1" svg:width="0.45cm" svg:height="0.5cm" svg:x="0.496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U5" table:end-x="0.445cm" table:end-y="0.5cm" draw:z-index="658" draw:name="Grafik 4" draw:style-name="gr1" draw:text-style-name="P1" svg:width="0.5cm" svg:height="0.5cm" svg:x="0.493cm" svg:y="0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V5" table:end-x="0.442cm" table:end-y="0.5cm" draw:z-index="659" draw:name="Grafik 4" draw:style-name="gr1" draw:text-style-name="P1" svg:width="0.5cm" svg:height="0.5cm" svg:x="0.49cm" svg:y="0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W5" table:end-x="0.439cm" table:end-y="0.5cm" draw:z-index="768" draw:name="Grafik 10" draw:style-name="gr1" draw:text-style-name="P1" svg:width="0.5cm" svg:height="0.5cm" svg:x="0.488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X5" table:end-x="0.336cm" table:end-y="0.5cm" draw:z-index="804" draw:name="Grafik 3" draw:style-name="gr1" draw:text-style-name="P1" svg:width="0.4cm" svg:height="0.5cm" svg:x="0.484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Y5" table:end-x="0.386cm" table:end-y="0.5cm" draw:z-index="380" draw:name="Grafik 16" draw:style-name="gr1" draw:text-style-name="P1" svg:width="0.4cm" svg:height="0.5cm" svg:x="0.534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Z5" table:end-x="0.431cm" table:end-y="0.5cm" draw:z-index="771" draw:name="Grafik 10" draw:style-name="gr1" draw:text-style-name="P1" svg:width="0.5cm" svg:height="0.5cm" svg:x="0.479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A5" table:end-x="0.378cm" table:end-y="0.5cm" draw:z-index="736" draw:name="Grafik 17" draw:style-name="gr1" draw:text-style-name="P1" svg:width="0.45cm" svg:height="0.5cm" svg:x="0.477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AB5" table:end-x="0.325cm" table:end-y="0.5cm" draw:z-index="808" draw:name="Grafik 3" draw:style-name="gr1" draw:text-style-name="P1" svg:width="0.4cm" svg:height="0.5cm" svg:x="0.473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C5" table:end-x="0.373cm" table:end-y="0.5cm" draw:z-index="738" draw:name="Grafik 17" draw:style-name="gr1" draw:text-style-name="P1" svg:width="0.45cm" svg:height="0.5cm" svg:x="0.471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AD5" table:end-x="0.319cm" table:end-y="0.5cm" draw:z-index="810" draw:name="Grafik 3" draw:style-name="gr1" draw:text-style-name="P1" svg:width="0.4cm" svg:height="0.5cm" svg:x="0.468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E5" table:end-x="0.367cm" table:end-y="0.5cm" draw:z-index="740" draw:name="Grafik 17" draw:style-name="gr1" draw:text-style-name="P1" svg:width="0.45cm" svg:height="0.5cm" svg:x="0.465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AF5" table:end-x="0.364cm" table:end-y="0.5cm" draw:z-index="741" draw:name="Grafik 17" draw:style-name="gr1" draw:text-style-name="P1" svg:width="0.45cm" svg:height="0.5cm" svg:x="0.462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AG5" table:end-x="0.412cm" table:end-y="0.5cm" draw:z-index="778" draw:name="Grafik 10" draw:style-name="gr1" draw:text-style-name="P1" svg:width="0.5cm" svg:height="0.5cm" svg:x="0.46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H5" table:end-x="0.408cm" table:end-y="0.5cm" draw:z-index="779" draw:name="Grafik 10" draw:style-name="gr1" draw:text-style-name="P1" svg:width="0.5cm" svg:height="0.5cm" svg:x="0.457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I5" table:end-x="0.406cm" table:end-y="0.5cm" draw:z-index="780" draw:name="Grafik 10" draw:style-name="gr1" draw:text-style-name="P1" svg:width="0.5cm" svg:height="0.5cm" svg:x="0.454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J5" table:end-x="0.353cm" table:end-y="0.5cm" draw:z-index="743" draw:name="Grafik 17" draw:style-name="gr1" draw:text-style-name="P1" svg:width="0.45cm" svg:height="0.5cm" svg:x="0.451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AK5" table:end-x="0.351cm" table:end-y="0.5cm" draw:z-index="746" draw:name="Grafik 17" draw:style-name="gr1" draw:text-style-name="P1" svg:width="0.45cm" svg:height="0.5cm" svg:x="0.449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AL5" table:end-x="0.397cm" table:end-y="0.5cm" draw:z-index="747" draw:name="Grafik 10" draw:style-name="gr1" draw:text-style-name="P1" svg:width="0.5cm" svg:height="0.5cm" svg:x="0.446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M5" table:end-x="0.395cm" table:end-y="0.5cm" draw:z-index="1093" draw:name="Grafik 10" draw:style-name="gr1" draw:text-style-name="P1" svg:width="0.5cm" svg:height="0.5cm" svg:x="0.443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N5" table:end-x="0.342cm" table:end-y="0.5cm" draw:z-index="1085" draw:name="Grafik 17" draw:style-name="gr1" draw:text-style-name="P1" svg:width="0.45cm" svg:height="0.5cm" svg:x="0.44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AO5" table:end-x="0.339cm" table:end-y="0.5cm" draw:z-index="1086" draw:name="Grafik 17" draw:style-name="gr1" draw:text-style-name="P1" svg:width="0.45cm" svg:height="0.5cm" svg:x="0.438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AP5" table:end-x="0.286cm" table:end-y="0.5cm" draw:z-index="1105" draw:name="Grafik 3" draw:style-name="gr1" draw:text-style-name="P1" svg:width="0.4cm" svg:height="0.5cm" svg:x="0.434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Q5" table:end-x="0.284cm" table:end-y="0.5cm" draw:z-index="1106" draw:name="Grafik 3" draw:style-name="gr1" draw:text-style-name="P1" svg:width="0.4cm" svg:height="0.5cm" svg:x="0.432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R5" table:end-x="0.281cm" table:end-y="0.5cm" draw:z-index="1107" draw:name="Grafik 3" draw:style-name="gr1" draw:text-style-name="P1" svg:width="0.4cm" svg:height="0.5cm" svg:x="0.429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S5" table:end-x="0.278cm" table:end-y="0.5cm" draw:z-index="1108" draw:name="Grafik 3" draw:style-name="gr1" draw:text-style-name="P1" svg:width="0.4cm" svg:height="0.5cm" svg:x="0.427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T5" table:end-x="0.275cm" table:end-y="0.5cm" draw:z-index="1109" draw:name="Grafik 3" draw:style-name="gr1" draw:text-style-name="P1" svg:width="0.4cm" svg:height="0.5cm" svg:x="0.423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U5" table:end-x="0.273cm" table:end-y="0.5cm" draw:z-index="1110" draw:name="Grafik 3" draw:style-name="gr1" draw:text-style-name="P1" svg:width="0.4cm" svg:height="0.5cm" svg:x="0.421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64:48</text:p>
          </table:table-cell>
          <table:table-cell office:value-type="float" office:value="81">
            <text:p>81</text:p>
          </table:table-cell>
          <table:table-cell table:number-columns-repeated="26"/>
        </table:table-row>
        <table:table-row table:style-name="ro1">
          <table:table-cell office:value-type="float" office:value="5">
            <text:p>5</text:p>
          </table:table-cell>
          <table:table-cell>
            <draw:frame table:end-cell-address="Tabelle1.B6" table:end-x="0.5cm" table:end-y="0.5cm" draw:z-index="38" draw:name="Grafik 7" draw:style-name="gr1" draw:text-style-name="P1" svg:width="0.5cm" svg:height="0.5cm" svg:x="0cm" svg:y="0cm">
              <draw:image xlink:href="Pictures/10000000000000E1000000E1B3F1E7A4.jpg" xlink:type="simple" xlink:show="embed" xlink:actuate="onLoad">
                <text:p/>
              </draw:image>
            </draw:frame>
            <draw:frame table:end-cell-address="Tabelle1.C6" table:end-x="0.445cm" table:end-y="0.5cm" draw:z-index="818" draw:name="Grafik 8" draw:style-name="gr1" draw:text-style-name="P1" svg:width="0.45cm" svg:height="0.5cm" svg:x="0.543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D6" table:end-x="0.499cm" table:end-y="0.5cm" draw:z-index="604" draw:name="Grafik 6" draw:style-name="gr1" draw:text-style-name="P1" svg:width="0.5cm" svg:height="0.5cm" svg:x="0.547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E6" table:end-x="0.498cm" table:end-y="0.5cm" draw:z-index="115" draw:name="Grafik 3" draw:style-name="gr1" draw:text-style-name="P1" svg:width="0.5cm" svg:height="0.5cm" svg:x="0.547cm" svg:y="0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Tabelle1.F6" table:end-x="0.386cm" table:end-y="0.5cm" draw:z-index="786" draw:name="Grafik 3" draw:style-name="gr1" draw:text-style-name="P1" svg:width="0.4cm" svg:height="0.5cm" svg:x="0.534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G6" table:end-x="0.484cm" table:end-y="0.5cm" draw:z-index="644" draw:name="Grafik 4" draw:style-name="gr1" draw:text-style-name="P1" svg:width="0.5cm" svg:height="0.5cm" svg:x="0.532cm" svg:y="0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H6" table:end-x="0.431cm" table:end-y="0.5cm" draw:z-index="680" draw:name="Grafik 8" draw:style-name="gr1" draw:text-style-name="P1" svg:width="0.45cm" svg:height="0.5cm" svg:x="0.529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I6" table:end-x="0.495cm" table:end-y="0.5cm" draw:z-index="434" draw:name="Grafik 15" draw:style-name="gr1" draw:text-style-name="P1" svg:width="0.5cm" svg:height="0.5cm" svg:x="0.544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J6" table:end-x="0.425cm" table:end-y="0.5cm" draw:z-index="682" draw:name="Grafik 8" draw:style-name="gr1" draw:text-style-name="P1" svg:width="0.45cm" svg:height="0.5cm" svg:x="0.523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K6" table:end-x="0.373cm" table:end-y="0.5cm" draw:z-index="791" draw:name="Grafik 3" draw:style-name="gr1" draw:text-style-name="P1" svg:width="0.4cm" svg:height="0.5cm" svg:x="0.521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L6" table:end-x="0.369cm" table:end-y="0.5cm" draw:z-index="862" draw:name="Grafik 14" draw:style-name="gr1" draw:text-style-name="P1" svg:width="0.4cm" svg:height="0.5cm" svg:x="0.518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M6" table:end-x="0.493cm" table:end-y="0.5cm" draw:z-index="438" draw:name="Grafik 15" draw:style-name="gr1" draw:text-style-name="P1" svg:width="0.5cm" svg:height="0.5cm" svg:x="0.541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N6" table:end-x="0.493cm" table:end-y="0.5cm" draw:z-index="439" draw:name="Grafik 15" draw:style-name="gr1" draw:text-style-name="P1" svg:width="0.5cm" svg:height="0.5cm" svg:x="0.541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O6" table:end-x="0.392cm" table:end-y="0.5cm" draw:z-index="370" draw:name="Grafik 16" draw:style-name="gr1" draw:text-style-name="P1" svg:width="0.4cm" svg:height="0.5cm" svg:x="0.54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P6" table:end-x="0.408cm" table:end-y="0.5cm" draw:z-index="725" draw:name="Grafik 17" draw:style-name="gr1" draw:text-style-name="P1" svg:width="0.45cm" svg:height="0.5cm" svg:x="0.507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Q6" table:end-x="0.406cm" table:end-y="0.5cm" draw:z-index="726" draw:name="Grafik 17" draw:style-name="gr1" draw:text-style-name="P1" svg:width="0.45cm" svg:height="0.5cm" svg:x="0.504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R6" table:end-x="0.403cm" table:end-y="0.5cm" draw:z-index="727" draw:name="Grafik 17" draw:style-name="gr1" draw:text-style-name="P1" svg:width="0.45cm" svg:height="0.5cm" svg:x="0.501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S6" table:end-x="0.401cm" table:end-y="0.5cm" draw:z-index="691" draw:name="Grafik 8" draw:style-name="gr1" draw:text-style-name="P1" svg:width="0.45cm" svg:height="0.5cm" svg:x="0.499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T6" table:end-x="0.447cm" table:end-y="0.5cm" draw:z-index="657" draw:name="Grafik 4" draw:style-name="gr1" draw:text-style-name="P1" svg:width="0.5cm" svg:height="0.5cm" svg:x="0.496cm" svg:y="0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U6" table:end-x="0.395cm" table:end-y="0.5cm" draw:z-index="730" draw:name="Grafik 17" draw:style-name="gr1" draw:text-style-name="P1" svg:width="0.45cm" svg:height="0.5cm" svg:x="0.493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V6" table:end-x="0.392cm" table:end-y="0.5cm" draw:z-index="731" draw:name="Grafik 17" draw:style-name="gr1" draw:text-style-name="P1" svg:width="0.45cm" svg:height="0.5cm" svg:x="0.49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W6" table:end-x="0.387cm" table:end-y="0.5cm" draw:z-index="378" draw:name="Grafik 16" draw:style-name="gr1" draw:text-style-name="P1" svg:width="0.4cm" svg:height="0.5cm" svg:x="0.536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X6" table:end-x="0.386cm" table:end-y="0.5cm" draw:z-index="696" draw:name="Grafik 8" draw:style-name="gr1" draw:text-style-name="P1" svg:width="0.45cm" svg:height="0.5cm" svg:x="0.484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Y6" table:end-x="0.334cm" table:end-y="0.5cm" draw:z-index="805" draw:name="Grafik 3" draw:style-name="gr1" draw:text-style-name="P1" svg:width="0.4cm" svg:height="0.5cm" svg:x="0.482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Z6" table:end-x="0.381cm" table:end-y="0.5cm" draw:z-index="735" draw:name="Grafik 17" draw:style-name="gr1" draw:text-style-name="P1" svg:width="0.45cm" svg:height="0.5cm" svg:x="0.479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AA6" table:end-x="0.328cm" table:end-y="0.5cm" draw:z-index="807" draw:name="Grafik 3" draw:style-name="gr1" draw:text-style-name="P1" svg:width="0.4cm" svg:height="0.5cm" svg:x="0.477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B6" table:end-x="0.375cm" table:end-y="0.5cm" draw:z-index="737" draw:name="Grafik 17" draw:style-name="gr1" draw:text-style-name="P1" svg:width="0.45cm" svg:height="0.5cm" svg:x="0.473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AC6" table:end-x="0.423cm" table:end-y="0.5cm" draw:z-index="774" draw:name="Grafik 10" draw:style-name="gr1" draw:text-style-name="P1" svg:width="0.5cm" svg:height="0.5cm" svg:x="0.471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D6" table:end-x="0.419cm" table:end-y="0.5cm" draw:z-index="775" draw:name="Grafik 10" draw:style-name="gr1" draw:text-style-name="P1" svg:width="0.5cm" svg:height="0.5cm" svg:x="0.468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E6" table:end-x="0.417cm" table:end-y="0.5cm" draw:z-index="776" draw:name="Grafik 10" draw:style-name="gr1" draw:text-style-name="P1" svg:width="0.5cm" svg:height="0.5cm" svg:x="0.465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F6" table:end-x="0.414cm" table:end-y="0.5cm" draw:z-index="777" draw:name="Grafik 10" draw:style-name="gr1" draw:text-style-name="P1" svg:width="0.5cm" svg:height="0.5cm" svg:x="0.462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G6" table:end-x="0.362cm" table:end-y="0.5cm" draw:z-index="742" draw:name="Grafik 17" draw:style-name="gr1" draw:text-style-name="P1" svg:width="0.45cm" svg:height="0.5cm" svg:x="0.46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AH6" table:end-x="0.358cm" table:end-y="0.5cm" draw:z-index="744" draw:name="Grafik 17" draw:style-name="gr1" draw:text-style-name="P1" svg:width="0.45cm" svg:height="0.5cm" svg:x="0.457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AI6" table:end-x="0.356cm" table:end-y="0.5cm" draw:z-index="745" draw:name="Grafik 17" draw:style-name="gr1" draw:text-style-name="P1" svg:width="0.45cm" svg:height="0.5cm" svg:x="0.454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AJ6" table:end-x="0.403cm" table:end-y="0.5cm" draw:z-index="781" draw:name="Grafik 10" draw:style-name="gr1" draw:text-style-name="P1" svg:width="0.5cm" svg:height="0.5cm" svg:x="0.451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K6" table:end-x="0.401cm" table:end-y="0.5cm" draw:z-index="782" draw:name="Grafik 10" draw:style-name="gr1" draw:text-style-name="P1" svg:width="0.5cm" svg:height="0.5cm" svg:x="0.449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L6" table:end-x="0.347cm" table:end-y="0.5cm" draw:z-index="711" draw:name="Grafik 17" draw:style-name="gr1" draw:text-style-name="P1" svg:width="0.45cm" svg:height="0.5cm" svg:x="0.446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AM6" table:end-x="0.345cm" table:end-y="0.5cm" draw:z-index="1084" draw:name="Grafik 17" draw:style-name="gr1" draw:text-style-name="P1" svg:width="0.45cm" svg:height="0.5cm" svg:x="0.443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AN6" table:end-x="0.292cm" table:end-y="0.5cm" draw:z-index="1103" draw:name="Grafik 3" draw:style-name="gr1" draw:text-style-name="P1" svg:width="0.4cm" svg:height="0.5cm" svg:x="0.44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O6" table:end-x="0.289cm" table:end-y="0.5cm" draw:z-index="1104" draw:name="Grafik 3" draw:style-name="gr1" draw:text-style-name="P1" svg:width="0.4cm" svg:height="0.5cm" svg:x="0.438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P6" table:end-x="0.336cm" table:end-y="0.5cm" draw:z-index="1087" draw:name="Grafik 17" draw:style-name="gr1" draw:text-style-name="P1" svg:width="0.45cm" svg:height="0.5cm" svg:x="0.434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AQ6" table:end-x="0.334cm" table:end-y="0.5cm" draw:z-index="1088" draw:name="Grafik 17" draw:style-name="gr1" draw:text-style-name="P1" svg:width="0.45cm" svg:height="0.5cm" svg:x="0.432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AR6" table:end-x="0.331cm" table:end-y="0.5cm" draw:z-index="1089" draw:name="Grafik 17" draw:style-name="gr1" draw:text-style-name="P1" svg:width="0.45cm" svg:height="0.5cm" svg:x="0.429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AS6" table:end-x="0.328cm" table:end-y="0.5cm" draw:z-index="1090" draw:name="Grafik 17" draw:style-name="gr1" draw:text-style-name="P1" svg:width="0.45cm" svg:height="0.5cm" svg:x="0.427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AT6" table:end-x="0.325cm" table:end-y="0.5cm" draw:z-index="1091" draw:name="Grafik 17" draw:style-name="gr1" draw:text-style-name="P1" svg:width="0.45cm" svg:height="0.5cm" svg:x="0.423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AU6" table:end-x="0.323cm" table:end-y="0.5cm" draw:z-index="1056" draw:name="Grafik 2" draw:style-name="gr1" draw:text-style-name="P1" svg:width="0.45cm" svg:height="0.5cm" svg:x="0.421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68:58</text:p>
          </table:table-cell>
          <table:table-cell office:value-type="float" office:value="73">
            <text:p>73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G</text:p>
          </table:table-cell>
          <table:table-cell table:style-name="ce1" office:value-type="string">
            <text:p>F</text:p>
          </table:table-cell>
          <table:table-cell table:number-columns-repeated="2"/>
          <table:table-cell table:style-name="ce1" office:value-type="float" office:value="24">
            <text:p>24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F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>
            <draw:frame table:end-cell-address="Tabelle1.B7" table:end-x="0.5cm" table:end-y="0.501cm" draw:z-index="37" draw:name="Grafik 15" draw:style-name="gr1" draw:text-style-name="P1" svg:width="0.5cm" svg:height="0.5cm" svg:x="0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C7" table:end-x="0.399cm" table:end-y="0.501cm" draw:z-index="323" draw:name="Grafik 21" draw:style-name="gr1" draw:text-style-name="P1" svg:width="0.4cm" svg:height="0.5cm" svg:x="-0.001cm" svg:y="0.001cm">
              <draw:image xlink:href="Pictures/10000000000000B40000011725827FED.jpg" xlink:type="simple" xlink:show="embed" xlink:actuate="onLoad">
                <text:p/>
              </draw:image>
            </draw:frame>
            <draw:frame table:end-cell-address="Tabelle1.D7" table:end-x="0.399cm" table:end-y="0.501cm" draw:z-index="359" draw:name="Grafik 16" draw:style-name="gr1" draw:text-style-name="P1" svg:width="0.4cm" svg:height="0.5cm" svg:x="0.547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E7" table:end-x="0.439cm" table:end-y="0.501cm" draw:z-index="820" draw:name="Grafik 8" draw:style-name="gr1" draw:text-style-name="P1" svg:width="0.45cm" svg:height="0.5cm" svg:x="0.538cm" svg:y="0.001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F7" table:end-x="0.436cm" table:end-y="0.501cm" draw:z-index="678" draw:name="Grafik 8" draw:style-name="gr1" draw:text-style-name="P1" svg:width="0.45cm" svg:height="0.5cm" svg:x="0.534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G7" table:end-x="0.384cm" table:end-y="0.501cm" draw:z-index="787" draw:name="Grafik 3" draw:style-name="gr1" draw:text-style-name="P1" svg:width="0.4cm" svg:height="0.5cm" svg:x="0.532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H7" table:end-x="0.431cm" table:end-y="0.501cm" draw:z-index="823" draw:name="Grafik 8" draw:style-name="gr1" draw:text-style-name="P1" svg:width="0.45cm" svg:height="0.5cm" svg:x="0.529cm" svg:y="0.001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I7" table:end-x="0.428cm" table:end-y="0.501cm" draw:z-index="718" draw:name="Grafik 17" draw:style-name="gr1" draw:text-style-name="P1" svg:width="0.45cm" svg:height="0.5cm" svg:x="0.527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J7" table:end-x="0.495cm" table:end-y="0.501cm" draw:z-index="120" draw:name="Grafik 3" draw:style-name="gr1" draw:text-style-name="P1" svg:width="0.5cm" svg:height="0.5cm" svg:x="0.543cm" svg:y="0.001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Tabelle1.K7" table:end-x="0.423cm" table:end-y="0.501cm" draw:z-index="683" draw:name="Grafik 8" draw:style-name="gr1" draw:text-style-name="P1" svg:width="0.45cm" svg:height="0.5cm" svg:x="0.521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L7" table:end-x="0.469cm" table:end-y="0.501cm" draw:z-index="649" draw:name="Grafik 4" draw:style-name="gr1" draw:text-style-name="P1" svg:width="0.5cm" svg:height="0.5cm" svg:x="0.518cm" svg:y="0.001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M7" table:end-x="0.417cm" table:end-y="0.501cm" draw:z-index="685" draw:name="Grafik 8" draw:style-name="gr1" draw:text-style-name="P1" svg:width="0.45cm" svg:height="0.5cm" svg:x="0.515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N7" table:end-x="0.414cm" table:end-y="0.501cm" draw:z-index="686" draw:name="Grafik 8" draw:style-name="gr1" draw:text-style-name="P1" svg:width="0.45cm" svg:height="0.5cm" svg:x="0.512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O7" table:end-x="0.462cm" table:end-y="0.501cm" draw:z-index="652" draw:name="Grafik 4" draw:style-name="gr1" draw:text-style-name="P1" svg:width="0.5cm" svg:height="0.5cm" svg:x="0.51cm" svg:y="0.001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P7" table:end-x="0.458cm" table:end-y="0.501cm" draw:z-index="653" draw:name="Grafik 4" draw:style-name="gr1" draw:text-style-name="P1" svg:width="0.5cm" svg:height="0.5cm" svg:x="0.507cm" svg:y="0.001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Q7" table:end-x="0.456cm" table:end-y="0.501cm" draw:z-index="654" draw:name="Grafik 4" draw:style-name="gr1" draw:text-style-name="P1" svg:width="0.5cm" svg:height="0.5cm" svg:x="0.504cm" svg:y="0.001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R7" table:end-x="0.49cm" table:end-y="0.501cm" draw:z-index="513" draw:name="Grafik 12" draw:style-name="gr1" draw:text-style-name="P1" svg:width="0.5cm" svg:height="0.5cm" svg:x="0.538cm" svg:y="0.001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S7" table:end-x="0.49cm" table:end-y="0.501cm" draw:z-index="514" draw:name="Grafik 12" draw:style-name="gr1" draw:text-style-name="P1" svg:width="0.5cm" svg:height="0.5cm" svg:x="0.538cm" svg:y="0.001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T7" table:end-x="0.397cm" table:end-y="0.501cm" draw:z-index="692" draw:name="Grafik 8" draw:style-name="gr1" draw:text-style-name="P1" svg:width="0.45cm" svg:height="0.5cm" svg:x="0.496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U7" table:end-x="0.389cm" table:end-y="0.501cm" draw:z-index="376" draw:name="Grafik 16" draw:style-name="gr1" draw:text-style-name="P1" svg:width="0.4cm" svg:height="0.5cm" svg:x="0.537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V7" table:end-x="0.392cm" table:end-y="0.501cm" draw:z-index="694" draw:name="Grafik 8" draw:style-name="gr1" draw:text-style-name="P1" svg:width="0.45cm" svg:height="0.5cm" svg:x="0.49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W7" table:end-x="0.339cm" table:end-y="0.501cm" draw:z-index="803" draw:name="Grafik 3" draw:style-name="gr1" draw:text-style-name="P1" svg:width="0.4cm" svg:height="0.5cm" svg:x="0.488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X7" table:end-x="0.436cm" table:end-y="0.501cm" draw:z-index="769" draw:name="Grafik 10" draw:style-name="gr1" draw:text-style-name="P1" svg:width="0.5cm" svg:height="0.5cm" svg:x="0.484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Y7" table:end-x="0.384cm" table:end-y="0.501cm" draw:z-index="697" draw:name="Grafik 8" draw:style-name="gr1" draw:text-style-name="P1" svg:width="0.45cm" svg:height="0.5cm" svg:x="0.482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Z7" table:end-x="0.386cm" table:end-y="0.501cm" draw:z-index="381" draw:name="Grafik 16" draw:style-name="gr1" draw:text-style-name="P1" svg:width="0.4cm" svg:height="0.5cm" svg:x="0.534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AA7" table:end-x="0.485cm" table:end-y="0.501cm" draw:z-index="522" draw:name="Grafik 12" draw:style-name="gr1" draw:text-style-name="P1" svg:width="0.5cm" svg:height="0.5cm" svg:x="0.534cm" svg:y="0.001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AB7" table:end-x="0.384cm" table:end-y="0.501cm" draw:z-index="383" draw:name="Grafik 16" draw:style-name="gr1" draw:text-style-name="P1" svg:width="0.4cm" svg:height="0.5cm" svg:x="0.532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AC7" table:end-x="0.484cm" table:end-y="0.501cm" draw:z-index="524" draw:name="Grafik 12" draw:style-name="gr1" draw:text-style-name="P1" svg:width="0.5cm" svg:height="0.5cm" svg:x="0.532cm" svg:y="0.001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AD7" table:end-x="0.419cm" table:end-y="0.501cm" draw:z-index="667" draw:name="Grafik 4" draw:style-name="gr1" draw:text-style-name="P1" svg:width="0.5cm" svg:height="0.5cm" svg:x="0.468cm" svg:y="0.001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AE7" table:end-x="0.417cm" table:end-y="0.501cm" draw:z-index="668" draw:name="Grafik 4" draw:style-name="gr1" draw:text-style-name="P1" svg:width="0.5cm" svg:height="0.5cm" svg:x="0.465cm" svg:y="0.001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AF7" table:end-x="0.364cm" table:end-y="0.501cm" draw:z-index="704" draw:name="Grafik 8" draw:style-name="gr1" draw:text-style-name="P1" svg:width="0.45cm" svg:height="0.5cm" svg:x="0.462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G7" table:end-x="0.362cm" table:end-y="0.501cm" draw:z-index="705" draw:name="Grafik 8" draw:style-name="gr1" draw:text-style-name="P1" svg:width="0.45cm" svg:height="0.5cm" svg:x="0.46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H7" table:end-x="0.358cm" table:end-y="0.501cm" draw:z-index="706" draw:name="Grafik 8" draw:style-name="gr1" draw:text-style-name="P1" svg:width="0.45cm" svg:height="0.5cm" svg:x="0.457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I7" table:end-x="0.356cm" table:end-y="0.501cm" draw:z-index="707" draw:name="Grafik 8" draw:style-name="gr1" draw:text-style-name="P1" svg:width="0.45cm" svg:height="0.5cm" svg:x="0.454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J7" table:end-x="0.353cm" table:end-y="0.501cm" draw:z-index="708" draw:name="Grafik 8" draw:style-name="gr1" draw:text-style-name="P1" svg:width="0.45cm" svg:height="0.5cm" svg:x="0.451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K7" table:end-x="0.351cm" table:end-y="0.501cm" draw:z-index="709" draw:name="Grafik 8" draw:style-name="gr1" draw:text-style-name="P1" svg:width="0.45cm" svg:height="0.5cm" svg:x="0.449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L7" table:end-x="0.347cm" table:end-y="0.501cm" draw:z-index="710" draw:name="Grafik 8" draw:style-name="gr1" draw:text-style-name="P1" svg:width="0.45cm" svg:height="0.5cm" svg:x="0.446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M7" table:end-x="0.345cm" table:end-y="0.501cm" draw:z-index="1075" draw:name="Grafik 8" draw:style-name="gr1" draw:text-style-name="P1" svg:width="0.45cm" svg:height="0.5cm" svg:x="0.443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N7" table:end-x="0.342cm" table:end-y="0.501cm" draw:z-index="1049" draw:name="Grafik 2" draw:style-name="gr1" draw:text-style-name="P1" svg:width="0.45cm" svg:height="0.5cm" svg:x="0.44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O7" table:end-x="0.339cm" table:end-y="0.501cm" draw:z-index="1050" draw:name="Grafik 2" draw:style-name="gr1" draw:text-style-name="P1" svg:width="0.45cm" svg:height="0.5cm" svg:x="0.438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P7" table:end-x="0.336cm" table:end-y="0.501cm" draw:z-index="1051" draw:name="Grafik 2" draw:style-name="gr1" draw:text-style-name="P1" svg:width="0.45cm" svg:height="0.5cm" svg:x="0.434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Q7" table:end-x="0.334cm" table:end-y="0.501cm" draw:z-index="1052" draw:name="Grafik 2" draw:style-name="gr1" draw:text-style-name="P1" svg:width="0.45cm" svg:height="0.5cm" svg:x="0.432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R7" table:end-x="0.331cm" table:end-y="0.501cm" draw:z-index="1053" draw:name="Grafik 2" draw:style-name="gr1" draw:text-style-name="P1" svg:width="0.45cm" svg:height="0.5cm" svg:x="0.429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S7" table:end-x="0.328cm" table:end-y="0.501cm" draw:z-index="1054" draw:name="Grafik 2" draw:style-name="gr1" draw:text-style-name="P1" svg:width="0.45cm" svg:height="0.5cm" svg:x="0.427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T7" table:end-x="0.325cm" table:end-y="0.501cm" draw:z-index="1055" draw:name="Grafik 2" draw:style-name="gr1" draw:text-style-name="P1" svg:width="0.45cm" svg:height="0.5cm" svg:x="0.423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U7" table:end-x="0.373cm" table:end-y="0.501cm" draw:z-index="1038" draw:name="Grafik 12" draw:style-name="gr1" draw:text-style-name="P1" svg:width="0.5cm" svg:height="0.5cm" svg:x="0.421cm" svg:y="0.001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62:53</text:p>
          </table:table-cell>
          <table:table-cell office:value-type="float" office:value="70">
            <text:p>70</text:p>
          </table:table-cell>
          <table:table-cell>
            <draw:frame table:end-cell-address="Tabelle1.AY7" table:end-x="0.373cm" table:end-y="0.501cm" draw:z-index="888" draw:name="Grafik 14" draw:style-name="gr1" draw:text-style-name="P1" svg:width="0.4cm" svg:height="0.5cm" svg:x="2.231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/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AZ7:.BE7])" office:value-type="float" office:value="37">
            <text:p>37</text:p>
          </table:table-cell>
          <table:table-cell table:formula="of:=([.AZ7]*6+[.BA7]*5+[.BB7]*4+[.BC7]*3+[.BD7]*2+[.BE7])/10" office:value-type="float" office:value="18.6">
            <text:p>18,6</text:p>
          </table:table-cell>
          <table:table-cell/>
          <table:table-cell>
            <draw:frame table:end-cell-address="Tabelle1.BI7" table:end-x="0.508cm" table:end-y="0.501cm" draw:z-index="902" draw:name="Grafik 2" draw:style-name="gr1" draw:text-style-name="P1" svg:width="0.5cm" svg:height="0.5cm" svg:x="0.008cm" svg:y="0.001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formula="of:=SUM([.BJ7:.BL7])" office:value-type="float" office:value="31">
            <text:p>31</text:p>
          </table:table-cell>
          <table:table-cell table:style-name="ce3" table:formula="of:=([.BJ7]*3+[.BK7]*2+[.BL7])/10" office:value-type="float" office:value="6.7">
            <text:p>6,7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>
            <draw:frame table:end-cell-address="Tabelle1.B8" table:end-x="0.5cm" table:end-y="0.501cm" draw:z-index="36" draw:name="Grafik 12" draw:style-name="gr1" draw:text-style-name="P1" svg:width="0.5cm" svg:height="0.5cm" svg:x="0cm" svg:y="0.001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C8" table:end-x="0.499cm" table:end-y="0.501cm" draw:z-index="463" draw:name="Grafik 7" draw:style-name="gr1" draw:text-style-name="P1" svg:width="0.5cm" svg:height="0.5cm" svg:x="-0.001cm" svg:y="0.001cm">
              <draw:image xlink:href="Pictures/10000000000000E1000000E1B3F1E7A4.jpg" xlink:type="simple" xlink:show="embed" xlink:actuate="onLoad">
                <text:p/>
              </draw:image>
            </draw:frame>
            <draw:frame table:end-cell-address="Tabelle1.D8" table:end-x="0.392cm" table:end-y="0.501cm" draw:z-index="784" draw:name="Grafik 3" draw:style-name="gr1" draw:text-style-name="P1" svg:width="0.4cm" svg:height="0.5cm" svg:x="0.54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E8" table:end-x="0.489cm" table:end-y="0.501cm" draw:z-index="642" draw:name="Grafik 4" draw:style-name="gr1" draw:text-style-name="P1" svg:width="0.5cm" svg:height="0.5cm" svg:x="0.538cm" svg:y="0.001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F8" table:end-x="0.397cm" table:end-y="0.501cm" draw:z-index="361" draw:name="Grafik 16" draw:style-name="gr1" draw:text-style-name="P1" svg:width="0.4cm" svg:height="0.5cm" svg:x="0.545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G8" table:end-x="0.434cm" table:end-y="0.501cm" draw:z-index="679" draw:name="Grafik 8" draw:style-name="gr1" draw:text-style-name="P1" svg:width="0.45cm" svg:height="0.5cm" svg:x="0.532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H8" table:end-x="0.497cm" table:end-y="0.501cm" draw:z-index="433" draw:name="Grafik 15" draw:style-name="gr1" draw:text-style-name="P1" svg:width="0.5cm" svg:height="0.5cm" svg:x="0.545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I8" table:end-x="0.478cm" table:end-y="0.501cm" draw:z-index="646" draw:name="Grafik 4" draw:style-name="gr1" draw:text-style-name="P1" svg:width="0.5cm" svg:height="0.5cm" svg:x="0.527cm" svg:y="0.001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J8" table:end-x="0.395cm" table:end-y="0.501cm" draw:z-index="365" draw:name="Grafik 16" draw:style-name="gr1" draw:text-style-name="P1" svg:width="0.4cm" svg:height="0.5cm" svg:x="0.543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K8" table:end-x="0.473cm" table:end-y="0.501cm" draw:z-index="648" draw:name="Grafik 4" draw:style-name="gr1" draw:text-style-name="P1" svg:width="0.5cm" svg:height="0.5cm" svg:x="0.521cm" svg:y="0.001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L8" table:end-x="0.369cm" table:end-y="0.501cm" draw:z-index="792" draw:name="Grafik 3" draw:style-name="gr1" draw:text-style-name="P1" svg:width="0.4cm" svg:height="0.5cm" svg:x="0.518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M8" table:end-x="0.493cm" table:end-y="0.501cm" draw:z-index="123" draw:name="Grafik 3" draw:style-name="gr1" draw:text-style-name="P1" svg:width="0.5cm" svg:height="0.5cm" svg:x="0.541cm" svg:y="0.001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Tabelle1.N8" table:end-x="0.364cm" table:end-y="0.501cm" draw:z-index="794" draw:name="Grafik 3" draw:style-name="gr1" draw:text-style-name="P1" svg:width="0.4cm" svg:height="0.5cm" svg:x="0.512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O8" table:end-x="0.362cm" table:end-y="0.501cm" draw:z-index="795" draw:name="Grafik 3" draw:style-name="gr1" draw:text-style-name="P1" svg:width="0.4cm" svg:height="0.5cm" svg:x="0.51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P8" table:end-x="0.391cm" table:end-y="0.501cm" draw:z-index="371" draw:name="Grafik 16" draw:style-name="gr1" draw:text-style-name="P1" svg:width="0.4cm" svg:height="0.5cm" svg:x="0.54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Q8" table:end-x="0.356cm" table:end-y="0.501cm" draw:z-index="797" draw:name="Grafik 3" draw:style-name="gr1" draw:text-style-name="P1" svg:width="0.4cm" svg:height="0.5cm" svg:x="0.504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R8" table:end-x="0.453cm" table:end-y="0.501cm" draw:z-index="655" draw:name="Grafik 4" draw:style-name="gr1" draw:text-style-name="P1" svg:width="0.5cm" svg:height="0.5cm" svg:x="0.501cm" svg:y="0.001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S8" table:end-x="0.451cm" table:end-y="0.501cm" draw:z-index="656" draw:name="Grafik 4" draw:style-name="gr1" draw:text-style-name="P1" svg:width="0.5cm" svg:height="0.5cm" svg:x="0.499cm" svg:y="0.001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T8" table:end-x="0.447cm" table:end-y="0.501cm" draw:z-index="765" draw:name="Grafik 10" draw:style-name="gr1" draw:text-style-name="P1" svg:width="0.5cm" svg:height="0.5cm" svg:x="0.496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U8" table:end-x="0.395cm" table:end-y="0.501cm" draw:z-index="693" draw:name="Grafik 8" draw:style-name="gr1" draw:text-style-name="P1" svg:width="0.45cm" svg:height="0.5cm" svg:x="0.493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V8" table:end-x="0.442cm" table:end-y="0.501cm" draw:z-index="767" draw:name="Grafik 10" draw:style-name="gr1" draw:text-style-name="P1" svg:width="0.5cm" svg:height="0.5cm" svg:x="0.49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W8" table:end-x="0.439cm" table:end-y="0.501cm" draw:z-index="660" draw:name="Grafik 4" draw:style-name="gr1" draw:text-style-name="P1" svg:width="0.5cm" svg:height="0.5cm" svg:x="0.488cm" svg:y="0.001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X8" table:end-x="0.487cm" table:end-y="0.501cm" draw:z-index="519" draw:name="Grafik 12" draw:style-name="gr1" draw:text-style-name="P1" svg:width="0.5cm" svg:height="0.5cm" svg:x="0.535cm" svg:y="0.001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Y8" table:end-x="0.384cm" table:end-y="0.501cm" draw:z-index="734" draw:name="Grafik 17" draw:style-name="gr1" draw:text-style-name="P1" svg:width="0.45cm" svg:height="0.5cm" svg:x="0.482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Z8" table:end-x="0.381cm" table:end-y="0.501cm" draw:z-index="698" draw:name="Grafik 8" draw:style-name="gr1" draw:text-style-name="P1" svg:width="0.45cm" svg:height="0.5cm" svg:x="0.479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A8" table:end-x="0.485cm" table:end-y="0.501cm" draw:z-index="627" draw:name="Grafik 6" draw:style-name="gr1" draw:text-style-name="P1" svg:width="0.5cm" svg:height="0.5cm" svg:x="0.534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B8" table:end-x="0.484cm" table:end-y="0.501cm" draw:z-index="523" draw:name="Grafik 12" draw:style-name="gr1" draw:text-style-name="P1" svg:width="0.5cm" svg:height="0.5cm" svg:x="0.532cm" svg:y="0.001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AC8" table:end-x="0.484cm" table:end-y="0.501cm" draw:z-index="629" draw:name="Grafik 6" draw:style-name="gr1" draw:text-style-name="P1" svg:width="0.5cm" svg:height="0.5cm" svg:x="0.532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D8" table:end-x="0.369cm" table:end-y="0.501cm" draw:z-index="702" draw:name="Grafik 8" draw:style-name="gr1" draw:text-style-name="P1" svg:width="0.45cm" svg:height="0.5cm" svg:x="0.468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E8" table:end-x="0.367cm" table:end-y="0.501cm" draw:z-index="703" draw:name="Grafik 8" draw:style-name="gr1" draw:text-style-name="P1" svg:width="0.45cm" svg:height="0.5cm" svg:x="0.465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F8" table:end-x="0.414cm" table:end-y="0.501cm" draw:z-index="669" draw:name="Grafik 4" draw:style-name="gr1" draw:text-style-name="P1" svg:width="0.5cm" svg:height="0.5cm" svg:x="0.462cm" svg:y="0.001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AG8" table:end-x="0.412cm" table:end-y="0.501cm" draw:z-index="670" draw:name="Grafik 4" draw:style-name="gr1" draw:text-style-name="P1" svg:width="0.5cm" svg:height="0.5cm" svg:x="0.46cm" svg:y="0.001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AH8" table:end-x="0.408cm" table:end-y="0.501cm" draw:z-index="671" draw:name="Grafik 4" draw:style-name="gr1" draw:text-style-name="P1" svg:width="0.5cm" svg:height="0.5cm" svg:x="0.457cm" svg:y="0.001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AI8" table:end-x="0.406cm" table:end-y="0.501cm" draw:z-index="672" draw:name="Grafik 4" draw:style-name="gr1" draw:text-style-name="P1" svg:width="0.5cm" svg:height="0.5cm" svg:x="0.454cm" svg:y="0.001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AJ8" table:end-x="0.403cm" table:end-y="0.501cm" draw:z-index="673" draw:name="Grafik 4" draw:style-name="gr1" draw:text-style-name="P1" svg:width="0.5cm" svg:height="0.5cm" svg:x="0.451cm" svg:y="0.001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AK8" table:end-x="0.401cm" table:end-y="0.501cm" draw:z-index="674" draw:name="Grafik 4" draw:style-name="gr1" draw:text-style-name="P1" svg:width="0.5cm" svg:height="0.5cm" svg:x="0.449cm" svg:y="0.001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AL8" table:end-x="0.397cm" table:end-y="0.501cm" draw:z-index="639" draw:name="Grafik 4" draw:style-name="gr1" draw:text-style-name="P1" svg:width="0.5cm" svg:height="0.5cm" svg:x="0.446cm" svg:y="0.001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AM8" table:end-x="0.345cm" table:end-y="0.501cm" draw:z-index="1048" draw:name="Grafik 2" draw:style-name="gr1" draw:text-style-name="P1" svg:width="0.45cm" svg:height="0.5cm" svg:x="0.443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N8" table:end-x="0.342cm" table:end-y="0.501cm" draw:z-index="1076" draw:name="Grafik 8" draw:style-name="gr1" draw:text-style-name="P1" svg:width="0.45cm" svg:height="0.5cm" svg:x="0.44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O8" table:end-x="0.389cm" table:end-y="0.501cm" draw:z-index="1023" draw:name="Grafik 7" draw:style-name="gr1" draw:text-style-name="P1" svg:width="0.5cm" svg:height="0.5cm" svg:x="0.438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P8" table:end-x="0.386cm" table:end-y="0.501cm" draw:z-index="1024" draw:name="Grafik 7" draw:style-name="gr1" draw:text-style-name="P1" svg:width="0.5cm" svg:height="0.5cm" svg:x="0.434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Q8" table:end-x="0.384cm" table:end-y="0.501cm" draw:z-index="1034" draw:name="Grafik 12" draw:style-name="gr1" draw:text-style-name="P1" svg:width="0.5cm" svg:height="0.5cm" svg:x="0.432cm" svg:y="0.001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AR8" table:end-x="0.381cm" table:end-y="0.501cm" draw:z-index="1035" draw:name="Grafik 12" draw:style-name="gr1" draw:text-style-name="P1" svg:width="0.5cm" svg:height="0.5cm" svg:x="0.429cm" svg:y="0.001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AS8" table:end-x="0.378cm" table:end-y="0.501cm" draw:z-index="1063" draw:name="Grafik 6" draw:style-name="gr1" draw:text-style-name="P1" svg:width="0.5cm" svg:height="0.5cm" svg:x="0.427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T8" table:end-x="0.375cm" table:end-y="0.501cm" draw:z-index="1037" draw:name="Grafik 12" draw:style-name="gr1" draw:text-style-name="P1" svg:width="0.5cm" svg:height="0.5cm" svg:x="0.423cm" svg:y="0.001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AU8" table:end-x="0.323cm" table:end-y="0.501cm" draw:z-index="1092" draw:name="Grafik 17" draw:style-name="gr1" draw:text-style-name="P1" svg:width="0.45cm" svg:height="0.5cm" svg:x="0.421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8:50</text:p>
          </table:table-cell>
          <table:table-cell office:value-type="float" office:value="70">
            <text:p>70</text:p>
          </table:table-cell>
          <table:table-cell>
            <draw:frame table:end-cell-address="Tabelle1.AY8" table:end-x="0.423cm" table:end-y="0.501cm" draw:z-index="889" draw:name="Grafik 8" draw:style-name="gr1" draw:text-style-name="P1" svg:width="0.45cm" svg:height="0.5cm" svg:x="2.231cm" svg:y="0.001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/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AZ8:.BE8])" office:value-type="float" office:value="35">
            <text:p>35</text:p>
          </table:table-cell>
          <table:table-cell table:formula="of:=([.AZ8]*6+[.BA8]*5+[.BB8]*4+[.BC8]*3+[.BD8]*2+[.BE8])/10" office:value-type="float" office:value="18">
            <text:p>18</text:p>
          </table:table-cell>
          <table:table-cell/>
          <table:table-cell>
            <draw:frame table:end-cell-address="Tabelle1.BI8" table:end-x="0.408cm" table:end-y="0.501cm" draw:z-index="903" draw:name="Grafik 16" draw:style-name="gr1" draw:text-style-name="P1" svg:width="0.4cm" svg:height="0.5cm" svg:x="0.008cm" svg:y="0.001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SUM([.BJ8:.BL8])" office:value-type="float" office:value="22">
            <text:p>22</text:p>
          </table:table-cell>
          <table:table-cell table:style-name="ce3" table:formula="of:=([.BJ8]*3+[.BK8]*2+[.BL8])/10" office:value-type="float" office:value="5.2">
            <text:p>5,2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>
            <draw:frame table:end-cell-address="Tabelle1.B9" table:end-x="0.45cm" table:end-y="0.5cm" draw:z-index="35" draw:name="Grafik 8" draw:style-name="gr1" draw:text-style-name="P1" svg:width="0.45cm" svg:height="0.5cm" svg:x="0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D9" table:end-x="0.499cm" table:end-y="0.5cm" draw:z-index="464" draw:name="Grafik 7" draw:style-name="gr1" draw:text-style-name="P1" svg:width="0.5cm" svg:height="0.5cm" svg:x="0.547cm" svg:y="0cm">
              <draw:image xlink:href="Pictures/10000000000000E1000000E1B3F1E7A4.jpg" xlink:type="simple" xlink:show="embed" xlink:actuate="onLoad">
                <text:p/>
              </draw:image>
            </draw:frame>
            <draw:frame table:end-cell-address="Tabelle1.C9" table:end-x="0.499cm" table:end-y="0.5cm" draw:z-index="603" draw:name="Grafik 6" draw:style-name="gr1" draw:text-style-name="P1" svg:width="0.5cm" svg:height="0.5cm" svg:x="-0.001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E9" table:end-x="0.398cm" table:end-y="0.5cm" draw:z-index="325" draw:name="Grafik 21" draw:style-name="gr1" draw:text-style-name="P1" svg:width="0.4cm" svg:height="0.5cm" svg:x="0.547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F9" table:end-x="0.436cm" table:end-y="0.5cm" draw:z-index="821" draw:name="Grafik 8" draw:style-name="gr1" draw:text-style-name="P1" svg:width="0.45cm" svg:height="0.5cm" svg:x="0.534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G9" table:end-x="0.497cm" table:end-y="0.5cm" draw:z-index="432" draw:name="Grafik 15" draw:style-name="gr1" draw:text-style-name="P1" svg:width="0.5cm" svg:height="0.5cm" svg:x="0.545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H9" table:end-x="0.397cm" table:end-y="0.5cm" draw:z-index="328" draw:name="Grafik 21" draw:style-name="gr1" draw:text-style-name="P1" svg:width="0.4cm" svg:height="0.5cm" svg:x="0.545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I9" table:end-x="0.495cm" table:end-y="0.5cm" draw:z-index="119" draw:name="Grafik 3" draw:style-name="gr1" draw:text-style-name="P1" svg:width="0.5cm" svg:height="0.5cm" svg:x="0.544cm" svg:y="0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Tabelle1.J9" table:end-x="0.475cm" table:end-y="0.5cm" draw:z-index="647" draw:name="Grafik 4" draw:style-name="gr1" draw:text-style-name="P1" svg:width="0.5cm" svg:height="0.5cm" svg:x="0.523cm" svg:y="0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K9" table:end-x="0.495cm" table:end-y="0.5cm" draw:z-index="121" draw:name="Grafik 3" draw:style-name="gr1" draw:text-style-name="P1" svg:width="0.5cm" svg:height="0.5cm" svg:x="0.543cm" svg:y="0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Tabelle1.L9" table:end-x="0.393cm" table:end-y="0.5cm" draw:z-index="367" draw:name="Grafik 16" draw:style-name="gr1" draw:text-style-name="P1" svg:width="0.4cm" svg:height="0.5cm" svg:x="0.542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M9" table:end-x="0.393cm" table:end-y="0.5cm" draw:z-index="368" draw:name="Grafik 16" draw:style-name="gr1" draw:text-style-name="P1" svg:width="0.4cm" svg:height="0.5cm" svg:x="0.541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N9" table:end-x="0.414cm" table:end-y="0.5cm" draw:z-index="723" draw:name="Grafik 17" draw:style-name="gr1" draw:text-style-name="P1" svg:width="0.45cm" svg:height="0.5cm" svg:x="0.512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O9" table:end-x="0.492cm" table:end-y="0.5cm" draw:z-index="440" draw:name="Grafik 15" draw:style-name="gr1" draw:text-style-name="P1" svg:width="0.5cm" svg:height="0.5cm" svg:x="0.54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P9" table:end-x="0.358cm" table:end-y="0.5cm" draw:z-index="796" draw:name="Grafik 3" draw:style-name="gr1" draw:text-style-name="P1" svg:width="0.4cm" svg:height="0.5cm" svg:x="0.507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Q9" table:end-x="0.391cm" table:end-y="0.5cm" draw:z-index="372" draw:name="Grafik 16" draw:style-name="gr1" draw:text-style-name="P1" svg:width="0.4cm" svg:height="0.5cm" svg:x="0.539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R9" table:end-x="0.453cm" table:end-y="0.5cm" draw:z-index="763" draw:name="Grafik 10" draw:style-name="gr1" draw:text-style-name="P1" svg:width="0.5cm" svg:height="0.5cm" svg:x="0.501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S9" table:end-x="0.451cm" table:end-y="0.5cm" draw:z-index="764" draw:name="Grafik 10" draw:style-name="gr1" draw:text-style-name="P1" svg:width="0.5cm" svg:height="0.5cm" svg:x="0.499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T9" table:end-x="0.489cm" table:end-y="0.5cm" draw:z-index="515" draw:name="Grafik 12" draw:style-name="gr1" draw:text-style-name="P1" svg:width="0.5cm" svg:height="0.5cm" svg:x="0.538cm" svg:y="0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U9" table:end-x="0.439cm" table:end-y="0.5cm" draw:z-index="586" draw:name="Grafik 2" draw:style-name="gr1" draw:text-style-name="P1" svg:width="0.45cm" svg:height="0.5cm" svg:x="0.537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V9" table:end-x="0.388cm" table:end-y="0.5cm" draw:z-index="377" draw:name="Grafik 16" draw:style-name="gr1" draw:text-style-name="P1" svg:width="0.4cm" svg:height="0.5cm" svg:x="0.536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W9" table:end-x="0.389cm" table:end-y="0.5cm" draw:z-index="732" draw:name="Grafik 17" draw:style-name="gr1" draw:text-style-name="P1" svg:width="0.45cm" svg:height="0.5cm" svg:x="0.488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X9" table:end-x="0.467cm" table:end-y="0.48cm" draw:z-index="554" draw:name="Grafik 3" draw:style-name="gr1" draw:text-style-name="P1" svg:width="0.48cm" svg:height="0.48cm" svg:x="0.535cm" svg:y="0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Y9" table:end-x="0.486cm" table:end-y="0.5cm" draw:z-index="520" draw:name="Grafik 12" draw:style-name="gr1" draw:text-style-name="P1" svg:width="0.5cm" svg:height="0.5cm" svg:x="0.534cm" svg:y="0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Z9" table:end-x="0.431cm" table:end-y="0.5cm" draw:z-index="663" draw:name="Grafik 4" draw:style-name="gr1" draw:text-style-name="P1" svg:width="0.5cm" svg:height="0.5cm" svg:x="0.479cm" svg:y="0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AA9" table:end-x="0.385cm" table:end-y="0.5cm" draw:z-index="382" draw:name="Grafik 16" draw:style-name="gr1" draw:text-style-name="P1" svg:width="0.4cm" svg:height="0.5cm" svg:x="0.534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AB9" table:end-x="0.484cm" table:end-y="0.5cm" draw:z-index="628" draw:name="Grafik 6" draw:style-name="gr1" draw:text-style-name="P1" svg:width="0.5cm" svg:height="0.5cm" svg:x="0.532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C9" table:end-x="0.423cm" table:end-y="0.5cm" draw:z-index="666" draw:name="Grafik 4" draw:style-name="gr1" draw:text-style-name="P1" svg:width="0.5cm" svg:height="0.5cm" svg:x="0.471cm" svg:y="0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AD9" table:end-x="0.483cm" table:end-y="0.5cm" draw:z-index="525" draw:name="Grafik 12" draw:style-name="gr1" draw:text-style-name="P1" svg:width="0.5cm" svg:height="0.5cm" svg:x="0.532cm" svg:y="0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AE9" table:end-x="0.482cm" table:end-y="0.5cm" draw:z-index="526" draw:name="Grafik 12" draw:style-name="gr1" draw:text-style-name="P1" svg:width="0.5cm" svg:height="0.5cm" svg:x="0.53cm" svg:y="0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AF9" table:end-x="0.432cm" table:end-y="0.5cm" draw:z-index="597" draw:name="Grafik 2" draw:style-name="gr1" draw:text-style-name="P1" svg:width="0.45cm" svg:height="0.5cm" svg:x="0.53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G9" table:end-x="0.432cm" table:end-y="0.5cm" draw:z-index="598" draw:name="Grafik 2" draw:style-name="gr1" draw:text-style-name="P1" svg:width="0.45cm" svg:height="0.5cm" svg:x="0.53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H9" table:end-x="0.46cm" table:end-y="0.48cm" draw:z-index="564" draw:name="Grafik 3" draw:style-name="gr1" draw:text-style-name="P1" svg:width="0.48cm" svg:height="0.48cm" svg:x="0.529cm" svg:y="0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AI9" table:end-x="0.46cm" table:end-y="0.48cm" draw:z-index="565" draw:name="Grafik 3" draw:style-name="gr1" draw:text-style-name="P1" svg:width="0.48cm" svg:height="0.48cm" svg:x="0.528cm" svg:y="0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AJ9" table:end-x="0.46cm" table:end-y="0.48cm" draw:z-index="566" draw:name="Grafik 3" draw:style-name="gr1" draw:text-style-name="P1" svg:width="0.48cm" svg:height="0.48cm" svg:x="0.528cm" svg:y="0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AK9" table:end-x="0.459cm" table:end-y="0.48cm" draw:z-index="567" draw:name="Grafik 3" draw:style-name="gr1" draw:text-style-name="P1" svg:width="0.48cm" svg:height="0.48cm" svg:x="0.527cm" svg:y="0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AL9" table:end-x="0.478cm" table:end-y="0.5cm" draw:z-index="3" draw:name="Grafik 6" draw:style-name="gr1" draw:text-style-name="P1" svg:width="0.5cm" svg:height="0.5cm" svg:x="0.527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M9" table:end-x="0.375cm" table:end-y="0.48cm" draw:z-index="1039" draw:name="Grafik 3" draw:style-name="gr1" draw:text-style-name="P1" svg:width="0.48cm" svg:height="0.48cm" svg:x="0.443cm" svg:y="0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AN9" table:end-x="0.392cm" table:end-y="0.5cm" draw:z-index="1022" draw:name="Grafik 7" draw:style-name="gr1" draw:text-style-name="P1" svg:width="0.5cm" svg:height="0.5cm" svg:x="0.44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O9" table:end-x="0.389cm" table:end-y="0.5cm" draw:z-index="1032" draw:name="Grafik 12" draw:style-name="gr1" draw:text-style-name="P1" svg:width="0.5cm" svg:height="0.5cm" svg:x="0.438cm" svg:y="0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AP9" table:end-x="0.386cm" table:end-y="0.5cm" draw:z-index="1033" draw:name="Grafik 12" draw:style-name="gr1" draw:text-style-name="P1" svg:width="0.5cm" svg:height="0.5cm" svg:x="0.434cm" svg:y="0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AQ9" table:end-x="0.334cm" table:end-y="0.5cm" draw:z-index="1079" draw:name="Grafik 8" draw:style-name="gr1" draw:text-style-name="P1" svg:width="0.45cm" svg:height="0.5cm" svg:x="0.432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R9" table:end-x="0.331cm" table:end-y="0.5cm" draw:z-index="1080" draw:name="Grafik 8" draw:style-name="gr1" draw:text-style-name="P1" svg:width="0.45cm" svg:height="0.5cm" svg:x="0.429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S9" table:end-x="0.378cm" table:end-y="0.5cm" draw:z-index="1036" draw:name="Grafik 12" draw:style-name="gr1" draw:text-style-name="P1" svg:width="0.5cm" svg:height="0.5cm" svg:x="0.427cm" svg:y="0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AT9" table:end-x="0.325cm" table:end-y="0.5cm" draw:z-index="1082" draw:name="Grafik 8" draw:style-name="gr1" draw:text-style-name="P1" svg:width="0.45cm" svg:height="0.5cm" svg:x="0.423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U9" table:end-x="0.373cm" table:end-y="0.5cm" draw:z-index="1065" draw:name="Grafik 6" draw:style-name="gr1" draw:text-style-name="P1" svg:width="0.5cm" svg:height="0.5cm" svg:x="0.421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7:51</text:p>
          </table:table-cell>
          <table:table-cell office:value-type="float" office:value="68">
            <text:p>68</text:p>
          </table:table-cell>
          <table:table-cell>
            <draw:frame table:end-cell-address="Tabelle1.AY9" table:end-x="0.373cm" table:end-y="0.5cm" draw:z-index="890" draw:name="Grafik 3" draw:style-name="gr1" draw:text-style-name="P1" svg:width="0.4cm" svg:height="0.5cm" svg:x="2.231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SUM([.AZ9:.BE9])" office:value-type="float" office:value="25">
            <text:p>25</text:p>
          </table:table-cell>
          <table:table-cell table:formula="of:=([.AZ9]*6+[.BA9]*5+[.BB9]*4+[.BC9]*3+[.BD9]*2+[.BE9])/10" office:value-type="float" office:value="8.2">
            <text:p>8,2</text:p>
          </table:table-cell>
          <table:table-cell/>
          <table:table-cell>
            <draw:frame table:end-cell-address="Tabelle1.BI9" table:end-x="0.508cm" table:end-y="0.5cm" draw:z-index="904" draw:name="Grafik 1" draw:style-name="gr1" draw:text-style-name="P1" svg:width="0.5cm" svg:height="0.5cm" svg:x="0.008cm" svg:y="0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SUM([.BJ9:.BL9])" office:value-type="float" office:value="16">
            <text:p>16</text:p>
          </table:table-cell>
          <table:table-cell table:style-name="ce3" table:formula="of:=([.BJ9]*3+[.BK9]*2+[.BL9])/10" office:value-type="float" office:value="3.8">
            <text:p>3,8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>
            <draw:frame table:end-cell-address="Tabelle1.B10" table:end-x="0.5cm" table:end-y="0.5cm" draw:z-index="34" draw:name="Grafik 2" draw:style-name="gr1" draw:text-style-name="P1" svg:width="0.5cm" svg:height="0.5cm" svg:x="0cm" svg:y="0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C10" table:end-x="0.499cm" table:end-y="0.5cm" draw:z-index="498" draw:name="Grafik 12" draw:style-name="gr1" draw:text-style-name="P1" svg:width="0.5cm" svg:height="0.5cm" svg:x="-0.001cm" svg:y="0cm">
              <draw:image xlink:href="Pictures/10000201000004B00000046F82D4458B.png" xlink:type="simple" xlink:show="embed" xlink:actuate="onLoad">
                <text:p/>
              </draw:image>
            </draw:frame>
            <draw:frame table:end-cell-address="Tabelle1.D10" table:end-x="0.442cm" table:end-y="0.5cm" draw:z-index="713" draw:name="Grafik 17" draw:style-name="gr1" draw:text-style-name="P1" svg:width="0.45cm" svg:height="0.5cm" svg:x="0.54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E10" table:end-x="0.498cm" table:end-y="0.5cm" draw:z-index="605" draw:name="Grafik 6" draw:style-name="gr1" draw:text-style-name="P1" svg:width="0.5cm" svg:height="0.5cm" svg:x="0.547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F10" table:end-x="0.436cm" table:end-y="0.5cm" draw:z-index="715" draw:name="Grafik 17" draw:style-name="gr1" draw:text-style-name="P1" svg:width="0.45cm" svg:height="0.5cm" svg:x="0.534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G10" table:end-x="0.397cm" table:end-y="0.5cm" draw:z-index="327" draw:name="Grafik 21" draw:style-name="gr1" draw:text-style-name="P1" svg:width="0.4cm" svg:height="0.5cm" svg:x="0.545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H10" table:end-x="0.431cm" table:end-y="0.5cm" draw:z-index="717" draw:name="Grafik 17" draw:style-name="gr1" draw:text-style-name="P1" svg:width="0.45cm" svg:height="0.5cm" svg:x="0.529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I10" table:end-x="0.395cm" table:end-y="0.5cm" draw:z-index="364" draw:name="Grafik 16" draw:style-name="gr1" draw:text-style-name="P1" svg:width="0.4cm" svg:height="0.5cm" svg:x="0.544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J10" table:end-x="0.495cm" table:end-y="0.5cm" draw:z-index="435" draw:name="Grafik 15" draw:style-name="gr1" draw:text-style-name="P1" svg:width="0.5cm" svg:height="0.5cm" svg:x="0.543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K10" table:end-x="0.395cm" table:end-y="0.5cm" draw:z-index="366" draw:name="Grafik 16" draw:style-name="gr1" draw:text-style-name="P1" svg:width="0.4cm" svg:height="0.5cm" svg:x="0.543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L10" table:end-x="0.493cm" table:end-y="0.5cm" draw:z-index="437" draw:name="Grafik 15" draw:style-name="gr1" draw:text-style-name="P1" svg:width="0.5cm" svg:height="0.5cm" svg:x="0.542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M10" table:end-x="0.467cm" table:end-y="0.5cm" draw:z-index="650" draw:name="Grafik 4" draw:style-name="gr1" draw:text-style-name="P1" svg:width="0.5cm" svg:height="0.5cm" svg:x="0.515cm" svg:y="0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N10" table:end-x="0.493cm" table:end-y="0.5cm" draw:z-index="509" draw:name="Grafik 12" draw:style-name="gr1" draw:text-style-name="P1" svg:width="0.5cm" svg:height="0.5cm" svg:x="0.541cm" svg:y="0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O10" table:end-x="0.492cm" table:end-y="0.5cm" draw:z-index="125" draw:name="Grafik 3" draw:style-name="gr1" draw:text-style-name="P1" svg:width="0.5cm" svg:height="0.5cm" svg:x="0.54cm" svg:y="0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Tabelle1.P10" table:end-x="0.491cm" table:end-y="0.5cm" draw:z-index="441" draw:name="Grafik 15" draw:style-name="gr1" draw:text-style-name="P1" svg:width="0.5cm" svg:height="0.5cm" svg:x="0.54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Q10" table:end-x="0.456cm" table:end-y="0.5cm" draw:z-index="762" draw:name="Grafik 10" draw:style-name="gr1" draw:text-style-name="P1" svg:width="0.5cm" svg:height="0.5cm" svg:x="0.504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R10" table:end-x="0.39cm" table:end-y="0.5cm" draw:z-index="373" draw:name="Grafik 16" draw:style-name="gr1" draw:text-style-name="P1" svg:width="0.4cm" svg:height="0.5cm" svg:x="0.538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S10" table:end-x="0.49cm" table:end-y="0.5cm" draw:z-index="164" draw:name="Grafik 18" draw:style-name="gr1" draw:text-style-name="P1" svg:width="0.5cm" svg:height="0.5cm" svg:x="0.538cm" svg:y="0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T10" table:end-x="0.389cm" table:end-y="0.5cm" draw:z-index="375" draw:name="Grafik 16" draw:style-name="gr1" draw:text-style-name="P1" svg:width="0.4cm" svg:height="0.5cm" svg:x="0.538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U10" table:end-x="0.445cm" table:end-y="0.5cm" draw:z-index="766" draw:name="Grafik 10" draw:style-name="gr1" draw:text-style-name="P1" svg:width="0.5cm" svg:height="0.5cm" svg:x="0.493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V10" table:end-x="0.438cm" table:end-y="0.5cm" draw:z-index="587" draw:name="Grafik 2" draw:style-name="gr1" draw:text-style-name="P1" svg:width="0.45cm" svg:height="0.5cm" svg:x="0.536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W10" table:end-x="0.467cm" table:end-y="0.48cm" draw:z-index="553" draw:name="Grafik 3" draw:style-name="gr1" draw:text-style-name="P1" svg:width="0.48cm" svg:height="0.48cm" svg:x="0.536cm" svg:y="0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X10" table:end-x="0.436cm" table:end-y="0.5cm" draw:z-index="661" draw:name="Grafik 4" draw:style-name="gr1" draw:text-style-name="P1" svg:width="0.5cm" svg:height="0.5cm" svg:x="0.484cm" svg:y="0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Y10" table:end-x="0.466cm" table:end-y="0.48cm" draw:z-index="555" draw:name="Grafik 3" draw:style-name="gr1" draw:text-style-name="P1" svg:width="0.48cm" svg:height="0.48cm" svg:x="0.534cm" svg:y="0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Z10" table:end-x="0.486cm" table:end-y="0.5cm" draw:z-index="521" draw:name="Grafik 12" draw:style-name="gr1" draw:text-style-name="P1" svg:width="0.5cm" svg:height="0.5cm" svg:x="0.534cm" svg:y="0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AA10" table:end-x="0.485cm" table:end-y="0.5cm" draw:z-index="172" draw:name="Grafik 18" draw:style-name="gr1" draw:text-style-name="P1" svg:width="0.5cm" svg:height="0.5cm" svg:x="0.534cm" svg:y="0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AB10" table:end-x="0.425cm" table:end-y="0.5cm" draw:z-index="665" draw:name="Grafik 4" draw:style-name="gr1" draw:text-style-name="P1" svg:width="0.5cm" svg:height="0.5cm" svg:x="0.473cm" svg:y="0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AC10" table:end-x="0.373cm" table:end-y="0.5cm" draw:z-index="701" draw:name="Grafik 8" draw:style-name="gr1" draw:text-style-name="P1" svg:width="0.45cm" svg:height="0.5cm" svg:x="0.471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D10" table:end-x="0.483cm" table:end-y="0.5cm" draw:z-index="630" draw:name="Grafik 6" draw:style-name="gr1" draw:text-style-name="P1" svg:width="0.5cm" svg:height="0.5cm" svg:x="0.532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E10" table:end-x="0.482cm" table:end-y="0.5cm" draw:z-index="631" draw:name="Grafik 6" draw:style-name="gr1" draw:text-style-name="P1" svg:width="0.5cm" svg:height="0.5cm" svg:x="0.53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F10" table:end-x="0.482cm" table:end-y="0.5cm" draw:z-index="527" draw:name="Grafik 12" draw:style-name="gr1" draw:text-style-name="P1" svg:width="0.5cm" svg:height="0.5cm" svg:x="0.53cm" svg:y="0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AG10" table:end-x="0.462cm" table:end-y="0.48cm" draw:z-index="563" draw:name="Grafik 3" draw:style-name="gr1" draw:text-style-name="P1" svg:width="0.48cm" svg:height="0.48cm" svg:x="0.53cm" svg:y="0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AH10" table:end-x="0.43cm" table:end-y="0.5cm" draw:z-index="599" draw:name="Grafik 2" draw:style-name="gr1" draw:text-style-name="P1" svg:width="0.45cm" svg:height="0.5cm" svg:x="0.529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I10" table:end-x="0.48cm" table:end-y="0.5cm" draw:z-index="530" draw:name="Grafik 12" draw:style-name="gr1" draw:text-style-name="P1" svg:width="0.5cm" svg:height="0.5cm" svg:x="0.528cm" svg:y="0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AJ10" table:end-x="0.48cm" table:end-y="0.5cm" draw:z-index="531" draw:name="Grafik 12" draw:style-name="gr1" draw:text-style-name="P1" svg:width="0.5cm" svg:height="0.5cm" svg:x="0.528cm" svg:y="0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AK10" table:end-x="0.479cm" table:end-y="0.5cm" draw:z-index="532" draw:name="Grafik 12" draw:style-name="gr1" draw:text-style-name="P1" svg:width="0.5cm" svg:height="0.5cm" svg:x="0.527cm" svg:y="0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AL10" table:end-x="0.428cm" table:end-y="0.5cm" draw:z-index="4" draw:name="Grafik 2" draw:style-name="gr1" draw:text-style-name="P1" svg:width="0.45cm" svg:height="0.5cm" svg:x="0.527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M10" table:end-x="0.395cm" table:end-y="0.5cm" draw:z-index="1030" draw:name="Grafik 12" draw:style-name="gr1" draw:text-style-name="P1" svg:width="0.5cm" svg:height="0.5cm" svg:x="0.443cm" svg:y="0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AN10" table:end-x="0.372cm" table:end-y="0.48cm" draw:z-index="1040" draw:name="Grafik 3" draw:style-name="gr1" draw:text-style-name="P1" svg:width="0.48cm" svg:height="0.48cm" svg:x="0.44cm" svg:y="0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AO10" table:end-x="0.339cm" table:end-y="0.5cm" draw:z-index="1077" draw:name="Grafik 8" draw:style-name="gr1" draw:text-style-name="P1" svg:width="0.45cm" svg:height="0.5cm" svg:x="0.438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P10" table:end-x="0.386cm" table:end-y="0.5cm" draw:z-index="1060" draw:name="Grafik 6" draw:style-name="gr1" draw:text-style-name="P1" svg:width="0.5cm" svg:height="0.5cm" svg:x="0.434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Q10" table:end-x="0.384cm" table:end-y="0.5cm" draw:z-index="1025" draw:name="Grafik 7" draw:style-name="gr1" draw:text-style-name="P1" svg:width="0.5cm" svg:height="0.5cm" svg:x="0.432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R10" table:end-x="0.381cm" table:end-y="0.5cm" draw:z-index="1062" draw:name="Grafik 6" draw:style-name="gr1" draw:text-style-name="P1" svg:width="0.5cm" svg:height="0.5cm" svg:x="0.429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S10" table:end-x="0.328cm" table:end-y="0.5cm" draw:z-index="1081" draw:name="Grafik 8" draw:style-name="gr1" draw:text-style-name="P1" svg:width="0.45cm" svg:height="0.5cm" svg:x="0.427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T10" table:end-x="0.375cm" table:end-y="0.5cm" draw:z-index="1064" draw:name="Grafik 6" draw:style-name="gr1" draw:text-style-name="P1" svg:width="0.5cm" svg:height="0.5cm" svg:x="0.423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U10" table:end-x="0.323cm" table:end-y="0.5cm" draw:z-index="1083" draw:name="Grafik 8" draw:style-name="gr1" draw:text-style-name="P1" svg:width="0.45cm" svg:height="0.5cm" svg:x="0.421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9:54</text:p>
          </table:table-cell>
          <table:table-cell office:value-type="float" office:value="66">
            <text:p>66</text:p>
          </table:table-cell>
          <table:table-cell>
            <draw:frame table:end-cell-address="Tabelle1.AY10" table:end-x="0.423cm" table:end-y="0.5cm" draw:z-index="891" draw:name="Grafik 17" draw:style-name="gr1" draw:text-style-name="P1" svg:width="0.45cm" svg:height="0.5cm" svg:x="2.231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SUM([.AZ10:.BE10])" office:value-type="float" office:value="25">
            <text:p>25</text:p>
          </table:table-cell>
          <table:table-cell table:formula="of:=([.AZ10]*6+[.BA10]*5+[.BB10]*4+[.BC10]*3+[.BD10]*2+[.BE10])/10" office:value-type="float" office:value="6.6">
            <text:p>6,6</text:p>
          </table:table-cell>
          <table:table-cell/>
          <table:table-cell>
            <draw:frame table:end-cell-address="Tabelle1.BI10" table:end-x="0.508cm" table:end-y="0.5cm" draw:z-index="905" draw:name="Grafik 2" draw:style-name="gr1" draw:text-style-name="P1" svg:width="0.5cm" svg:height="0.5cm" svg:x="0.008cm" svg:y="0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formula="of:=SUM([.BJ10:.BL10])" office:value-type="float" office:value="20">
            <text:p>20</text:p>
          </table:table-cell>
          <table:table-cell table:style-name="ce3" table:formula="of:=([.BJ10]*3+[.BK10]*2+[.BL10])/10" office:value-type="float" office:value="2.9">
            <text:p>2,9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>
            <draw:frame table:end-cell-address="Tabelle1.B11" table:end-x="0.4cm" table:end-y="0.501cm" draw:z-index="33" draw:name="Grafik 21" draw:style-name="gr1" draw:text-style-name="P1" svg:width="0.4cm" svg:height="0.5cm" svg:x="0cm" svg:y="0.001cm">
              <draw:image xlink:href="Pictures/10000000000000B40000011725827FED.jpg" xlink:type="simple" xlink:show="embed" xlink:actuate="onLoad">
                <text:p/>
              </draw:image>
            </draw:frame>
            <draw:frame table:end-cell-address="Tabelle1.C11" table:end-x="0.445cm" table:end-y="0.501cm" draw:z-index="675" draw:name="Grafik 8" draw:style-name="gr1" draw:text-style-name="P1" svg:width="0.45cm" svg:height="0.5cm" svg:x="0.543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D11" table:end-x="0.492cm" table:end-y="0.501cm" draw:z-index="641" draw:name="Grafik 4" draw:style-name="gr1" draw:text-style-name="P1" svg:width="0.5cm" svg:height="0.5cm" svg:x="0.54cm" svg:y="0.001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E11" table:end-x="0.439cm" table:end-y="0.501cm" draw:z-index="677" draw:name="Grafik 8" draw:style-name="gr1" draw:text-style-name="P1" svg:width="0.45cm" svg:height="0.5cm" svg:x="0.538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F11" table:end-x="0.497cm" table:end-y="0.501cm" draw:z-index="606" draw:name="Grafik 6" draw:style-name="gr1" draw:text-style-name="P1" svg:width="0.5cm" svg:height="0.5cm" svg:x="0.545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G11" table:end-x="0.434cm" table:end-y="0.501cm" draw:z-index="716" draw:name="Grafik 17" draw:style-name="gr1" draw:text-style-name="P1" svg:width="0.45cm" svg:height="0.5cm" svg:x="0.532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H11" table:end-x="0.397cm" table:end-y="0.501cm" draw:z-index="363" draw:name="Grafik 16" draw:style-name="gr1" draw:text-style-name="P1" svg:width="0.4cm" svg:height="0.5cm" svg:x="0.545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I11" table:end-x="0.475cm" table:end-y="0.481cm" draw:z-index="539" draw:name="Grafik 3" draw:style-name="gr1" draw:text-style-name="P1" svg:width="0.48cm" svg:height="0.48cm" svg:x="0.544cm" svg:y="0.001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J11" table:end-x="0.375cm" table:end-y="0.501cm" draw:z-index="790" draw:name="Grafik 3" draw:style-name="gr1" draw:text-style-name="P1" svg:width="0.4cm" svg:height="0.5cm" svg:x="0.523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K11" table:end-x="0.445cm" table:end-y="0.501cm" draw:z-index="576" draw:name="Grafik 2" draw:style-name="gr1" draw:text-style-name="P1" svg:width="0.45cm" svg:height="0.5cm" svg:x="0.543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L11" table:end-x="0.493cm" table:end-y="0.501cm" draw:z-index="122" draw:name="Grafik 3" draw:style-name="gr1" draw:text-style-name="P1" svg:width="0.5cm" svg:height="0.5cm" svg:x="0.542cm" svg:y="0.001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Tabelle1.M11" table:end-x="0.367cm" table:end-y="0.501cm" draw:z-index="793" draw:name="Grafik 3" draw:style-name="gr1" draw:text-style-name="P1" svg:width="0.4cm" svg:height="0.5cm" svg:x="0.515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N11" table:end-x="0.493cm" table:end-y="0.501cm" draw:z-index="124" draw:name="Grafik 3" draw:style-name="gr1" draw:text-style-name="P1" svg:width="0.5cm" svg:height="0.5cm" svg:x="0.541cm" svg:y="0.001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Tabelle1.O11" table:end-x="0.412cm" table:end-y="0.501cm" draw:z-index="724" draw:name="Grafik 17" draw:style-name="gr1" draw:text-style-name="P1" svg:width="0.45cm" svg:height="0.5cm" svg:x="0.51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P11" table:end-x="0.491cm" table:end-y="0.501cm" draw:z-index="126" draw:name="Grafik 3" draw:style-name="gr1" draw:text-style-name="P1" svg:width="0.5cm" svg:height="0.5cm" svg:x="0.54cm" svg:y="0.001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Tabelle1.Q11" table:end-x="0.491cm" table:end-y="0.501cm" draw:z-index="442" draw:name="Grafik 15" draw:style-name="gr1" draw:text-style-name="P1" svg:width="0.5cm" svg:height="0.5cm" svg:x="0.539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R11" table:end-x="0.49cm" table:end-y="0.501cm" draw:z-index="618" draw:name="Grafik 6" draw:style-name="gr1" draw:text-style-name="P1" svg:width="0.5cm" svg:height="0.5cm" svg:x="0.538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S11" table:end-x="0.39cm" table:end-y="0.501cm" draw:z-index="374" draw:name="Grafik 16" draw:style-name="gr1" draw:text-style-name="P1" svg:width="0.4cm" svg:height="0.5cm" svg:x="0.538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T11" table:end-x="0.439cm" table:end-y="0.501cm" draw:z-index="585" draw:name="Grafik 2" draw:style-name="gr1" draw:text-style-name="P1" svg:width="0.45cm" svg:height="0.5cm" svg:x="0.538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U11" table:end-x="0.469cm" table:end-y="0.481cm" draw:z-index="551" draw:name="Grafik 3" draw:style-name="gr1" draw:text-style-name="P1" svg:width="0.48cm" svg:height="0.48cm" svg:x="0.537cm" svg:y="0.001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V11" table:end-x="0.468cm" table:end-y="0.481cm" draw:z-index="552" draw:name="Grafik 3" draw:style-name="gr1" draw:text-style-name="P1" svg:width="0.48cm" svg:height="0.48cm" svg:x="0.536cm" svg:y="0.001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W11" table:end-x="0.487cm" table:end-y="0.501cm" draw:z-index="518" draw:name="Grafik 12" draw:style-name="gr1" draw:text-style-name="P1" svg:width="0.5cm" svg:height="0.5cm" svg:x="0.536cm" svg:y="0.001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X11" table:end-x="0.386cm" table:end-y="0.501cm" draw:z-index="733" draw:name="Grafik 17" draw:style-name="gr1" draw:text-style-name="P1" svg:width="0.45cm" svg:height="0.5cm" svg:x="0.484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Y11" table:end-x="0.434cm" table:end-y="0.501cm" draw:z-index="662" draw:name="Grafik 4" draw:style-name="gr1" draw:text-style-name="P1" svg:width="0.5cm" svg:height="0.5cm" svg:x="0.482cm" svg:y="0.001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Z11" table:end-x="0.436cm" table:end-y="0.501cm" draw:z-index="591" draw:name="Grafik 2" draw:style-name="gr1" draw:text-style-name="P1" svg:width="0.45cm" svg:height="0.5cm" svg:x="0.534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A11" table:end-x="0.378cm" table:end-y="0.501cm" draw:z-index="699" draw:name="Grafik 8" draw:style-name="gr1" draw:text-style-name="P1" svg:width="0.45cm" svg:height="0.5cm" svg:x="0.477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B11" table:end-x="0.375cm" table:end-y="0.501cm" draw:z-index="700" draw:name="Grafik 8" draw:style-name="gr1" draw:text-style-name="P1" svg:width="0.45cm" svg:height="0.5cm" svg:x="0.473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C11" table:end-x="0.384cm" table:end-y="0.501cm" draw:z-index="384" draw:name="Grafik 16" draw:style-name="gr1" draw:text-style-name="P1" svg:width="0.4cm" svg:height="0.5cm" svg:x="0.532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AD11" table:end-x="0.463cm" table:end-y="0.481cm" draw:z-index="560" draw:name="Grafik 3" draw:style-name="gr1" draw:text-style-name="P1" svg:width="0.48cm" svg:height="0.48cm" svg:x="0.532cm" svg:y="0.001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AE11" table:end-x="0.462cm" table:end-y="0.481cm" draw:z-index="561" draw:name="Grafik 3" draw:style-name="gr1" draw:text-style-name="P1" svg:width="0.48cm" svg:height="0.48cm" svg:x="0.53cm" svg:y="0.001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AF11" table:end-x="0.482cm" table:end-y="0.501cm" draw:z-index="632" draw:name="Grafik 6" draw:style-name="gr1" draw:text-style-name="P1" svg:width="0.5cm" svg:height="0.5cm" svg:x="0.53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G11" table:end-x="0.482cm" table:end-y="0.501cm" draw:z-index="528" draw:name="Grafik 12" draw:style-name="gr1" draw:text-style-name="P1" svg:width="0.5cm" svg:height="0.5cm" svg:x="0.53cm" svg:y="0.001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AH11" table:end-x="0.48cm" table:end-y="0.501cm" draw:z-index="634" draw:name="Grafik 6" draw:style-name="gr1" draw:text-style-name="P1" svg:width="0.5cm" svg:height="0.5cm" svg:x="0.529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I11" table:end-x="0.43cm" table:end-y="0.501cm" draw:z-index="600" draw:name="Grafik 2" draw:style-name="gr1" draw:text-style-name="P1" svg:width="0.45cm" svg:height="0.5cm" svg:x="0.528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J11" table:end-x="0.48cm" table:end-y="0.501cm" draw:z-index="636" draw:name="Grafik 6" draw:style-name="gr1" draw:text-style-name="P1" svg:width="0.5cm" svg:height="0.5cm" svg:x="0.528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K11" table:end-x="0.479cm" table:end-y="0.501cm" draw:z-index="637" draw:name="Grafik 6" draw:style-name="gr1" draw:text-style-name="P1" svg:width="0.5cm" svg:height="0.5cm" svg:x="0.527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L11" table:end-x="0.458cm" table:end-y="0.481cm" draw:z-index="5" draw:name="Grafik 3" draw:style-name="gr1" draw:text-style-name="P1" svg:width="0.48cm" svg:height="0.48cm" svg:x="0.527cm" svg:y="0.001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AM11" table:end-x="0.395cm" table:end-y="0.501cm" draw:z-index="1066" draw:name="Grafik 4" draw:style-name="gr1" draw:text-style-name="P1" svg:width="0.5cm" svg:height="0.5cm" svg:x="0.443cm" svg:y="0.001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AN11" table:end-x="0.392cm" table:end-y="0.501cm" draw:z-index="1031" draw:name="Grafik 12" draw:style-name="gr1" draw:text-style-name="P1" svg:width="0.5cm" svg:height="0.5cm" svg:x="0.44cm" svg:y="0.001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AO11" table:end-x="0.369cm" table:end-y="0.481cm" draw:z-index="1041" draw:name="Grafik 3" draw:style-name="gr1" draw:text-style-name="P1" svg:width="0.48cm" svg:height="0.48cm" svg:x="0.438cm" svg:y="0.001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AP11" table:end-x="0.336cm" table:end-y="0.501cm" draw:z-index="1078" draw:name="Grafik 8" draw:style-name="gr1" draw:text-style-name="P1" svg:width="0.45cm" svg:height="0.5cm" svg:x="0.434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Q11" table:end-x="0.364cm" table:end-y="0.481cm" draw:z-index="1043" draw:name="Grafik 3" draw:style-name="gr1" draw:text-style-name="P1" svg:width="0.48cm" svg:height="0.48cm" svg:x="0.432cm" svg:y="0.001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AR11" table:end-x="0.381cm" table:end-y="0.501cm" draw:z-index="1026" draw:name="Grafik 7" draw:style-name="gr1" draw:text-style-name="P1" svg:width="0.5cm" svg:height="0.5cm" svg:x="0.429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S11" table:end-x="0.378cm" table:end-y="0.501cm" draw:z-index="1072" draw:name="Grafik 4" draw:style-name="gr1" draw:text-style-name="P1" svg:width="0.5cm" svg:height="0.5cm" svg:x="0.427cm" svg:y="0.001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AT11" table:end-x="0.355cm" table:end-y="0.481cm" draw:z-index="1046" draw:name="Grafik 3" draw:style-name="gr1" draw:text-style-name="P1" svg:width="0.48cm" svg:height="0.48cm" svg:x="0.423cm" svg:y="0.001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AU11" table:end-x="0.373cm" table:end-y="0.501cm" draw:z-index="1029" draw:name="Grafik 7" draw:style-name="gr1" draw:text-style-name="P1" svg:width="0.5cm" svg:height="0.5cm" svg:x="0.421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62:64</text:p>
          </table:table-cell>
          <table:table-cell office:value-type="float" office:value="64">
            <text:p>64</text:p>
          </table:table-cell>
          <table:table-cell>
            <draw:frame table:end-cell-address="Tabelle1.AY11" table:end-x="0.473cm" table:end-y="0.501cm" draw:z-index="892" draw:name="Grafik 12" draw:style-name="gr1" draw:text-style-name="P1" svg:width="0.5cm" svg:height="0.5cm" svg:x="2.231cm" svg:y="0.001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AZ11:.BE11])" office:value-type="float" office:value="17">
            <text:p>17</text:p>
          </table:table-cell>
          <table:table-cell table:formula="of:=([.AZ11]*6+[.BA11]*5+[.BB11]*4+[.BC11]*3+[.BD11]*2+[.BE11])/10" office:value-type="float" office:value="6.1">
            <text:p>6,1</text:p>
          </table:table-cell>
          <table:table-cell/>
          <table:table-cell>
            <draw:frame table:end-cell-address="Tabelle1.BI11" table:end-x="0.408cm" table:end-y="0.501cm" draw:z-index="906" draw:name="Grafik 2" draw:style-name="gr1" draw:text-style-name="P1" svg:width="0.4cm" svg:height="0.5cm" svg:x="0.008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SUM([.BJ11:.BL11])" office:value-type="float" office:value="10">
            <text:p>10</text:p>
          </table:table-cell>
          <table:table-cell table:style-name="ce3" table:formula="of:=([.BJ11]*3+[.BK11]*2+[.BL11])/10" office:value-type="float" office:value="1.8">
            <text:p>1,8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>
            <draw:frame table:end-cell-address="Tabelle1.B12" table:end-x="0.5cm" table:end-y="0.5cm" draw:z-index="32" draw:name="Grafik 6" draw:style-name="gr1" draw:text-style-name="P1" svg:width="0.5cm" svg:height="0.5cm" svg:x="0cm" svg:y="0cm">
              <draw:image xlink:href="Pictures/10000000000000E0000000E01F1706BE.jpg" xlink:type="simple" xlink:show="embed" xlink:actuate="onLoad">
                <text:p/>
              </draw:image>
            </draw:frame>
            <draw:frame table:end-cell-address="Tabelle1.C12" table:end-x="0.395cm" table:end-y="0.5cm" draw:z-index="783" draw:name="Grafik 3" draw:style-name="gr1" draw:text-style-name="P1" svg:width="0.4cm" svg:height="0.5cm" svg:x="0.543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D12" table:end-x="0.499cm" table:end-y="0.5cm" draw:z-index="149" draw:name="Grafik 18" draw:style-name="gr1" draw:text-style-name="P1" svg:width="0.5cm" svg:height="0.5cm" svg:x="0.547cm" svg:y="0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E12" table:end-x="0.478cm" table:end-y="0.48cm" draw:z-index="535" draw:name="Grafik 3" draw:style-name="gr1" draw:text-style-name="P1" svg:width="0.48cm" svg:height="0.48cm" svg:x="0.547cm" svg:y="0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F12" table:end-x="0.497cm" table:end-y="0.5cm" draw:z-index="396" draw:name="Grafik 19" draw:style-name="gr1" draw:text-style-name="P1" svg:width="0.5cm" svg:height="0.5cm" svg:x="0.545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G12" table:end-x="0.397cm" table:end-y="0.5cm" draw:z-index="362" draw:name="Grafik 16" draw:style-name="gr1" draw:text-style-name="P1" svg:width="0.4cm" svg:height="0.5cm" svg:x="0.545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H12" table:end-x="0.381cm" table:end-y="0.5cm" draw:z-index="788" draw:name="Grafik 3" draw:style-name="gr1" draw:text-style-name="P1" svg:width="0.4cm" svg:height="0.5cm" svg:x="0.529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I12" table:end-x="0.395cm" table:end-y="0.5cm" draw:z-index="329" draw:name="Grafik 21" draw:style-name="gr1" draw:text-style-name="P1" svg:width="0.4cm" svg:height="0.5cm" svg:x="0.544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J12" table:end-x="0.475cm" table:end-y="0.48cm" draw:z-index="540" draw:name="Grafik 3" draw:style-name="gr1" draw:text-style-name="P1" svg:width="0.48cm" svg:height="0.48cm" svg:x="0.543cm" svg:y="0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K12" table:end-x="0.495cm" table:end-y="0.5cm" draw:z-index="436" draw:name="Grafik 15" draw:style-name="gr1" draw:text-style-name="P1" svg:width="0.5cm" svg:height="0.5cm" svg:x="0.543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L12" table:end-x="0.443cm" table:end-y="0.5cm" draw:z-index="577" draw:name="Grafik 2" draw:style-name="gr1" draw:text-style-name="P1" svg:width="0.45cm" svg:height="0.5cm" svg:x="0.542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M12" table:end-x="0.443cm" table:end-y="0.5cm" draw:z-index="578" draw:name="Grafik 2" draw:style-name="gr1" draw:text-style-name="P1" svg:width="0.45cm" svg:height="0.5cm" svg:x="0.541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N12" table:end-x="0.393cm" table:end-y="0.5cm" draw:z-index="334" draw:name="Grafik 21" draw:style-name="gr1" draw:text-style-name="P1" svg:width="0.4cm" svg:height="0.5cm" svg:x="0.541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O12" table:end-x="0.392cm" table:end-y="0.5cm" draw:z-index="335" draw:name="Grafik 21" draw:style-name="gr1" draw:text-style-name="P1" svg:width="0.4cm" svg:height="0.5cm" svg:x="0.54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P12" table:end-x="0.491cm" table:end-y="0.5cm" draw:z-index="161" draw:name="Grafik 18" draw:style-name="gr1" draw:text-style-name="P1" svg:width="0.5cm" svg:height="0.5cm" svg:x="0.54cm" svg:y="0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Q12" table:end-x="0.491cm" table:end-y="0.5cm" draw:z-index="127" draw:name="Grafik 3" draw:style-name="gr1" draw:text-style-name="P1" svg:width="0.5cm" svg:height="0.5cm" svg:x="0.539cm" svg:y="0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Tabelle1.R12" table:end-x="0.49cm" table:end-y="0.5cm" draw:z-index="478" draw:name="Grafik 7" draw:style-name="gr1" draw:text-style-name="P1" svg:width="0.5cm" svg:height="0.5cm" svg:x="0.538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S12" table:end-x="0.44cm" table:end-y="0.5cm" draw:z-index="584" draw:name="Grafik 2" draw:style-name="gr1" draw:text-style-name="P1" svg:width="0.45cm" svg:height="0.5cm" svg:x="0.538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T12" table:end-x="0.469cm" table:end-y="0.48cm" draw:z-index="550" draw:name="Grafik 3" draw:style-name="gr1" draw:text-style-name="P1" svg:width="0.48cm" svg:height="0.48cm" svg:x="0.538cm" svg:y="0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U12" table:end-x="0.489cm" table:end-y="0.5cm" draw:z-index="516" draw:name="Grafik 12" draw:style-name="gr1" draw:text-style-name="P1" svg:width="0.5cm" svg:height="0.5cm" svg:x="0.537cm" svg:y="0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V12" table:end-x="0.488cm" table:end-y="0.5cm" draw:z-index="517" draw:name="Grafik 12" draw:style-name="gr1" draw:text-style-name="P1" svg:width="0.5cm" svg:height="0.5cm" svg:x="0.536cm" svg:y="0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W12" table:end-x="0.487cm" table:end-y="0.5cm" draw:z-index="623" draw:name="Grafik 6" draw:style-name="gr1" draw:text-style-name="P1" svg:width="0.5cm" svg:height="0.5cm" svg:x="0.536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X12" table:end-x="0.487cm" table:end-y="0.5cm" draw:z-index="169" draw:name="Grafik 18" draw:style-name="gr1" draw:text-style-name="P1" svg:width="0.5cm" svg:height="0.5cm" svg:x="0.535cm" svg:y="0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Y12" table:end-x="0.436cm" table:end-y="0.5cm" draw:z-index="590" draw:name="Grafik 2" draw:style-name="gr1" draw:text-style-name="P1" svg:width="0.45cm" svg:height="0.5cm" svg:x="0.534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Z12" table:end-x="0.486cm" table:end-y="0.5cm" draw:z-index="626" draw:name="Grafik 6" draw:style-name="gr1" draw:text-style-name="P1" svg:width="0.5cm" svg:height="0.5cm" svg:x="0.534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A12" table:end-x="0.428cm" table:end-y="0.5cm" draw:z-index="664" draw:name="Grafik 4" draw:style-name="gr1" draw:text-style-name="P1" svg:width="0.5cm" svg:height="0.5cm" svg:x="0.477cm" svg:y="0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AB12" table:end-x="0.484cm" table:end-y="0.5cm" draw:z-index="173" draw:name="Grafik 18" draw:style-name="gr1" draw:text-style-name="P1" svg:width="0.5cm" svg:height="0.5cm" svg:x="0.532cm" svg:y="0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AC12" table:end-x="0.464cm" table:end-y="0.48cm" draw:z-index="559" draw:name="Grafik 3" draw:style-name="gr1" draw:text-style-name="P1" svg:width="0.48cm" svg:height="0.48cm" svg:x="0.532cm" svg:y="0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AD12" table:end-x="0.383cm" table:end-y="0.5cm" draw:z-index="385" draw:name="Grafik 16" draw:style-name="gr1" draw:text-style-name="P1" svg:width="0.4cm" svg:height="0.5cm" svg:x="0.532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AE12" table:end-x="0.382cm" table:end-y="0.5cm" draw:z-index="386" draw:name="Grafik 16" draw:style-name="gr1" draw:text-style-name="P1" svg:width="0.4cm" svg:height="0.5cm" svg:x="0.53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AF12" table:end-x="0.382cm" table:end-y="0.5cm" draw:z-index="387" draw:name="Grafik 16" draw:style-name="gr1" draw:text-style-name="P1" svg:width="0.4cm" svg:height="0.5cm" svg:x="0.53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AG12" table:end-x="0.482cm" table:end-y="0.5cm" draw:z-index="633" draw:name="Grafik 6" draw:style-name="gr1" draw:text-style-name="P1" svg:width="0.5cm" svg:height="0.5cm" svg:x="0.53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H12" table:end-x="0.48cm" table:end-y="0.5cm" draw:z-index="529" draw:name="Grafik 12" draw:style-name="gr1" draw:text-style-name="P1" svg:width="0.5cm" svg:height="0.5cm" svg:x="0.529cm" svg:y="0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AI12" table:end-x="0.48cm" table:end-y="0.5cm" draw:z-index="635" draw:name="Grafik 6" draw:style-name="gr1" draw:text-style-name="P1" svg:width="0.5cm" svg:height="0.5cm" svg:x="0.528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J12" table:end-x="0.43cm" table:end-y="0.5cm" draw:z-index="601" draw:name="Grafik 2" draw:style-name="gr1" draw:text-style-name="P1" svg:width="0.45cm" svg:height="0.5cm" svg:x="0.528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K12" table:end-x="0.429cm" table:end-y="0.5cm" draw:z-index="602" draw:name="Grafik 2" draw:style-name="gr1" draw:text-style-name="P1" svg:width="0.45cm" svg:height="0.5cm" svg:x="0.527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L12" table:end-x="0.478cm" table:end-y="0.5cm" draw:z-index="6" draw:name="Grafik 12" draw:style-name="gr1" draw:text-style-name="P1" svg:width="0.5cm" svg:height="0.5cm" svg:x="0.527cm" svg:y="0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AM12" table:end-x="0.395cm" table:end-y="0.5cm" draw:z-index="1057" draw:name="Grafik 6" draw:style-name="gr1" draw:text-style-name="P1" svg:width="0.5cm" svg:height="0.5cm" svg:x="0.443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N12" table:end-x="0.392cm" table:end-y="0.5cm" draw:z-index="1058" draw:name="Grafik 6" draw:style-name="gr1" draw:text-style-name="P1" svg:width="0.5cm" svg:height="0.5cm" svg:x="0.44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O12" table:end-x="0.389cm" table:end-y="0.5cm" draw:z-index="1059" draw:name="Grafik 6" draw:style-name="gr1" draw:text-style-name="P1" svg:width="0.5cm" svg:height="0.5cm" svg:x="0.438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P12" table:end-x="0.366cm" table:end-y="0.48cm" draw:z-index="1042" draw:name="Grafik 3" draw:style-name="gr1" draw:text-style-name="P1" svg:width="0.48cm" svg:height="0.48cm" svg:x="0.434cm" svg:y="0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AQ12" table:end-x="0.384cm" table:end-y="0.5cm" draw:z-index="1061" draw:name="Grafik 6" draw:style-name="gr1" draw:text-style-name="P1" svg:width="0.5cm" svg:height="0.5cm" svg:x="0.432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R12" table:end-x="0.381cm" table:end-y="0.5cm" draw:z-index="1071" draw:name="Grafik 4" draw:style-name="gr1" draw:text-style-name="P1" svg:width="0.5cm" svg:height="0.5cm" svg:x="0.429cm" svg:y="0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AS12" table:end-x="0.378cm" table:end-y="0.5cm" draw:z-index="1027" draw:name="Grafik 7" draw:style-name="gr1" draw:text-style-name="P1" svg:width="0.5cm" svg:height="0.5cm" svg:x="0.427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T12" table:end-x="0.375cm" table:end-y="0.5cm" draw:z-index="1073" draw:name="Grafik 4" draw:style-name="gr1" draw:text-style-name="P1" svg:width="0.5cm" svg:height="0.5cm" svg:x="0.423cm" svg:y="0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AU12" table:end-x="0.353cm" table:end-y="0.48cm" draw:z-index="1047" draw:name="Grafik 3" draw:style-name="gr1" draw:text-style-name="P1" svg:width="0.48cm" svg:height="0.48cm" svg:x="0.421cm" svg:y="0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66:63</text:p>
          </table:table-cell>
          <table:table-cell office:value-type="float" office:value="63">
            <text:p>63</text:p>
          </table:table-cell>
          <table:table-cell>
            <draw:frame table:end-cell-address="Tabelle1.AY12" table:end-x="0.423cm" table:end-y="0.5cm" draw:z-index="893" draw:name="Grafik 8" draw:style-name="gr1" draw:text-style-name="P1" svg:width="0.45cm" svg:height="0.5cm" svg:x="2.231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formula="of:=SUM([.AZ12:.BE12])" office:value-type="float" office:value="25">
            <text:p>25</text:p>
          </table:table-cell>
          <table:table-cell table:formula="of:=([.AZ12]*6+[.BA12]*5+[.BB12]*4+[.BC12]*3+[.BD12]*2+[.BE12])/10" office:value-type="float" office:value="5.3">
            <text:p>5,3</text:p>
          </table:table-cell>
          <table:table-cell/>
          <table:table-cell>
            <draw:frame table:end-cell-address="Tabelle1.BI12" table:end-x="0.408cm" table:end-y="0.5cm" draw:z-index="907" draw:name="Grafik 5" draw:style-name="gr1" draw:text-style-name="P1" svg:width="0.4cm" svg:height="0.5cm" svg:x="0.008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SUM([.BJ12:.BL12])" office:value-type="float" office:value="5">
            <text:p>5</text:p>
          </table:table-cell>
          <table:table-cell table:style-name="ce3" table:formula="of:=([.BJ12]*3+[.BK12]*2+[.BL12])/10" office:value-type="float" office:value="0.6">
            <text:p>0,6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>
            <draw:frame table:end-cell-address="Tabelle1.B13" table:end-x="0.5cm" table:end-y="0.5cm" draw:z-index="31" draw:name="Grafik 1" draw:style-name="gr1" draw:text-style-name="P1" svg:width="0.5cm" svg:height="0.5cm" svg:x="0cm" svg:y="0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C13" table:end-x="0.449cm" table:end-y="0.5cm" draw:z-index="568" draw:name="Grafik 2" draw:style-name="gr1" draw:text-style-name="P1" svg:width="0.45cm" svg:height="0.5cm" svg:x="-0.001cm" svg:y="0cm">
              <draw:image xlink:href="Pictures/10000000000000DC000000E5082E761E.jpg" xlink:type="simple" xlink:show="embed" xlink:actuate="onLoad">
                <text:p/>
              </draw:image>
            </draw:frame>
            <draw:frame table:end-cell-address="Tabelle1.D13" table:end-x="0.492cm" table:end-y="0.5cm" draw:z-index="749" draw:name="Grafik 10" draw:style-name="gr1" draw:text-style-name="P1" svg:width="0.5cm" svg:height="0.5cm" svg:x="0.54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E13" table:end-x="0.448cm" table:end-y="0.5cm" draw:z-index="570" draw:name="Grafik 2" draw:style-name="gr1" draw:text-style-name="P1" svg:width="0.45cm" svg:height="0.5cm" svg:x="0.547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F13" table:end-x="0.497cm" table:end-y="0.5cm" draw:z-index="431" draw:name="Grafik 15" draw:style-name="gr1" draw:text-style-name="P1" svg:width="0.5cm" svg:height="0.5cm" svg:x="0.545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G13" table:end-x="0.497cm" table:end-y="0.5cm" draw:z-index="607" draw:name="Grafik 6" draw:style-name="gr1" draw:text-style-name="P1" svg:width="0.5cm" svg:height="0.5cm" svg:x="0.545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H13" table:end-x="0.477cm" table:end-y="0.48cm" draw:z-index="538" draw:name="Grafik 3" draw:style-name="gr1" draw:text-style-name="P1" svg:width="0.48cm" svg:height="0.48cm" svg:x="0.545cm" svg:y="0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I13" table:end-x="0.378cm" table:end-y="0.5cm" draw:z-index="789" draw:name="Grafik 3" draw:style-name="gr1" draw:text-style-name="P1" svg:width="0.4cm" svg:height="0.5cm" svg:x="0.527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J13" table:end-x="0.445cm" table:end-y="0.5cm" draw:z-index="575" draw:name="Grafik 2" draw:style-name="gr1" draw:text-style-name="P1" svg:width="0.45cm" svg:height="0.5cm" svg:x="0.543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K13" table:end-x="0.475cm" table:end-y="0.48cm" draw:z-index="541" draw:name="Grafik 3" draw:style-name="gr1" draw:text-style-name="P1" svg:width="0.48cm" svg:height="0.48cm" svg:x="0.543cm" svg:y="0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L13" table:end-x="0.393cm" table:end-y="0.5cm" draw:z-index="332" draw:name="Grafik 21" draw:style-name="gr1" draw:text-style-name="P1" svg:width="0.4cm" svg:height="0.5cm" svg:x="0.542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M13" table:end-x="0.393cm" table:end-y="0.5cm" draw:z-index="333" draw:name="Grafik 21" draw:style-name="gr1" draw:text-style-name="P1" svg:width="0.4cm" svg:height="0.5cm" svg:x="0.541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N13" table:end-x="0.464cm" table:end-y="0.5cm" draw:z-index="759" draw:name="Grafik 10" draw:style-name="gr1" draw:text-style-name="P1" svg:width="0.5cm" svg:height="0.5cm" svg:x="0.512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O13" table:end-x="0.462cm" table:end-y="0.5cm" draw:z-index="760" draw:name="Grafik 10" draw:style-name="gr1" draw:text-style-name="P1" svg:width="0.5cm" svg:height="0.5cm" svg:x="0.51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P13" table:end-x="0.391cm" table:end-y="0.5cm" draw:z-index="336" draw:name="Grafik 21" draw:style-name="gr1" draw:text-style-name="P1" svg:width="0.4cm" svg:height="0.5cm" svg:x="0.54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Q13" table:end-x="0.491cm" table:end-y="0.5cm" draw:z-index="162" draw:name="Grafik 18" draw:style-name="gr1" draw:text-style-name="P1" svg:width="0.5cm" svg:height="0.5cm" svg:x="0.539cm" svg:y="0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R13" table:end-x="0.49cm" table:end-y="0.5cm" draw:z-index="443" draw:name="Grafik 15" draw:style-name="gr1" draw:text-style-name="P1" svg:width="0.5cm" svg:height="0.5cm" svg:x="0.538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S13" table:end-x="0.49cm" table:end-y="0.5cm" draw:z-index="619" draw:name="Grafik 6" draw:style-name="gr1" draw:text-style-name="P1" svg:width="0.5cm" svg:height="0.5cm" svg:x="0.538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T13" table:end-x="0.489cm" table:end-y="0.5cm" draw:z-index="165" draw:name="Grafik 18" draw:style-name="gr1" draw:text-style-name="P1" svg:width="0.5cm" svg:height="0.5cm" svg:x="0.538cm" svg:y="0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U13" table:end-x="0.489cm" table:end-y="0.5cm" draw:z-index="166" draw:name="Grafik 18" draw:style-name="gr1" draw:text-style-name="P1" svg:width="0.5cm" svg:height="0.5cm" svg:x="0.537cm" svg:y="0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V13" table:end-x="0.488cm" table:end-y="0.5cm" draw:z-index="447" draw:name="Grafik 15" draw:style-name="gr1" draw:text-style-name="P1" svg:width="0.5cm" svg:height="0.5cm" svg:x="0.536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W13" table:end-x="0.437cm" table:end-y="0.5cm" draw:z-index="588" draw:name="Grafik 2" draw:style-name="gr1" draw:text-style-name="P1" svg:width="0.45cm" svg:height="0.5cm" svg:x="0.536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X13" table:end-x="0.437cm" table:end-y="0.5cm" draw:z-index="589" draw:name="Grafik 2" draw:style-name="gr1" draw:text-style-name="P1" svg:width="0.45cm" svg:height="0.5cm" svg:x="0.535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Y13" table:end-x="0.486cm" table:end-y="0.5cm" draw:z-index="625" draw:name="Grafik 6" draw:style-name="gr1" draw:text-style-name="P1" svg:width="0.5cm" svg:height="0.5cm" svg:x="0.534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Z13" table:end-x="0.486cm" table:end-y="0.5cm" draw:z-index="171" draw:name="Grafik 18" draw:style-name="gr1" draw:text-style-name="P1" svg:width="0.5cm" svg:height="0.5cm" svg:x="0.534cm" svg:y="0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AA13" table:end-x="0.435cm" table:end-y="0.5cm" draw:z-index="592" draw:name="Grafik 2" draw:style-name="gr1" draw:text-style-name="P1" svg:width="0.45cm" svg:height="0.5cm" svg:x="0.534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B13" table:end-x="0.434cm" table:end-y="0.5cm" draw:z-index="593" draw:name="Grafik 2" draw:style-name="gr1" draw:text-style-name="P1" svg:width="0.45cm" svg:height="0.5cm" svg:x="0.532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C13" table:end-x="0.484cm" table:end-y="0.5cm" draw:z-index="174" draw:name="Grafik 18" draw:style-name="gr1" draw:text-style-name="P1" svg:width="0.5cm" svg:height="0.5cm" svg:x="0.532cm" svg:y="0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AD13" table:end-x="0.433cm" table:end-y="0.5cm" draw:z-index="595" draw:name="Grafik 2" draw:style-name="gr1" draw:text-style-name="P1" svg:width="0.45cm" svg:height="0.5cm" svg:x="0.532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E13" table:end-x="0.432cm" table:end-y="0.5cm" draw:z-index="596" draw:name="Grafik 2" draw:style-name="gr1" draw:text-style-name="P1" svg:width="0.45cm" svg:height="0.5cm" svg:x="0.53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F13" table:end-x="0.462cm" table:end-y="0.48cm" draw:z-index="562" draw:name="Grafik 3" draw:style-name="gr1" draw:text-style-name="P1" svg:width="0.48cm" svg:height="0.48cm" svg:x="0.53cm" svg:y="0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AG13" table:end-x="0.382cm" table:end-y="0.5cm" draw:z-index="388" draw:name="Grafik 16" draw:style-name="gr1" draw:text-style-name="P1" svg:width="0.4cm" svg:height="0.5cm" svg:x="0.53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AH13" table:end-x="0.38cm" table:end-y="0.5cm" draw:z-index="389" draw:name="Grafik 16" draw:style-name="gr1" draw:text-style-name="P1" svg:width="0.4cm" svg:height="0.5cm" svg:x="0.529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AI13" table:end-x="0.38cm" table:end-y="0.5cm" draw:z-index="390" draw:name="Grafik 16" draw:style-name="gr1" draw:text-style-name="P1" svg:width="0.4cm" svg:height="0.5cm" svg:x="0.528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AJ13" table:end-x="0.38cm" table:end-y="0.5cm" draw:z-index="391" draw:name="Grafik 16" draw:style-name="gr1" draw:text-style-name="P1" svg:width="0.4cm" svg:height="0.5cm" svg:x="0.528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AK13" table:end-x="0.379cm" table:end-y="0.5cm" draw:z-index="392" draw:name="Grafik 16" draw:style-name="gr1" draw:text-style-name="P1" svg:width="0.4cm" svg:height="0.5cm" svg:x="0.527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AL13" table:end-x="0.478cm" table:end-y="0.5cm" draw:z-index="7" draw:name="Grafik 7" draw:style-name="gr1" draw:text-style-name="P1" svg:width="0.5cm" svg:height="0.5cm" svg:x="0.527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M13" table:end-x="0.395cm" table:end-y="0.5cm" draw:z-index="1021" draw:name="Grafik 7" draw:style-name="gr1" draw:text-style-name="P1" svg:width="0.5cm" svg:height="0.5cm" svg:x="0.443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N13" table:end-x="0.392cm" table:end-y="0.5cm" draw:z-index="1067" draw:name="Grafik 4" draw:style-name="gr1" draw:text-style-name="P1" svg:width="0.5cm" svg:height="0.5cm" svg:x="0.44cm" svg:y="0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AO13" table:end-x="0.389cm" table:end-y="0.5cm" draw:z-index="1068" draw:name="Grafik 4" draw:style-name="gr1" draw:text-style-name="P1" svg:width="0.5cm" svg:height="0.5cm" svg:x="0.438cm" svg:y="0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AP13" table:end-x="0.386cm" table:end-y="0.5cm" draw:z-index="1069" draw:name="Grafik 4" draw:style-name="gr1" draw:text-style-name="P1" svg:width="0.5cm" svg:height="0.5cm" svg:x="0.434cm" svg:y="0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AQ13" table:end-x="0.384cm" table:end-y="0.5cm" draw:z-index="1070" draw:name="Grafik 4" draw:style-name="gr1" draw:text-style-name="P1" svg:width="0.5cm" svg:height="0.5cm" svg:x="0.432cm" svg:y="0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AR13" table:end-x="0.361cm" table:end-y="0.48cm" draw:z-index="1044" draw:name="Grafik 3" draw:style-name="gr1" draw:text-style-name="P1" svg:width="0.48cm" svg:height="0.48cm" svg:x="0.429cm" svg:y="0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AS13" table:end-x="0.358cm" table:end-y="0.48cm" draw:z-index="1045" draw:name="Grafik 3" draw:style-name="gr1" draw:text-style-name="P1" svg:width="0.48cm" svg:height="0.48cm" svg:x="0.427cm" svg:y="0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AT13" table:end-x="0.375cm" table:end-y="0.5cm" draw:z-index="1028" draw:name="Grafik 7" draw:style-name="gr1" draw:text-style-name="P1" svg:width="0.5cm" svg:height="0.5cm" svg:x="0.423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U13" table:end-x="0.373cm" table:end-y="0.5cm" draw:z-index="1074" draw:name="Grafik 4" draw:style-name="gr1" draw:text-style-name="P1" svg:width="0.5cm" svg:height="0.5cm" svg:x="0.421cm" svg:y="0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60:65</text:p>
          </table:table-cell>
          <table:table-cell office:value-type="float" office:value="63">
            <text:p>63</text:p>
          </table:table-cell>
          <table:table-cell>
            <draw:frame table:end-cell-address="Tabelle1.AY13" table:end-x="0.473cm" table:end-y="0.5cm" draw:z-index="894" draw:name="Grafik 10" draw:style-name="gr1" draw:text-style-name="P1" svg:width="0.5cm" svg:height="0.5cm" svg:x="2.231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.AZ13:.BE13])" office:value-type="float" office:value="16">
            <text:p>16</text:p>
          </table:table-cell>
          <table:table-cell table:formula="of:=([.AZ13]*6+[.BA13]*5+[.BB13]*4+[.BC13]*3+[.BD13]*2+[.BE13])/10" office:value-type="float" office:value="4.3">
            <text:p>4,3</text:p>
          </table:table-cell>
          <table:table-cell/>
          <table:table-cell>
            <draw:frame table:end-cell-address="Tabelle1.BI13" table:end-x="0.508cm" table:end-y="0.5cm" draw:z-index="908" draw:name="Grafik 19" draw:style-name="gr1" draw:text-style-name="P1" svg:width="0.5cm" svg:height="0.5cm" svg:x="0.008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J13:.BL13])" office:value-type="float" office:value="3">
            <text:p>3</text:p>
          </table:table-cell>
          <table:table-cell table:style-name="ce3" table:formula="of:=([.BJ13]*3+[.BK13]*2+[.BL13])/10" office:value-type="float" office:value="0.5">
            <text:p>0,5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>
            <draw:frame table:end-cell-address="Tabelle1.B14" table:end-x="0.4cm" table:end-y="0.501cm" draw:z-index="30" draw:name="Grafik 5" draw:style-name="gr1" draw:text-style-name="P1" svg:width="0.4cm" svg:height="0.5cm" svg:x="0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D14" table:end-x="0.499cm" table:end-y="0.501cm" draw:z-index="44" draw:name="Grafik 2" draw:style-name="gr1" draw:text-style-name="P1" svg:width="0.5cm" svg:height="0.5cm" svg:x="0.547cm" svg:y="0.001cm">
              <draw:image xlink:href="Pictures/100002010000003C0000003C9182CE49.png" xlink:type="simple" xlink:show="embed" xlink:actuate="onLoad">
                <text:p/>
              </draw:image>
            </draw:frame>
            <draw:frame table:end-cell-address="Tabelle1.C14" table:end-x="0.499cm" table:end-y="0.501cm" draw:z-index="148" draw:name="Grafik 18" draw:style-name="gr1" draw:text-style-name="P1" svg:width="0.5cm" svg:height="0.5cm" svg:x="-0.001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E14" table:end-x="0.439cm" table:end-y="0.501cm" draw:z-index="714" draw:name="Grafik 17" draw:style-name="gr1" draw:text-style-name="P1" svg:width="0.45cm" svg:height="0.5cm" svg:x="0.538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F14" table:end-x="0.477cm" table:end-y="0.481cm" draw:z-index="536" draw:name="Grafik 3" draw:style-name="gr1" draw:text-style-name="P1" svg:width="0.48cm" svg:height="0.48cm" svg:x="0.545cm" svg:y="0.001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G14" table:end-x="0.447cm" table:end-y="0.501cm" draw:z-index="572" draw:name="Grafik 2" draw:style-name="gr1" draw:text-style-name="P1" svg:width="0.45cm" svg:height="0.5cm" svg:x="0.545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H14" table:end-x="0.397cm" table:end-y="0.501cm" draw:z-index="223" draw:name="Grafik 5" draw:style-name="gr1" draw:text-style-name="P1" svg:width="0.4cm" svg:height="0.5cm" svg:x="0.545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I14" table:end-x="0.445cm" table:end-y="0.501cm" draw:z-index="574" draw:name="Grafik 2" draw:style-name="gr1" draw:text-style-name="P1" svg:width="0.45cm" svg:height="0.5cm" svg:x="0.544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J14" table:end-x="0.395cm" table:end-y="0.501cm" draw:z-index="330" draw:name="Grafik 21" draw:style-name="gr1" draw:text-style-name="P1" svg:width="0.4cm" svg:height="0.5cm" svg:x="0.543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K14" table:end-x="0.495cm" table:end-y="0.501cm" draw:z-index="156" draw:name="Grafik 18" draw:style-name="gr1" draw:text-style-name="P1" svg:width="0.5cm" svg:height="0.5cm" svg:x="0.543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L14" table:end-x="0.493cm" table:end-y="0.501cm" draw:z-index="472" draw:name="Grafik 7" draw:style-name="gr1" draw:text-style-name="P1" svg:width="0.5cm" svg:height="0.5cm" svg:x="0.542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M14" table:end-x="0.467cm" table:end-y="0.501cm" draw:z-index="758" draw:name="Grafik 10" draw:style-name="gr1" draw:text-style-name="P1" svg:width="0.5cm" svg:height="0.5cm" svg:x="0.515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N14" table:end-x="0.443cm" table:end-y="0.501cm" draw:z-index="579" draw:name="Grafik 2" draw:style-name="gr1" draw:text-style-name="P1" svg:width="0.45cm" svg:height="0.5cm" svg:x="0.541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O14" table:end-x="0.492cm" table:end-y="0.501cm" draw:z-index="160" draw:name="Grafik 18" draw:style-name="gr1" draw:text-style-name="P1" svg:width="0.5cm" svg:height="0.5cm" svg:x="0.54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P14" table:end-x="0.458cm" table:end-y="0.501cm" draw:z-index="761" draw:name="Grafik 10" draw:style-name="gr1" draw:text-style-name="P1" svg:width="0.5cm" svg:height="0.5cm" svg:x="0.507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Q14" table:end-x="0.391cm" table:end-y="0.501cm" draw:z-index="337" draw:name="Grafik 21" draw:style-name="gr1" draw:text-style-name="P1" svg:width="0.4cm" svg:height="0.5cm" svg:x="0.539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R14" table:end-x="0.49cm" table:end-y="0.501cm" draw:z-index="128" draw:name="Grafik 3" draw:style-name="gr1" draw:text-style-name="P1" svg:width="0.5cm" svg:height="0.5cm" svg:x="0.538cm" svg:y="0.001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Tabelle1.S14" table:end-x="0.47cm" table:end-y="0.481cm" draw:z-index="549" draw:name="Grafik 3" draw:style-name="gr1" draw:text-style-name="P1" svg:width="0.48cm" svg:height="0.48cm" svg:x="0.538cm" svg:y="0.001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T14" table:end-x="0.489cm" table:end-y="0.501cm" draw:z-index="620" draw:name="Grafik 6" draw:style-name="gr1" draw:text-style-name="P1" svg:width="0.5cm" svg:height="0.5cm" svg:x="0.538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U14" table:end-x="0.389cm" table:end-y="0.501cm" draw:z-index="341" draw:name="Grafik 21" draw:style-name="gr1" draw:text-style-name="P1" svg:width="0.4cm" svg:height="0.5cm" svg:x="0.537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V14" table:end-x="0.488cm" table:end-y="0.501cm" draw:z-index="622" draw:name="Grafik 6" draw:style-name="gr1" draw:text-style-name="P1" svg:width="0.5cm" svg:height="0.5cm" svg:x="0.536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W14" table:end-x="0.487cm" table:end-y="0.501cm" draw:z-index="448" draw:name="Grafik 15" draw:style-name="gr1" draw:text-style-name="P1" svg:width="0.5cm" svg:height="0.5cm" svg:x="0.536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X14" table:end-x="0.487cm" table:end-y="0.501cm" draw:z-index="624" draw:name="Grafik 6" draw:style-name="gr1" draw:text-style-name="P1" svg:width="0.5cm" svg:height="0.5cm" svg:x="0.535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Y14" table:end-x="0.486cm" table:end-y="0.501cm" draw:z-index="170" draw:name="Grafik 18" draw:style-name="gr1" draw:text-style-name="P1" svg:width="0.5cm" svg:height="0.5cm" svg:x="0.534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Z14" table:end-x="0.466cm" table:end-y="0.481cm" draw:z-index="556" draw:name="Grafik 3" draw:style-name="gr1" draw:text-style-name="P1" svg:width="0.48cm" svg:height="0.48cm" svg:x="0.534cm" svg:y="0.001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AA14" table:end-x="0.465cm" table:end-y="0.481cm" draw:z-index="557" draw:name="Grafik 3" draw:style-name="gr1" draw:text-style-name="P1" svg:width="0.48cm" svg:height="0.48cm" svg:x="0.534cm" svg:y="0.001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AB14" table:end-x="0.464cm" table:end-y="0.481cm" draw:z-index="558" draw:name="Grafik 3" draw:style-name="gr1" draw:text-style-name="P1" svg:width="0.48cm" svg:height="0.48cm" svg:x="0.532cm" svg:y="0.001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AC14" table:end-x="0.434cm" table:end-y="0.501cm" draw:z-index="594" draw:name="Grafik 2" draw:style-name="gr1" draw:text-style-name="P1" svg:width="0.45cm" svg:height="0.5cm" svg:x="0.532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D14" table:end-x="0.483cm" table:end-y="0.501cm" draw:z-index="175" draw:name="Grafik 18" draw:style-name="gr1" draw:text-style-name="P1" svg:width="0.5cm" svg:height="0.5cm" svg:x="0.532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AE14" table:end-x="0.482cm" table:end-y="0.501cm" draw:z-index="491" draw:name="Grafik 7" draw:style-name="gr1" draw:text-style-name="P1" svg:width="0.5cm" svg:height="0.5cm" svg:x="0.53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F14" table:end-x="0.482cm" table:end-y="0.501cm" draw:z-index="492" draw:name="Grafik 7" draw:style-name="gr1" draw:text-style-name="P1" svg:width="0.5cm" svg:height="0.5cm" svg:x="0.53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G14" table:end-x="0.482cm" table:end-y="0.501cm" draw:z-index="493" draw:name="Grafik 7" draw:style-name="gr1" draw:text-style-name="P1" svg:width="0.5cm" svg:height="0.5cm" svg:x="0.53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H14" table:end-x="0.48cm" table:end-y="0.501cm" draw:z-index="494" draw:name="Grafik 7" draw:style-name="gr1" draw:text-style-name="P1" svg:width="0.5cm" svg:height="0.5cm" svg:x="0.529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I14" table:end-x="0.48cm" table:end-y="0.501cm" draw:z-index="495" draw:name="Grafik 7" draw:style-name="gr1" draw:text-style-name="P1" svg:width="0.5cm" svg:height="0.5cm" svg:x="0.528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J14" table:end-x="0.48cm" table:end-y="0.501cm" draw:z-index="461" draw:name="Grafik 15" draw:style-name="gr1" draw:text-style-name="P1" svg:width="0.5cm" svg:height="0.5cm" svg:x="0.528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AK14" table:end-x="0.479cm" table:end-y="0.501cm" draw:z-index="497" draw:name="Grafik 7" draw:style-name="gr1" draw:text-style-name="P1" svg:width="0.5cm" svg:height="0.5cm" svg:x="0.527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L14" table:end-x="0.478cm" table:end-y="0.501cm" draw:z-index="8" draw:name="Grafik 15" draw:style-name="gr1" draw:text-style-name="P1" svg:width="0.5cm" svg:height="0.5cm" svg:x="0.527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AM14" table:end-x="0.395cm" table:end-y="0.501cm" draw:z-index="1012" draw:name="Grafik 15" draw:style-name="gr1" draw:text-style-name="P1" svg:width="0.5cm" svg:height="0.5cm" svg:x="0.443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AN14" table:end-x="0.292cm" table:end-y="0.501cm" draw:z-index="995" draw:name="Grafik 16" draw:style-name="gr1" draw:text-style-name="P1" svg:width="0.4cm" svg:height="0.5cm" svg:x="0.44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AO14" table:end-x="0.289cm" table:end-y="0.501cm" draw:z-index="996" draw:name="Grafik 16" draw:style-name="gr1" draw:text-style-name="P1" svg:width="0.4cm" svg:height="0.5cm" svg:x="0.438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AP14" table:end-x="0.386cm" table:end-y="0.501cm" draw:z-index="1015" draw:name="Grafik 15" draw:style-name="gr1" draw:text-style-name="P1" svg:width="0.5cm" svg:height="0.5cm" svg:x="0.434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AQ14" table:end-x="0.384cm" table:end-y="0.501cm" draw:z-index="1007" draw:name="Grafik 19" draw:style-name="gr1" draw:text-style-name="P1" svg:width="0.5cm" svg:height="0.5cm" svg:x="0.432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AR14" table:end-x="0.381cm" table:end-y="0.501cm" draw:z-index="1008" draw:name="Grafik 19" draw:style-name="gr1" draw:text-style-name="P1" svg:width="0.5cm" svg:height="0.5cm" svg:x="0.429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AS14" table:end-x="0.378cm" table:end-y="0.501cm" draw:z-index="955" draw:name="Grafik 2" draw:style-name="gr1" draw:text-style-name="P1" svg:width="0.5cm" svg:height="0.5cm" svg:x="0.427cm" svg:y="0.001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Tabelle1.AT14" table:end-x="0.375cm" table:end-y="0.501cm" draw:z-index="956" draw:name="Grafik 2" draw:style-name="gr1" draw:text-style-name="P1" svg:width="0.5cm" svg:height="0.5cm" svg:x="0.423cm" svg:y="0.001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Tabelle1.AU14" table:end-x="0.373cm" table:end-y="0.501cm" draw:z-index="957" draw:name="Grafik 2" draw:style-name="gr1" draw:text-style-name="P1" svg:width="0.5cm" svg:height="0.5cm" svg:x="0.421cm" svg:y="0.001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7:56</text:p>
          </table:table-cell>
          <table:table-cell office:value-type="float" office:value="59">
            <text:p>59</text:p>
          </table:table-cell>
          <table:table-cell>
            <draw:frame table:end-cell-address="Tabelle1.AY14" table:end-x="0.373cm" table:end-y="0.501cm" draw:z-index="895" draw:name="Grafik 16" draw:style-name="gr1" draw:text-style-name="P1" svg:width="0.4cm" svg:height="0.5cm" svg:x="2.231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SUM([.AZ14:.BE14])" office:value-type="float" office:value="12">
            <text:p>12</text:p>
          </table:table-cell>
          <table:table-cell table:formula="of:=([.AZ14]*6+[.BA14]*5+[.BB14]*4+[.BC14]*3+[.BD14]*2+[.BE14])/10" office:value-type="float" office:value="3.3">
            <text:p>3,3</text:p>
          </table:table-cell>
          <table:table-cell/>
          <table:table-cell>
            <draw:frame table:end-cell-address="Tabelle1.BI14" table:end-x="0.488cm" table:end-y="0.481cm" draw:z-index="909" draw:name="Grafik 3" draw:style-name="gr1" draw:text-style-name="P1" svg:width="0.48cm" svg:height="0.48cm" svg:x="0.008cm" svg:y="0.001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BJ14:.BL14])" office:value-type="float" office:value="1">
            <text:p>1</text:p>
          </table:table-cell>
          <table:table-cell table:style-name="ce3" table:formula="of:=([.BJ14]*3+[.BK14]*2+[.BL14])/10" office:value-type="float" office:value="0.3">
            <text:p>0,3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>
            <draw:frame table:end-cell-address="Tabelle1.B15" table:end-x="0.45cm" table:end-y="0.501cm" draw:z-index="29" draw:name="Grafik 2" draw:style-name="gr1" draw:text-style-name="P1" svg:width="0.45cm" svg:height="0.5cm" svg:x="0cm" svg:y="0.001cm">
              <draw:image xlink:href="Pictures/10000000000000DC000000E5082E761E.jpg" xlink:type="simple" xlink:show="embed" xlink:actuate="onLoad">
                <text:p/>
              </draw:image>
            </draw:frame>
            <draw:frame table:end-cell-address="Tabelle1.C15" table:end-x="0.495cm" table:end-y="0.501cm" draw:z-index="748" draw:name="Grafik 10" draw:style-name="gr1" draw:text-style-name="P1" svg:width="0.5cm" svg:height="0.5cm" svg:x="0.543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D15" table:end-x="0.499cm" table:end-y="0.501cm" draw:z-index="429" draw:name="Grafik 15" draw:style-name="gr1" draw:text-style-name="P1" svg:width="0.5cm" svg:height="0.5cm" svg:x="0.547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E15" table:end-x="0.498cm" table:end-y="0.501cm" draw:z-index="465" draw:name="Grafik 7" draw:style-name="gr1" draw:text-style-name="P1" svg:width="0.5cm" svg:height="0.5cm" svg:x="0.547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F15" table:end-x="0.447cm" table:end-y="0.501cm" draw:z-index="571" draw:name="Grafik 2" draw:style-name="gr1" draw:text-style-name="P1" svg:width="0.45cm" svg:height="0.5cm" svg:x="0.545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G15" table:end-x="0.484cm" table:end-y="0.501cm" draw:z-index="752" draw:name="Grafik 10" draw:style-name="gr1" draw:text-style-name="P1" svg:width="0.5cm" svg:height="0.5cm" svg:x="0.532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H15" table:end-x="0.447cm" table:end-y="0.501cm" draw:z-index="573" draw:name="Grafik 2" draw:style-name="gr1" draw:text-style-name="P1" svg:width="0.45cm" svg:height="0.5cm" svg:x="0.545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I15" table:end-x="0.495cm" table:end-y="0.501cm" draw:z-index="154" draw:name="Grafik 18" draw:style-name="gr1" draw:text-style-name="P1" svg:width="0.5cm" svg:height="0.5cm" svg:x="0.544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J15" table:end-x="0.475cm" table:end-y="0.501cm" draw:z-index="755" draw:name="Grafik 10" draw:style-name="gr1" draw:text-style-name="P1" svg:width="0.5cm" svg:height="0.5cm" svg:x="0.523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K15" table:end-x="0.395cm" table:end-y="0.501cm" draw:z-index="331" draw:name="Grafik 21" draw:style-name="gr1" draw:text-style-name="P1" svg:width="0.4cm" svg:height="0.5cm" svg:x="0.543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L15" table:end-x="0.473cm" table:end-y="0.481cm" draw:z-index="542" draw:name="Grafik 3" draw:style-name="gr1" draw:text-style-name="P1" svg:width="0.48cm" svg:height="0.48cm" svg:x="0.542cm" svg:y="0.001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M15" table:end-x="0.473cm" table:end-y="0.481cm" draw:z-index="543" draw:name="Grafik 3" draw:style-name="gr1" draw:text-style-name="P1" svg:width="0.48cm" svg:height="0.48cm" svg:x="0.541cm" svg:y="0.001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N15" table:end-x="0.493cm" table:end-y="0.501cm" draw:z-index="474" draw:name="Grafik 7" draw:style-name="gr1" draw:text-style-name="P1" svg:width="0.5cm" svg:height="0.5cm" svg:x="0.541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O15" table:end-x="0.442cm" table:end-y="0.501cm" draw:z-index="580" draw:name="Grafik 2" draw:style-name="gr1" draw:text-style-name="P1" svg:width="0.45cm" svg:height="0.5cm" svg:x="0.54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P15" table:end-x="0.441cm" table:end-y="0.501cm" draw:z-index="581" draw:name="Grafik 2" draw:style-name="gr1" draw:text-style-name="P1" svg:width="0.45cm" svg:height="0.5cm" svg:x="0.54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Q15" table:end-x="0.441cm" table:end-y="0.501cm" draw:z-index="582" draw:name="Grafik 2" draw:style-name="gr1" draw:text-style-name="P1" svg:width="0.45cm" svg:height="0.5cm" svg:x="0.539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R15" table:end-x="0.49cm" table:end-y="0.501cm" draw:z-index="163" draw:name="Grafik 18" draw:style-name="gr1" draw:text-style-name="P1" svg:width="0.5cm" svg:height="0.5cm" svg:x="0.538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S15" table:end-x="0.49cm" table:end-y="0.501cm" draw:z-index="479" draw:name="Grafik 7" draw:style-name="gr1" draw:text-style-name="P1" svg:width="0.5cm" svg:height="0.5cm" svg:x="0.538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T15" table:end-x="0.489cm" table:end-y="0.501cm" draw:z-index="480" draw:name="Grafik 7" draw:style-name="gr1" draw:text-style-name="P1" svg:width="0.5cm" svg:height="0.5cm" svg:x="0.538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U15" table:end-x="0.489cm" table:end-y="0.501cm" draw:z-index="446" draw:name="Grafik 15" draw:style-name="gr1" draw:text-style-name="P1" svg:width="0.5cm" svg:height="0.5cm" svg:x="0.537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V15" table:end-x="0.488cm" table:end-y="0.501cm" draw:z-index="167" draw:name="Grafik 18" draw:style-name="gr1" draw:text-style-name="P1" svg:width="0.5cm" svg:height="0.5cm" svg:x="0.536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W15" table:end-x="0.487cm" table:end-y="0.501cm" draw:z-index="168" draw:name="Grafik 18" draw:style-name="gr1" draw:text-style-name="P1" svg:width="0.5cm" svg:height="0.5cm" svg:x="0.536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X15" table:end-x="0.487cm" table:end-y="0.501cm" draw:z-index="449" draw:name="Grafik 15" draw:style-name="gr1" draw:text-style-name="P1" svg:width="0.5cm" svg:height="0.5cm" svg:x="0.535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Y15" table:end-x="0.486cm" table:end-y="0.501cm" draw:z-index="450" draw:name="Grafik 15" draw:style-name="gr1" draw:text-style-name="P1" svg:width="0.5cm" svg:height="0.5cm" svg:x="0.534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Z15" table:end-x="0.486cm" table:end-y="0.501cm" draw:z-index="416" draw:name="Grafik 19" draw:style-name="gr1" draw:text-style-name="P1" svg:width="0.5cm" svg:height="0.5cm" svg:x="0.534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AA15" table:end-x="0.485cm" table:end-y="0.501cm" draw:z-index="417" draw:name="Grafik 19" draw:style-name="gr1" draw:text-style-name="P1" svg:width="0.5cm" svg:height="0.5cm" svg:x="0.534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AB15" table:end-x="0.484cm" table:end-y="0.501cm" draw:z-index="418" draw:name="Grafik 19" draw:style-name="gr1" draw:text-style-name="P1" svg:width="0.5cm" svg:height="0.5cm" svg:x="0.532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AC15" table:end-x="0.484cm" table:end-y="0.501cm" draw:z-index="454" draw:name="Grafik 15" draw:style-name="gr1" draw:text-style-name="P1" svg:width="0.5cm" svg:height="0.5cm" svg:x="0.532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AD15" table:end-x="0.483cm" table:end-y="0.501cm" draw:z-index="455" draw:name="Grafik 15" draw:style-name="gr1" draw:text-style-name="P1" svg:width="0.5cm" svg:height="0.5cm" svg:x="0.532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AE15" table:end-x="0.482cm" table:end-y="0.501cm" draw:z-index="176" draw:name="Grafik 18" draw:style-name="gr1" draw:text-style-name="P1" svg:width="0.5cm" svg:height="0.5cm" svg:x="0.53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AF15" table:end-x="0.482cm" table:end-y="0.501cm" draw:z-index="177" draw:name="Grafik 18" draw:style-name="gr1" draw:text-style-name="P1" svg:width="0.5cm" svg:height="0.5cm" svg:x="0.53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AG15" table:end-x="0.382cm" table:end-y="0.501cm" draw:z-index="353" draw:name="Grafik 21" draw:style-name="gr1" draw:text-style-name="P1" svg:width="0.4cm" svg:height="0.5cm" svg:x="0.53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AH15" table:end-x="0.38cm" table:end-y="0.501cm" draw:z-index="354" draw:name="Grafik 21" draw:style-name="gr1" draw:text-style-name="P1" svg:width="0.4cm" svg:height="0.5cm" svg:x="0.529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AI15" table:end-x="0.38cm" table:end-y="0.501cm" draw:z-index="355" draw:name="Grafik 21" draw:style-name="gr1" draw:text-style-name="P1" svg:width="0.4cm" svg:height="0.5cm" svg:x="0.528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AJ15" table:end-x="0.38cm" table:end-y="0.501cm" draw:z-index="356" draw:name="Grafik 21" draw:style-name="gr1" draw:text-style-name="P1" svg:width="0.4cm" svg:height="0.5cm" svg:x="0.528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AK15" table:end-x="0.479cm" table:end-y="0.501cm" draw:z-index="462" draw:name="Grafik 15" draw:style-name="gr1" draw:text-style-name="P1" svg:width="0.5cm" svg:height="0.5cm" svg:x="0.527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AL15" table:end-x="0.478cm" table:end-y="0.501cm" draw:z-index="9" draw:name="Grafik 19" draw:style-name="gr1" draw:text-style-name="P1" svg:width="0.5cm" svg:height="0.5cm" svg:x="0.527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AM15" table:end-x="0.395cm" table:end-y="0.501cm" draw:z-index="1003" draw:name="Grafik 19" draw:style-name="gr1" draw:text-style-name="P1" svg:width="0.5cm" svg:height="0.5cm" svg:x="0.443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AN15" table:end-x="0.392cm" table:end-y="0.501cm" draw:z-index="1013" draw:name="Grafik 15" draw:style-name="gr1" draw:text-style-name="P1" svg:width="0.5cm" svg:height="0.5cm" svg:x="0.44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AO15" table:end-x="0.389cm" table:end-y="0.501cm" draw:z-index="951" draw:name="Grafik 2" draw:style-name="gr1" draw:text-style-name="P1" svg:width="0.5cm" svg:height="0.5cm" svg:x="0.438cm" svg:y="0.001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Tabelle1.AP15" table:end-x="0.386cm" table:end-y="0.501cm" draw:z-index="1006" draw:name="Grafik 19" draw:style-name="gr1" draw:text-style-name="P1" svg:width="0.5cm" svg:height="0.5cm" svg:x="0.434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AQ15" table:end-x="0.384cm" table:end-y="0.501cm" draw:z-index="1016" draw:name="Grafik 15" draw:style-name="gr1" draw:text-style-name="P1" svg:width="0.5cm" svg:height="0.5cm" svg:x="0.432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AR15" table:end-x="0.281cm" table:end-y="0.501cm" draw:z-index="999" draw:name="Grafik 16" draw:style-name="gr1" draw:text-style-name="P1" svg:width="0.4cm" svg:height="0.5cm" svg:x="0.429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AS15" table:end-x="0.378cm" table:end-y="0.501cm" draw:z-index="1009" draw:name="Grafik 19" draw:style-name="gr1" draw:text-style-name="P1" svg:width="0.5cm" svg:height="0.5cm" svg:x="0.427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AT15" table:end-x="0.375cm" table:end-y="0.501cm" draw:z-index="1019" draw:name="Grafik 15" draw:style-name="gr1" draw:text-style-name="P1" svg:width="0.5cm" svg:height="0.5cm" svg:x="0.423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AU15" table:end-x="0.373cm" table:end-y="0.501cm" draw:z-index="1020" draw:name="Grafik 15" draw:style-name="gr1" draw:text-style-name="P1" svg:width="0.5cm" svg:height="0.5cm" svg:x="0.421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67:76</text:p>
          </table:table-cell>
          <table:table-cell office:value-type="float" office:value="58">
            <text:p>58</text:p>
          </table:table-cell>
          <table:table-cell>
            <draw:frame table:end-cell-address="Tabelle1.AY15" table:end-x="0.473cm" table:end-y="0.501cm" draw:z-index="896" draw:name="Grafik 3" draw:style-name="gr1" draw:text-style-name="P1" svg:width="0.5cm" svg:height="0.5cm" svg:x="2.231cm" svg:y="0.001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formula="of:=SUM([.AZ15:.BE15])" office:value-type="float" office:value="8">
            <text:p>8</text:p>
          </table:table-cell>
          <table:table-cell table:style-name="ce3" table:formula="of:=([.AZ15]*6+[.BA15]*5+[.BB15]*4+[.BC15]*3+[.BD15]*2+[.BE15])/10" office:value-type="float" office:value="2.9">
            <text:p>2,9</text:p>
          </table:table-cell>
          <table:table-cell/>
          <table:table-cell>
            <draw:frame table:end-cell-address="Tabelle1.BI15" table:end-x="0.508cm" table:end-y="0.501cm" draw:z-index="910" draw:name="Grafik 4" draw:style-name="gr1" draw:text-style-name="P1" svg:width="0.5cm" svg:height="0.5cm" svg:x="0.008cm" svg:y="0.001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BJ15:.BL15])" office:value-type="float" office:value="1">
            <text:p>1</text:p>
          </table:table-cell>
          <table:table-cell table:style-name="ce3" table:formula="of:=([.BJ15]*3+[.BK15]*2+[.BL15])/10" office:value-type="float" office:value="0.2">
            <text:p>0,2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>
            <draw:frame table:end-cell-address="Tabelle1.B16" table:end-x="0.48cm" table:end-y="0.48cm" draw:z-index="28" draw:name="Grafik 3" draw:style-name="gr1" draw:text-style-name="P1" svg:width="0.48cm" svg:height="0.48cm" svg:x="0cm" svg:y="0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C16" table:end-x="0.499cm" table:end-y="0.5cm" draw:z-index="43" draw:name="Grafik 2" draw:style-name="gr1" draw:text-style-name="P1" svg:width="0.5cm" svg:height="0.5cm" svg:x="-0.001cm" svg:y="0cm">
              <draw:image xlink:href="Pictures/100002010000003C0000003C9182CE49.png" xlink:type="simple" xlink:show="embed" xlink:actuate="onLoad">
                <text:p/>
              </draw:image>
            </draw:frame>
            <draw:frame table:end-cell-address="Tabelle1.D16" table:end-x="0.399cm" table:end-y="0.5cm" draw:z-index="324" draw:name="Grafik 21" draw:style-name="gr1" draw:text-style-name="P1" svg:width="0.4cm" svg:height="0.5cm" svg:x="0.547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E16" table:end-x="0.498cm" table:end-y="0.5cm" draw:z-index="395" draw:name="Grafik 19" draw:style-name="gr1" draw:text-style-name="P1" svg:width="0.5cm" svg:height="0.5cm" svg:x="0.547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F16" table:end-x="0.397cm" table:end-y="0.5cm" draw:z-index="326" draw:name="Grafik 21" draw:style-name="gr1" draw:text-style-name="P1" svg:width="0.4cm" svg:height="0.5cm" svg:x="0.545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G16" table:end-x="0.497cm" table:end-y="0.5cm" draw:z-index="82" draw:name="Grafik 1" draw:style-name="gr1" draw:text-style-name="P1" svg:width="0.5cm" svg:height="0.5cm" svg:x="0.545cm" svg:y="0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H16" table:end-x="0.497cm" table:end-y="0.5cm" draw:z-index="608" draw:name="Grafik 6" draw:style-name="gr1" draw:text-style-name="P1" svg:width="0.5cm" svg:height="0.5cm" svg:x="0.545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I16" table:end-x="0.395cm" table:end-y="0.5cm" draw:z-index="224" draw:name="Grafik 5" draw:style-name="gr1" draw:text-style-name="P1" svg:width="0.4cm" svg:height="0.5cm" svg:x="0.544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J16" table:end-x="0.495cm" table:end-y="0.5cm" draw:z-index="470" draw:name="Grafik 7" draw:style-name="gr1" draw:text-style-name="P1" svg:width="0.5cm" svg:height="0.5cm" svg:x="0.543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K16" table:end-x="0.473cm" table:end-y="0.5cm" draw:z-index="756" draw:name="Grafik 10" draw:style-name="gr1" draw:text-style-name="P1" svg:width="0.5cm" svg:height="0.5cm" svg:x="0.521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L16" table:end-x="0.493cm" table:end-y="0.5cm" draw:z-index="612" draw:name="Grafik 6" draw:style-name="gr1" draw:text-style-name="P1" svg:width="0.5cm" svg:height="0.5cm" svg:x="0.542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M16" table:end-x="0.493cm" table:end-y="0.5cm" draw:z-index="473" draw:name="Grafik 7" draw:style-name="gr1" draw:text-style-name="P1" svg:width="0.5cm" svg:height="0.5cm" svg:x="0.541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N16" table:end-x="0.493cm" table:end-y="0.5cm" draw:z-index="159" draw:name="Grafik 18" draw:style-name="gr1" draw:text-style-name="P1" svg:width="0.5cm" svg:height="0.5cm" svg:x="0.541cm" svg:y="0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O16" table:end-x="0.492cm" table:end-y="0.5cm" draw:z-index="615" draw:name="Grafik 6" draw:style-name="gr1" draw:text-style-name="P1" svg:width="0.5cm" svg:height="0.5cm" svg:x="0.54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P16" table:end-x="0.491cm" table:end-y="0.5cm" draw:z-index="476" draw:name="Grafik 7" draw:style-name="gr1" draw:text-style-name="P1" svg:width="0.5cm" svg:height="0.5cm" svg:x="0.54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Q16" table:end-x="0.491cm" table:end-y="0.5cm" draw:z-index="617" draw:name="Grafik 6" draw:style-name="gr1" draw:text-style-name="P1" svg:width="0.5cm" svg:height="0.5cm" svg:x="0.539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R16" table:end-x="0.39cm" table:end-y="0.5cm" draw:z-index="338" draw:name="Grafik 21" draw:style-name="gr1" draw:text-style-name="P1" svg:width="0.4cm" svg:height="0.5cm" svg:x="0.538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S16" table:end-x="0.39cm" table:end-y="0.5cm" draw:z-index="339" draw:name="Grafik 21" draw:style-name="gr1" draw:text-style-name="P1" svg:width="0.4cm" svg:height="0.5cm" svg:x="0.538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T16" table:end-x="0.389cm" table:end-y="0.5cm" draw:z-index="340" draw:name="Grafik 21" draw:style-name="gr1" draw:text-style-name="P1" svg:width="0.4cm" svg:height="0.5cm" svg:x="0.538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U16" table:end-x="0.489cm" table:end-y="0.5cm" draw:z-index="621" draw:name="Grafik 6" draw:style-name="gr1" draw:text-style-name="P1" svg:width="0.5cm" svg:height="0.5cm" svg:x="0.537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V16" table:end-x="0.388cm" table:end-y="0.5cm" draw:z-index="342" draw:name="Grafik 21" draw:style-name="gr1" draw:text-style-name="P1" svg:width="0.4cm" svg:height="0.5cm" svg:x="0.536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W16" table:end-x="0.387cm" table:end-y="0.5cm" draw:z-index="343" draw:name="Grafik 21" draw:style-name="gr1" draw:text-style-name="P1" svg:width="0.4cm" svg:height="0.5cm" svg:x="0.536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X16" table:end-x="0.387cm" table:end-y="0.5cm" draw:z-index="344" draw:name="Grafik 21" draw:style-name="gr1" draw:text-style-name="P1" svg:width="0.4cm" svg:height="0.5cm" svg:x="0.535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Y16" table:end-x="0.486cm" table:end-y="0.5cm" draw:z-index="415" draw:name="Grafik 19" draw:style-name="gr1" draw:text-style-name="P1" svg:width="0.5cm" svg:height="0.5cm" svg:x="0.534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Z16" table:end-x="0.486cm" table:end-y="0.5cm" draw:z-index="451" draw:name="Grafik 15" draw:style-name="gr1" draw:text-style-name="P1" svg:width="0.5cm" svg:height="0.5cm" svg:x="0.534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AA16" table:end-x="0.485cm" table:end-y="0.5cm" draw:z-index="452" draw:name="Grafik 15" draw:style-name="gr1" draw:text-style-name="P1" svg:width="0.5cm" svg:height="0.5cm" svg:x="0.534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AB16" table:end-x="0.484cm" table:end-y="0.5cm" draw:z-index="453" draw:name="Grafik 15" draw:style-name="gr1" draw:text-style-name="P1" svg:width="0.5cm" svg:height="0.5cm" svg:x="0.532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AC16" table:end-x="0.484cm" table:end-y="0.5cm" draw:z-index="419" draw:name="Grafik 19" draw:style-name="gr1" draw:text-style-name="P1" svg:width="0.5cm" svg:height="0.5cm" svg:x="0.532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AD16" table:end-x="0.483cm" table:end-y="0.5cm" draw:z-index="420" draw:name="Grafik 19" draw:style-name="gr1" draw:text-style-name="P1" svg:width="0.5cm" svg:height="0.5cm" svg:x="0.532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AE16" table:end-x="0.482cm" table:end-y="0.5cm" draw:z-index="421" draw:name="Grafik 19" draw:style-name="gr1" draw:text-style-name="P1" svg:width="0.5cm" svg:height="0.5cm" svg:x="0.53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AF16" table:end-x="0.382cm" table:end-y="0.5cm" draw:z-index="352" draw:name="Grafik 21" draw:style-name="gr1" draw:text-style-name="P1" svg:width="0.4cm" svg:height="0.5cm" svg:x="0.53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AG16" table:end-x="0.482cm" table:end-y="0.5cm" draw:z-index="178" draw:name="Grafik 18" draw:style-name="gr1" draw:text-style-name="P1" svg:width="0.5cm" svg:height="0.5cm" svg:x="0.53cm" svg:y="0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AH16" table:end-x="0.48cm" table:end-y="0.5cm" draw:z-index="424" draw:name="Grafik 19" draw:style-name="gr1" draw:text-style-name="P1" svg:width="0.5cm" svg:height="0.5cm" svg:x="0.529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AI16" table:end-x="0.48cm" table:end-y="0.5cm" draw:z-index="460" draw:name="Grafik 15" draw:style-name="gr1" draw:text-style-name="P1" svg:width="0.5cm" svg:height="0.5cm" svg:x="0.528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AJ16" table:end-x="0.48cm" table:end-y="0.5cm" draw:z-index="496" draw:name="Grafik 7" draw:style-name="gr1" draw:text-style-name="P1" svg:width="0.5cm" svg:height="0.5cm" svg:x="0.528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K16" table:end-x="0.379cm" table:end-y="0.5cm" draw:z-index="357" draw:name="Grafik 21" draw:style-name="gr1" draw:text-style-name="P1" svg:width="0.4cm" svg:height="0.5cm" svg:x="0.527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AL16" table:end-x="0.378cm" table:end-y="0.5cm" draw:z-index="10" draw:name="Grafik 16" draw:style-name="gr1" draw:text-style-name="P1" svg:width="0.4cm" svg:height="0.5cm" svg:x="0.527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AM16" table:end-x="0.295cm" table:end-y="0.5cm" draw:z-index="994" draw:name="Grafik 16" draw:style-name="gr1" draw:text-style-name="P1" svg:width="0.4cm" svg:height="0.5cm" svg:x="0.443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AN16" table:end-x="0.392cm" table:end-y="0.5cm" draw:z-index="1004" draw:name="Grafik 19" draw:style-name="gr1" draw:text-style-name="P1" svg:width="0.5cm" svg:height="0.5cm" svg:x="0.44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AO16" table:end-x="0.389cm" table:end-y="0.5cm" draw:z-index="1014" draw:name="Grafik 15" draw:style-name="gr1" draw:text-style-name="P1" svg:width="0.5cm" svg:height="0.5cm" svg:x="0.438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AP16" table:end-x="0.286cm" table:end-y="0.5cm" draw:z-index="997" draw:name="Grafik 16" draw:style-name="gr1" draw:text-style-name="P1" svg:width="0.4cm" svg:height="0.5cm" svg:x="0.434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AQ16" table:end-x="0.384cm" table:end-y="0.5cm" draw:z-index="953" draw:name="Grafik 2" draw:style-name="gr1" draw:text-style-name="P1" svg:width="0.5cm" svg:height="0.5cm" svg:x="0.432cm" svg:y="0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Tabelle1.AR16" table:end-x="0.381cm" table:end-y="0.5cm" draw:z-index="954" draw:name="Grafik 2" draw:style-name="gr1" draw:text-style-name="P1" svg:width="0.5cm" svg:height="0.5cm" svg:x="0.429cm" svg:y="0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Tabelle1.AS16" table:end-x="0.278cm" table:end-y="0.5cm" draw:z-index="1000" draw:name="Grafik 16" draw:style-name="gr1" draw:text-style-name="P1" svg:width="0.4cm" svg:height="0.5cm" svg:x="0.427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AT16" table:end-x="0.375cm" table:end-y="0.5cm" draw:z-index="1010" draw:name="Grafik 19" draw:style-name="gr1" draw:text-style-name="P1" svg:width="0.5cm" svg:height="0.5cm" svg:x="0.423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AU16" table:end-x="0.373cm" table:end-y="0.5cm" draw:z-index="1011" draw:name="Grafik 19" draw:style-name="gr1" draw:text-style-name="P1" svg:width="0.5cm" svg:height="0.5cm" svg:x="0.421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9:58</text:p>
          </table:table-cell>
          <table:table-cell office:value-type="float" office:value="56">
            <text:p>56</text:p>
          </table:table-cell>
          <table:table-cell>
            <draw:frame table:end-cell-address="Tabelle1.AY16" table:end-x="0.473cm" table:end-y="0.5cm" draw:z-index="897" draw:name="Grafik 4" draw:style-name="gr1" draw:text-style-name="P1" svg:width="0.5cm" svg:height="0.5cm" svg:x="2.231cm" svg:y="0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SUM([.AZ16:.BE16])" office:value-type="float" office:value="13">
            <text:p>13</text:p>
          </table:table-cell>
          <table:table-cell table:formula="of:=([.AZ16]*6+[.BA16]*5+[.BB16]*4+[.BC16]*3+[.BD16]*2+[.BE16])/10" office:value-type="float" office:value="2.5">
            <text:p>2,5</text:p>
          </table:table-cell>
          <table:table-cell/>
          <table:table-cell>
            <draw:frame table:end-cell-address="Tabelle1.BI16" table:end-x="0.508cm" table:end-y="0.5cm" draw:z-index="911" draw:name="Grafik 3" draw:style-name="gr1" draw:text-style-name="P1" svg:width="0.5cm" svg:height="0.5cm" svg:x="0.008cm" svg:y="0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J16:.BL16])" office:value-type="float" office:value="1">
            <text:p>1</text:p>
          </table:table-cell>
          <table:table-cell table:style-name="ce3" table:formula="of:=([.BJ16]*3+[.BK16]*2+[.BL16])/10" office:value-type="float" office:value="0.1">
            <text:p>0,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>
            <draw:frame table:end-cell-address="Tabelle1.B17" table:end-x="0.4cm" table:end-y="0.5cm" draw:z-index="27" draw:name="Grafik 2" draw:style-name="gr1" draw:text-style-name="P1" svg:width="0.4cm" svg:height="0.5cm" svg:x="0cm" svg:y="0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C17" table:end-x="0.499cm" table:end-y="0.5cm" draw:z-index="183" draw:name="Grafik 2" draw:style-name="gr1" draw:text-style-name="P1" svg:width="0.5cm" svg:height="0.5cm" svg:x="-0.001cm" svg:y="0cm">
              <draw:image xlink:href="Pictures/10000000000000E1000000E16F85034F.png" xlink:type="simple" xlink:show="embed" xlink:actuate="onLoad">
                <text:p/>
              </draw:image>
            </draw:frame>
            <draw:frame table:end-cell-address="Tabelle1.D17" table:end-x="0.442cm" table:end-y="0.5cm" draw:z-index="676" draw:name="Grafik 8" draw:style-name="gr1" draw:text-style-name="P1" svg:width="0.45cm" svg:height="0.5cm" svg:x="0.54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E17" table:end-x="0.498cm" table:end-y="0.5cm" draw:z-index="150" draw:name="Grafik 18" draw:style-name="gr1" draw:text-style-name="P1" svg:width="0.5cm" svg:height="0.5cm" svg:x="0.547cm" svg:y="0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F17" table:end-x="0.497cm" table:end-y="0.5cm" draw:z-index="466" draw:name="Grafik 7" draw:style-name="gr1" draw:text-style-name="P1" svg:width="0.5cm" svg:height="0.5cm" svg:x="0.545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G17" table:end-x="0.497cm" table:end-y="0.5cm" draw:z-index="397" draw:name="Grafik 19" draw:style-name="gr1" draw:text-style-name="P1" svg:width="0.5cm" svg:height="0.5cm" svg:x="0.545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H17" table:end-x="0.497cm" table:end-y="0.5cm" draw:z-index="83" draw:name="Grafik 1" draw:style-name="gr1" draw:text-style-name="P1" svg:width="0.5cm" svg:height="0.5cm" svg:x="0.545cm" svg:y="0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I17" table:end-x="0.495cm" table:end-y="0.5cm" draw:z-index="609" draw:name="Grafik 6" draw:style-name="gr1" draw:text-style-name="P1" svg:width="0.5cm" svg:height="0.5cm" svg:x="0.544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J17" table:end-x="0.495cm" table:end-y="0.5cm" draw:z-index="155" draw:name="Grafik 18" draw:style-name="gr1" draw:text-style-name="P1" svg:width="0.5cm" svg:height="0.5cm" svg:x="0.543cm" svg:y="0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K17" table:end-x="0.495cm" table:end-y="0.5cm" draw:z-index="471" draw:name="Grafik 7" draw:style-name="gr1" draw:text-style-name="P1" svg:width="0.5cm" svg:height="0.5cm" svg:x="0.543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L17" table:end-x="0.493cm" table:end-y="0.5cm" draw:z-index="157" draw:name="Grafik 18" draw:style-name="gr1" draw:text-style-name="P1" svg:width="0.5cm" svg:height="0.5cm" svg:x="0.542cm" svg:y="0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M17" table:end-x="0.493cm" table:end-y="0.5cm" draw:z-index="88" draw:name="Grafik 1" draw:style-name="gr1" draw:text-style-name="P1" svg:width="0.5cm" svg:height="0.5cm" svg:x="0.541cm" svg:y="0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N17" table:end-x="0.473cm" table:end-y="0.48cm" draw:z-index="544" draw:name="Grafik 3" draw:style-name="gr1" draw:text-style-name="P1" svg:width="0.48cm" svg:height="0.48cm" svg:x="0.541cm" svg:y="0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O17" table:end-x="0.492cm" table:end-y="0.5cm" draw:z-index="475" draw:name="Grafik 7" draw:style-name="gr1" draw:text-style-name="P1" svg:width="0.5cm" svg:height="0.5cm" svg:x="0.54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P17" table:end-x="0.471cm" table:end-y="0.48cm" draw:z-index="546" draw:name="Grafik 3" draw:style-name="gr1" draw:text-style-name="P1" svg:width="0.48cm" svg:height="0.48cm" svg:x="0.54cm" svg:y="0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Q17" table:end-x="0.491cm" table:end-y="0.5cm" draw:z-index="477" draw:name="Grafik 7" draw:style-name="gr1" draw:text-style-name="P1" svg:width="0.5cm" svg:height="0.5cm" svg:x="0.539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R17" table:end-x="0.44cm" table:end-y="0.5cm" draw:z-index="583" draw:name="Grafik 2" draw:style-name="gr1" draw:text-style-name="P1" svg:width="0.45cm" svg:height="0.5cm" svg:x="0.538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S17" table:end-x="0.49cm" table:end-y="0.5cm" draw:z-index="444" draw:name="Grafik 15" draw:style-name="gr1" draw:text-style-name="P1" svg:width="0.5cm" svg:height="0.5cm" svg:x="0.538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T17" table:end-x="0.489cm" table:end-y="0.5cm" draw:z-index="445" draw:name="Grafik 15" draw:style-name="gr1" draw:text-style-name="P1" svg:width="0.5cm" svg:height="0.5cm" svg:x="0.538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U17" table:end-x="0.489cm" table:end-y="0.5cm" draw:z-index="481" draw:name="Grafik 7" draw:style-name="gr1" draw:text-style-name="P1" svg:width="0.5cm" svg:height="0.5cm" svg:x="0.537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V17" table:end-x="0.488cm" table:end-y="0.5cm" draw:z-index="482" draw:name="Grafik 7" draw:style-name="gr1" draw:text-style-name="P1" svg:width="0.5cm" svg:height="0.5cm" svg:x="0.536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W17" table:end-x="0.487cm" table:end-y="0.5cm" draw:z-index="483" draw:name="Grafik 7" draw:style-name="gr1" draw:text-style-name="P1" svg:width="0.5cm" svg:height="0.5cm" svg:x="0.536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X17" table:end-x="0.487cm" table:end-y="0.5cm" draw:z-index="414" draw:name="Grafik 19" draw:style-name="gr1" draw:text-style-name="P1" svg:width="0.5cm" svg:height="0.5cm" svg:x="0.535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Y17" table:end-x="0.386cm" table:end-y="0.5cm" draw:z-index="345" draw:name="Grafik 21" draw:style-name="gr1" draw:text-style-name="P1" svg:width="0.4cm" svg:height="0.5cm" svg:x="0.534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Z17" table:end-x="0.386cm" table:end-y="0.5cm" draw:z-index="241" draw:name="Grafik 5" draw:style-name="gr1" draw:text-style-name="P1" svg:width="0.4cm" svg:height="0.5cm" svg:x="0.534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A17" table:end-x="0.385cm" table:end-y="0.5cm" draw:z-index="242" draw:name="Grafik 5" draw:style-name="gr1" draw:text-style-name="P1" svg:width="0.4cm" svg:height="0.5cm" svg:x="0.534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B17" table:end-x="0.384cm" table:end-y="0.5cm" draw:z-index="243" draw:name="Grafik 5" draw:style-name="gr1" draw:text-style-name="P1" svg:width="0.4cm" svg:height="0.5cm" svg:x="0.532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C17" table:end-x="0.484cm" table:end-y="0.5cm" draw:z-index="489" draw:name="Grafik 7" draw:style-name="gr1" draw:text-style-name="P1" svg:width="0.5cm" svg:height="0.5cm" svg:x="0.532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D17" table:end-x="0.483cm" table:end-y="0.5cm" draw:z-index="490" draw:name="Grafik 7" draw:style-name="gr1" draw:text-style-name="P1" svg:width="0.5cm" svg:height="0.5cm" svg:x="0.532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E17" table:end-x="0.482cm" table:end-y="0.5cm" draw:z-index="456" draw:name="Grafik 15" draw:style-name="gr1" draw:text-style-name="P1" svg:width="0.5cm" svg:height="0.5cm" svg:x="0.53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AF17" table:end-x="0.482cm" table:end-y="0.5cm" draw:z-index="422" draw:name="Grafik 19" draw:style-name="gr1" draw:text-style-name="P1" svg:width="0.5cm" svg:height="0.5cm" svg:x="0.53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AG17" table:end-x="0.482cm" table:end-y="0.5cm" draw:z-index="423" draw:name="Grafik 19" draw:style-name="gr1" draw:text-style-name="P1" svg:width="0.5cm" svg:height="0.5cm" svg:x="0.53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AH17" table:end-x="0.48cm" table:end-y="0.5cm" draw:z-index="459" draw:name="Grafik 15" draw:style-name="gr1" draw:text-style-name="P1" svg:width="0.5cm" svg:height="0.5cm" svg:x="0.529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AI17" table:end-x="0.48cm" table:end-y="0.5cm" draw:z-index="425" draw:name="Grafik 19" draw:style-name="gr1" draw:text-style-name="P1" svg:width="0.5cm" svg:height="0.5cm" svg:x="0.528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AJ17" table:end-x="0.48cm" table:end-y="0.5cm" draw:z-index="426" draw:name="Grafik 19" draw:style-name="gr1" draw:text-style-name="P1" svg:width="0.5cm" svg:height="0.5cm" svg:x="0.528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AK17" table:end-x="0.479cm" table:end-y="0.5cm" draw:z-index="427" draw:name="Grafik 19" draw:style-name="gr1" draw:text-style-name="P1" svg:width="0.5cm" svg:height="0.5cm" svg:x="0.527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AL17" table:end-x="0.378cm" table:end-y="0.5cm" draw:z-index="11" draw:name="Grafik 21" draw:style-name="gr1" draw:text-style-name="P1" svg:width="0.4cm" svg:height="0.5cm" svg:x="0.527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AM17" table:end-x="0.295cm" table:end-y="0.5cm" draw:z-index="985" draw:name="Grafik 21" draw:style-name="gr1" draw:text-style-name="P1" svg:width="0.4cm" svg:height="0.5cm" svg:x="0.443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AN17" table:end-x="0.292cm" table:end-y="0.5cm" draw:z-index="986" draw:name="Grafik 21" draw:style-name="gr1" draw:text-style-name="P1" svg:width="0.4cm" svg:height="0.5cm" svg:x="0.44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AO17" table:end-x="0.389cm" table:end-y="0.5cm" draw:z-index="1005" draw:name="Grafik 19" draw:style-name="gr1" draw:text-style-name="P1" svg:width="0.5cm" svg:height="0.5cm" svg:x="0.438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AP17" table:end-x="0.386cm" table:end-y="0.5cm" draw:z-index="952" draw:name="Grafik 2" draw:style-name="gr1" draw:text-style-name="P1" svg:width="0.5cm" svg:height="0.5cm" svg:x="0.434cm" svg:y="0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Tabelle1.AQ17" table:end-x="0.284cm" table:end-y="0.5cm" draw:z-index="998" draw:name="Grafik 16" draw:style-name="gr1" draw:text-style-name="P1" svg:width="0.4cm" svg:height="0.5cm" svg:x="0.432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AR17" table:end-x="0.381cm" table:end-y="0.5cm" draw:z-index="1017" draw:name="Grafik 15" draw:style-name="gr1" draw:text-style-name="P1" svg:width="0.5cm" svg:height="0.5cm" svg:x="0.429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AS17" table:end-x="0.378cm" table:end-y="0.5cm" draw:z-index="1018" draw:name="Grafik 15" draw:style-name="gr1" draw:text-style-name="P1" svg:width="0.5cm" svg:height="0.5cm" svg:x="0.427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AT17" table:end-x="0.275cm" table:end-y="0.5cm" draw:z-index="1001" draw:name="Grafik 16" draw:style-name="gr1" draw:text-style-name="P1" svg:width="0.4cm" svg:height="0.5cm" svg:x="0.423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AU17" table:end-x="0.273cm" table:end-y="0.5cm" draw:z-index="984" draw:name="Grafik 16" draw:style-name="gr1" draw:text-style-name="P1" svg:width="0.4cm" svg:height="0.5cm" svg:x="0.421cm" svg:y="0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62:68</text:p>
          </table:table-cell>
          <table:table-cell office:value-type="float" office:value="56">
            <text:p>56</text:p>
          </table:table-cell>
          <table:table-cell>
            <draw:frame table:end-cell-address="Tabelle1.AY17" table:end-x="0.473cm" table:end-y="0.5cm" draw:z-index="898" draw:name="Grafik 15" draw:style-name="gr1" draw:text-style-name="P1" svg:width="0.5cm" svg:height="0.5cm" svg:x="2.231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.AZ17:.BE17])" office:value-type="float" office:value="5">
            <text:p>5</text:p>
          </table:table-cell>
          <table:table-cell table:formula="of:=([.AZ17]*6+[.BA17]*5+[.BB17]*4+[.BC17]*3+[.BD17]*2+[.BE17])/10" office:value-type="float" office:value="1">
            <text:p>1</text:p>
          </table:table-cell>
          <table:table-cell/>
          <table:table-cell>
            <draw:frame table:end-cell-address="Tabelle1.BI17" table:end-x="0.458cm" table:end-y="0.5cm" draw:z-index="912" draw:name="Grafik 8" draw:style-name="gr1" draw:text-style-name="P1" svg:width="0.45cm" svg:height="0.5cm" svg:x="0.008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J17:.BL17])" office:value-type="float" office:value="1">
            <text:p>1</text:p>
          </table:table-cell>
          <table:table-cell table:style-name="ce3" table:formula="of:=([.BJ17]*3+[.BK17]*2+[.BL17])/10" office:value-type="float" office:value="0.1">
            <text:p>0,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>
            <draw:frame table:end-cell-address="Tabelle1.B18" table:end-x="0.5cm" table:end-y="0.501cm" draw:z-index="26" draw:name="Grafik 18" draw:style-name="gr1" draw:text-style-name="P1" svg:width="0.5cm" svg:height="0.5cm" svg:x="0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C18" table:end-x="0.499cm" table:end-y="0.501cm" draw:z-index="78" draw:name="Grafik 1" draw:style-name="gr1" draw:text-style-name="P1" svg:width="0.5cm" svg:height="0.5cm" svg:x="-0.001cm" svg:y="0.001cm">
              <draw:image xlink:href="Pictures/100002010000003C0000003C1ADA1908.png" xlink:type="simple" xlink:show="embed" xlink:actuate="onLoad">
                <text:p/>
              </draw:image>
            </draw:frame>
            <draw:frame table:end-cell-address="Tabelle1.D18" table:end-x="0.499cm" table:end-y="0.501cm" draw:z-index="394" draw:name="Grafik 19" draw:style-name="gr1" draw:text-style-name="P1" svg:width="0.5cm" svg:height="0.5cm" svg:x="0.547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E18" table:end-x="0.398cm" table:end-y="0.501cm" draw:z-index="220" draw:name="Grafik 5" draw:style-name="gr1" draw:text-style-name="P1" svg:width="0.4cm" svg:height="0.5cm" svg:x="0.547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F18" table:end-x="0.397cm" table:end-y="0.501cm" draw:z-index="221" draw:name="Grafik 5" draw:style-name="gr1" draw:text-style-name="P1" svg:width="0.4cm" svg:height="0.5cm" svg:x="0.545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G18" table:end-x="0.477cm" table:end-y="0.481cm" draw:z-index="537" draw:name="Grafik 3" draw:style-name="gr1" draw:text-style-name="P1" svg:width="0.48cm" svg:height="0.48cm" svg:x="0.545cm" svg:y="0.001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H18" table:end-x="0.497cm" table:end-y="0.501cm" draw:z-index="398" draw:name="Grafik 19" draw:style-name="gr1" draw:text-style-name="P1" svg:width="0.5cm" svg:height="0.5cm" svg:x="0.545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I18" table:end-x="0.478cm" table:end-y="0.501cm" draw:z-index="754" draw:name="Grafik 10" draw:style-name="gr1" draw:text-style-name="P1" svg:width="0.5cm" svg:height="0.5cm" svg:x="0.527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J18" table:end-x="0.495cm" table:end-y="0.501cm" draw:z-index="85" draw:name="Grafik 1" draw:style-name="gr1" draw:text-style-name="P1" svg:width="0.5cm" svg:height="0.5cm" svg:x="0.543cm" svg:y="0.001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K18" table:end-x="0.495cm" table:end-y="0.501cm" draw:z-index="86" draw:name="Grafik 1" draw:style-name="gr1" draw:text-style-name="P1" svg:width="0.5cm" svg:height="0.5cm" svg:x="0.543cm" svg:y="0.001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L18" table:end-x="0.469cm" table:end-y="0.501cm" draw:z-index="757" draw:name="Grafik 10" draw:style-name="gr1" draw:text-style-name="P1" svg:width="0.5cm" svg:height="0.5cm" svg:x="0.518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M18" table:end-x="0.493cm" table:end-y="0.501cm" draw:z-index="613" draw:name="Grafik 6" draw:style-name="gr1" draw:text-style-name="P1" svg:width="0.5cm" svg:height="0.5cm" svg:x="0.541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N18" table:end-x="0.493cm" table:end-y="0.501cm" draw:z-index="614" draw:name="Grafik 6" draw:style-name="gr1" draw:text-style-name="P1" svg:width="0.5cm" svg:height="0.5cm" svg:x="0.541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O18" table:end-x="0.472cm" table:end-y="0.481cm" draw:z-index="545" draw:name="Grafik 3" draw:style-name="gr1" draw:text-style-name="P1" svg:width="0.48cm" svg:height="0.48cm" svg:x="0.54cm" svg:y="0.001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P18" table:end-x="0.491cm" table:end-y="0.501cm" draw:z-index="616" draw:name="Grafik 6" draw:style-name="gr1" draw:text-style-name="P1" svg:width="0.5cm" svg:height="0.5cm" svg:x="0.54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Q18" table:end-x="0.491cm" table:end-y="0.501cm" draw:z-index="407" draw:name="Grafik 19" draw:style-name="gr1" draw:text-style-name="P1" svg:width="0.5cm" svg:height="0.5cm" svg:x="0.539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R18" table:end-x="0.47cm" table:end-y="0.481cm" draw:z-index="548" draw:name="Grafik 3" draw:style-name="gr1" draw:text-style-name="P1" svg:width="0.48cm" svg:height="0.48cm" svg:x="0.538cm" svg:y="0.001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S18" table:end-x="0.49cm" table:end-y="0.501cm" draw:z-index="129" draw:name="Grafik 3" draw:style-name="gr1" draw:text-style-name="P1" svg:width="0.5cm" svg:height="0.5cm" svg:x="0.538cm" svg:y="0.001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Tabelle1.T18" table:end-x="0.489cm" table:end-y="0.501cm" draw:z-index="130" draw:name="Grafik 3" draw:style-name="gr1" draw:text-style-name="P1" svg:width="0.5cm" svg:height="0.5cm" svg:x="0.538cm" svg:y="0.001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Tabelle1.U18" table:end-x="0.489cm" table:end-y="0.501cm" draw:z-index="131" draw:name="Grafik 3" draw:style-name="gr1" draw:text-style-name="P1" svg:width="0.5cm" svg:height="0.5cm" svg:x="0.537cm" svg:y="0.001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Tabelle1.V18" table:end-x="0.488cm" table:end-y="0.501cm" draw:z-index="133" draw:name="Grafik 3" draw:style-name="gr1" draw:text-style-name="P1" svg:width="0.5cm" svg:height="0.5cm" svg:x="0.536cm" svg:y="0.001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Tabelle1.W18" table:end-x="0.487cm" table:end-y="0.501cm" draw:z-index="134" draw:name="Grafik 3" draw:style-name="gr1" draw:text-style-name="P1" svg:width="0.5cm" svg:height="0.5cm" svg:x="0.536cm" svg:y="0.001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Tabelle1.X18" table:end-x="0.487cm" table:end-y="0.501cm" draw:z-index="484" draw:name="Grafik 7" draw:style-name="gr1" draw:text-style-name="P1" svg:width="0.5cm" svg:height="0.5cm" svg:x="0.535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Y18" table:end-x="0.486cm" table:end-y="0.501cm" draw:z-index="135" draw:name="Grafik 3" draw:style-name="gr1" draw:text-style-name="P1" svg:width="0.5cm" svg:height="0.5cm" svg:x="0.534cm" svg:y="0.001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Tabelle1.Z18" table:end-x="0.486cm" table:end-y="0.501cm" draw:z-index="486" draw:name="Grafik 7" draw:style-name="gr1" draw:text-style-name="P1" svg:width="0.5cm" svg:height="0.5cm" svg:x="0.534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A18" table:end-x="0.485cm" table:end-y="0.501cm" draw:z-index="487" draw:name="Grafik 7" draw:style-name="gr1" draw:text-style-name="P1" svg:width="0.5cm" svg:height="0.5cm" svg:x="0.534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B18" table:end-x="0.484cm" table:end-y="0.501cm" draw:z-index="488" draw:name="Grafik 7" draw:style-name="gr1" draw:text-style-name="P1" svg:width="0.5cm" svg:height="0.5cm" svg:x="0.532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C18" table:end-x="0.384cm" table:end-y="0.501cm" draw:z-index="244" draw:name="Grafik 5" draw:style-name="gr1" draw:text-style-name="P1" svg:width="0.4cm" svg:height="0.5cm" svg:x="0.532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D18" table:end-x="0.383cm" table:end-y="0.501cm" draw:z-index="245" draw:name="Grafik 5" draw:style-name="gr1" draw:text-style-name="P1" svg:width="0.4cm" svg:height="0.5cm" svg:x="0.532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E18" table:end-x="0.382cm" table:end-y="0.501cm" draw:z-index="351" draw:name="Grafik 21" draw:style-name="gr1" draw:text-style-name="P1" svg:width="0.4cm" svg:height="0.5cm" svg:x="0.53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AF18" table:end-x="0.482cm" table:end-y="0.501cm" draw:z-index="457" draw:name="Grafik 15" draw:style-name="gr1" draw:text-style-name="P1" svg:width="0.5cm" svg:height="0.5cm" svg:x="0.53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AG18" table:end-x="0.482cm" table:end-y="0.501cm" draw:z-index="458" draw:name="Grafik 15" draw:style-name="gr1" draw:text-style-name="P1" svg:width="0.5cm" svg:height="0.5cm" svg:x="0.53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AH18" table:end-x="0.48cm" table:end-y="0.501cm" draw:z-index="179" draw:name="Grafik 18" draw:style-name="gr1" draw:text-style-name="P1" svg:width="0.5cm" svg:height="0.5cm" svg:x="0.529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AI18" table:end-x="0.48cm" table:end-y="0.501cm" draw:z-index="180" draw:name="Grafik 18" draw:style-name="gr1" draw:text-style-name="P1" svg:width="0.5cm" svg:height="0.5cm" svg:x="0.528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AJ18" table:end-x="0.48cm" table:end-y="0.501cm" draw:z-index="181" draw:name="Grafik 18" draw:style-name="gr1" draw:text-style-name="P1" svg:width="0.5cm" svg:height="0.5cm" svg:x="0.528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AK18" table:end-x="0.379cm" table:end-y="0.501cm" draw:z-index="287" draw:name="Grafik 2" draw:style-name="gr1" draw:text-style-name="P1" svg:width="0.4cm" svg:height="0.5cm" svg:x="0.527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AL18" table:end-x="0.378cm" table:end-y="0.501cm" draw:z-index="12" draw:name="Grafik 16" draw:style-name="gr1" draw:text-style-name="P1" svg:width="0.4cm" svg:height="0.5cm" svg:x="0.527cm" svg:y="0.001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AM18" table:end-x="0.395cm" table:end-y="0.501cm" draw:z-index="949" draw:name="Grafik 2" draw:style-name="gr1" draw:text-style-name="P1" svg:width="0.5cm" svg:height="0.5cm" svg:x="0.443cm" svg:y="0.001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Tabelle1.AN18" table:end-x="0.392cm" table:end-y="0.501cm" draw:z-index="950" draw:name="Grafik 2" draw:style-name="gr1" draw:text-style-name="P1" svg:width="0.5cm" svg:height="0.5cm" svg:x="0.44cm" svg:y="0.001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Tabelle1.AO18" table:end-x="0.289cm" table:end-y="0.501cm" draw:z-index="987" draw:name="Grafik 21" draw:style-name="gr1" draw:text-style-name="P1" svg:width="0.4cm" svg:height="0.5cm" svg:x="0.438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AP18" table:end-x="0.286cm" table:end-y="0.501cm" draw:z-index="988" draw:name="Grafik 21" draw:style-name="gr1" draw:text-style-name="P1" svg:width="0.4cm" svg:height="0.5cm" svg:x="0.434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AQ18" table:end-x="0.284cm" table:end-y="0.501cm" draw:z-index="989" draw:name="Grafik 21" draw:style-name="gr1" draw:text-style-name="P1" svg:width="0.4cm" svg:height="0.5cm" svg:x="0.432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AR18" table:end-x="0.281cm" table:end-y="0.501cm" draw:z-index="981" draw:name="Grafik 16" draw:style-name="gr1" draw:text-style-name="P1" svg:width="0.4cm" svg:height="0.5cm" svg:x="0.429cm" svg:y="0.001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AS18" table:end-x="0.278cm" table:end-y="0.501cm" draw:z-index="982" draw:name="Grafik 16" draw:style-name="gr1" draw:text-style-name="P1" svg:width="0.4cm" svg:height="0.5cm" svg:x="0.427cm" svg:y="0.001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AT18" table:end-x="0.275cm" table:end-y="0.501cm" draw:z-index="983" draw:name="Grafik 16" draw:style-name="gr1" draw:text-style-name="P1" svg:width="0.4cm" svg:height="0.5cm" svg:x="0.423cm" svg:y="0.001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AU18" table:end-x="0.273cm" table:end-y="0.501cm" draw:z-index="1002" draw:name="Grafik 16" draw:style-name="gr1" draw:text-style-name="P1" svg:width="0.4cm" svg:height="0.5cm" svg:x="0.421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8:66</text:p>
          </table:table-cell>
          <table:table-cell office:value-type="float" office:value="56">
            <text:p>56</text:p>
          </table:table-cell>
          <table:table-cell>
            <draw:frame table:end-cell-address="Tabelle1.AY18" table:end-x="0.473cm" table:end-y="0.501cm" draw:z-index="899" draw:name="Grafik 6" draw:style-name="gr1" draw:text-style-name="P1" svg:width="0.5cm" svg:height="0.5cm" svg:x="2.231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AZ18:.BE18])" office:value-type="float" office:value="1">
            <text:p>1</text:p>
          </table:table-cell>
          <table:table-cell table:formula="of:=([.AZ18]*6+[.BA18]*5+[.BB18]*4+[.BC18]*3+[.BD18]*2+[.BE18])/10" office:value-type="float" office:value="0.2">
            <text:p>0,2</text:p>
          </table:table-cell>
          <table:table-cell table:number-columns-repeated="16"/>
        </table:table-row>
        <table:table-row table:style-name="ro1">
          <table:table-cell office:value-type="float" office:value="18">
            <text:p>18</text:p>
          </table:table-cell>
          <table:table-cell>
            <draw:frame table:end-cell-address="Tabelle1.B19" table:end-x="0.45cm" table:end-y="0.501cm" draw:z-index="25" draw:name="Grafik 17" draw:style-name="gr1" draw:text-style-name="P1" svg:width="0.45cm" svg:height="0.5cm" svg:x="0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C19" table:end-x="0.399cm" table:end-y="0.501cm" draw:z-index="218" draw:name="Grafik 5" draw:style-name="gr1" draw:text-style-name="P1" svg:width="0.4cm" svg:height="0.5cm" svg:x="-0.001cm" svg:y="0.001cm">
              <draw:image xlink:href="Pictures/100002010000075D000007C61659817E.png" xlink:type="simple" xlink:show="embed" xlink:actuate="onLoad">
                <text:p/>
              </draw:image>
            </draw:frame>
            <draw:frame table:end-cell-address="Tabelle1.D19" table:end-x="0.479cm" table:end-y="0.481cm" draw:z-index="534" draw:name="Grafik 3" draw:style-name="gr1" draw:text-style-name="P1" svg:width="0.48cm" svg:height="0.48cm" svg:x="0.547cm" svg:y="0.001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E19" table:end-x="0.489cm" table:end-y="0.501cm" draw:z-index="750" draw:name="Grafik 10" draw:style-name="gr1" draw:text-style-name="P1" svg:width="0.5cm" svg:height="0.5cm" svg:x="0.538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F19" table:end-x="0.497cm" table:end-y="0.501cm" draw:z-index="81" draw:name="Grafik 1" draw:style-name="gr1" draw:text-style-name="P1" svg:width="0.5cm" svg:height="0.5cm" svg:x="0.545cm" svg:y="0.001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G19" table:end-x="0.397cm" table:end-y="0.501cm" draw:z-index="222" draw:name="Grafik 5" draw:style-name="gr1" draw:text-style-name="P1" svg:width="0.4cm" svg:height="0.5cm" svg:x="0.545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H19" table:end-x="0.481cm" table:end-y="0.501cm" draw:z-index="753" draw:name="Grafik 10" draw:style-name="gr1" draw:text-style-name="P1" svg:width="0.5cm" svg:height="0.5cm" svg:x="0.529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I19" table:end-x="0.495cm" table:end-y="0.501cm" draw:z-index="469" draw:name="Grafik 7" draw:style-name="gr1" draw:text-style-name="P1" svg:width="0.5cm" svg:height="0.5cm" svg:x="0.544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J19" table:end-x="0.495cm" table:end-y="0.501cm" draw:z-index="610" draw:name="Grafik 6" draw:style-name="gr1" draw:text-style-name="P1" svg:width="0.5cm" svg:height="0.5cm" svg:x="0.543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K19" table:end-x="0.495cm" table:end-y="0.501cm" draw:z-index="611" draw:name="Grafik 6" draw:style-name="gr1" draw:text-style-name="P1" svg:width="0.5cm" svg:height="0.5cm" svg:x="0.543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L19" table:end-x="0.493cm" table:end-y="0.501cm" draw:z-index="87" draw:name="Grafik 1" draw:style-name="gr1" draw:text-style-name="P1" svg:width="0.5cm" svg:height="0.5cm" svg:x="0.542cm" svg:y="0.001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M19" table:end-x="0.493cm" table:end-y="0.501cm" draw:z-index="193" draw:name="Grafik 2" draw:style-name="gr1" draw:text-style-name="P1" svg:width="0.5cm" svg:height="0.5cm" svg:x="0.541cm" svg:y="0.001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Tabelle1.N19" table:end-x="0.493cm" table:end-y="0.501cm" draw:z-index="89" draw:name="Grafik 1" draw:style-name="gr1" draw:text-style-name="P1" svg:width="0.5cm" svg:height="0.5cm" svg:x="0.541cm" svg:y="0.001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O19" table:end-x="0.492cm" table:end-y="0.501cm" draw:z-index="195" draw:name="Grafik 2" draw:style-name="gr1" draw:text-style-name="P1" svg:width="0.5cm" svg:height="0.5cm" svg:x="0.54cm" svg:y="0.001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Tabelle1.P19" table:end-x="0.391cm" table:end-y="0.501cm" draw:z-index="266" draw:name="Grafik 2" draw:style-name="gr1" draw:text-style-name="P1" svg:width="0.4cm" svg:height="0.5cm" svg:x="0.54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Q19" table:end-x="0.471cm" table:end-y="0.481cm" draw:z-index="547" draw:name="Grafik 3" draw:style-name="gr1" draw:text-style-name="P1" svg:width="0.48cm" svg:height="0.48cm" svg:x="0.539cm" svg:y="0.001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R19" table:end-x="0.49cm" table:end-y="0.501cm" draw:z-index="408" draw:name="Grafik 19" draw:style-name="gr1" draw:text-style-name="P1" svg:width="0.5cm" svg:height="0.5cm" svg:x="0.538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S19" table:end-x="0.49cm" table:end-y="0.501cm" draw:z-index="409" draw:name="Grafik 19" draw:style-name="gr1" draw:text-style-name="P1" svg:width="0.5cm" svg:height="0.5cm" svg:x="0.538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T19" table:end-x="0.489cm" table:end-y="0.501cm" draw:z-index="410" draw:name="Grafik 19" draw:style-name="gr1" draw:text-style-name="P1" svg:width="0.5cm" svg:height="0.5cm" svg:x="0.538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U19" table:end-x="0.489cm" table:end-y="0.501cm" draw:z-index="411" draw:name="Grafik 19" draw:style-name="gr1" draw:text-style-name="P1" svg:width="0.5cm" svg:height="0.5cm" svg:x="0.537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V19" table:end-x="0.488cm" table:end-y="0.501cm" draw:z-index="412" draw:name="Grafik 19" draw:style-name="gr1" draw:text-style-name="P1" svg:width="0.5cm" svg:height="0.5cm" svg:x="0.536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W19" table:end-x="0.487cm" table:end-y="0.501cm" draw:z-index="413" draw:name="Grafik 19" draw:style-name="gr1" draw:text-style-name="P1" svg:width="0.5cm" svg:height="0.5cm" svg:x="0.536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X19" table:end-x="0.487cm" table:end-y="0.501cm" draw:z-index="132" draw:name="Grafik 3" draw:style-name="gr1" draw:text-style-name="P1" svg:width="0.5cm" svg:height="0.5cm" svg:x="0.535cm" svg:y="0.001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Tabelle1.Y19" table:end-x="0.486cm" table:end-y="0.501cm" draw:z-index="485" draw:name="Grafik 7" draw:style-name="gr1" draw:text-style-name="P1" svg:width="0.5cm" svg:height="0.5cm" svg:x="0.534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Z19" table:end-x="0.386cm" table:end-y="0.501cm" draw:z-index="346" draw:name="Grafik 21" draw:style-name="gr1" draw:text-style-name="P1" svg:width="0.4cm" svg:height="0.5cm" svg:x="0.534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AA19" table:end-x="0.385cm" table:end-y="0.501cm" draw:z-index="347" draw:name="Grafik 21" draw:style-name="gr1" draw:text-style-name="P1" svg:width="0.4cm" svg:height="0.5cm" svg:x="0.534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AB19" table:end-x="0.384cm" table:end-y="0.501cm" draw:z-index="348" draw:name="Grafik 21" draw:style-name="gr1" draw:text-style-name="P1" svg:width="0.4cm" svg:height="0.5cm" svg:x="0.532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AC19" table:end-x="0.384cm" table:end-y="0.501cm" draw:z-index="349" draw:name="Grafik 21" draw:style-name="gr1" draw:text-style-name="P1" svg:width="0.4cm" svg:height="0.5cm" svg:x="0.532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AD19" table:end-x="0.383cm" table:end-y="0.501cm" draw:z-index="350" draw:name="Grafik 21" draw:style-name="gr1" draw:text-style-name="P1" svg:width="0.4cm" svg:height="0.5cm" svg:x="0.532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AE19" table:end-x="0.382cm" table:end-y="0.501cm" draw:z-index="246" draw:name="Grafik 5" draw:style-name="gr1" draw:text-style-name="P1" svg:width="0.4cm" svg:height="0.5cm" svg:x="0.53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F19" table:end-x="0.382cm" table:end-y="0.501cm" draw:z-index="247" draw:name="Grafik 5" draw:style-name="gr1" draw:text-style-name="P1" svg:width="0.4cm" svg:height="0.5cm" svg:x="0.53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G19" table:end-x="0.382cm" table:end-y="0.501cm" draw:z-index="248" draw:name="Grafik 5" draw:style-name="gr1" draw:text-style-name="P1" svg:width="0.4cm" svg:height="0.5cm" svg:x="0.53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H19" table:end-x="0.38cm" table:end-y="0.501cm" draw:z-index="249" draw:name="Grafik 5" draw:style-name="gr1" draw:text-style-name="P1" svg:width="0.4cm" svg:height="0.5cm" svg:x="0.529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I19" table:end-x="0.48cm" table:end-y="0.501cm" draw:z-index="145" draw:name="Grafik 3" draw:style-name="gr1" draw:text-style-name="P1" svg:width="0.5cm" svg:height="0.5cm" svg:x="0.528cm" svg:y="0.001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Tabelle1.AJ19" table:end-x="0.48cm" table:end-y="0.501cm" draw:z-index="146" draw:name="Grafik 3" draw:style-name="gr1" draw:text-style-name="P1" svg:width="0.5cm" svg:height="0.5cm" svg:x="0.528cm" svg:y="0.001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Tabelle1.AK19" table:end-x="0.479cm" table:end-y="0.501cm" draw:z-index="182" draw:name="Grafik 18" draw:style-name="gr1" draw:text-style-name="P1" svg:width="0.5cm" svg:height="0.5cm" svg:x="0.527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AL19" table:end-x="0.378cm" table:end-y="0.501cm" draw:z-index="13" draw:name="Grafik 2" draw:style-name="gr1" draw:text-style-name="P1" svg:width="0.4cm" svg:height="0.5cm" svg:x="0.527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AM19" table:end-x="0.295cm" table:end-y="0.501cm" draw:z-index="976" draw:name="Grafik 16" draw:style-name="gr1" draw:text-style-name="P1" svg:width="0.4cm" svg:height="0.5cm" svg:x="0.443cm" svg:y="0.001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AN19" table:end-x="0.392cm" table:end-y="0.501cm" draw:z-index="932" draw:name="Grafik 3" draw:style-name="gr1" draw:text-style-name="P1" svg:width="0.5cm" svg:height="0.5cm" svg:x="0.44cm" svg:y="0.001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Tabelle1.AO19" table:end-x="0.389cm" table:end-y="0.501cm" draw:z-index="933" draw:name="Grafik 3" draw:style-name="gr1" draw:text-style-name="P1" svg:width="0.5cm" svg:height="0.5cm" svg:x="0.438cm" svg:y="0.001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Tabelle1.AP19" table:end-x="0.286cm" table:end-y="0.501cm" draw:z-index="979" draw:name="Grafik 16" draw:style-name="gr1" draw:text-style-name="P1" svg:width="0.4cm" svg:height="0.5cm" svg:x="0.434cm" svg:y="0.001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AQ19" table:end-x="0.284cm" table:end-y="0.501cm" draw:z-index="962" draw:name="Grafik 5" draw:style-name="gr1" draw:text-style-name="P1" svg:width="0.4cm" svg:height="0.5cm" svg:x="0.432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R19" table:end-x="0.281cm" table:end-y="0.501cm" draw:z-index="990" draw:name="Grafik 21" draw:style-name="gr1" draw:text-style-name="P1" svg:width="0.4cm" svg:height="0.5cm" svg:x="0.429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AS19" table:end-x="0.278cm" table:end-y="0.501cm" draw:z-index="964" draw:name="Grafik 5" draw:style-name="gr1" draw:text-style-name="P1" svg:width="0.4cm" svg:height="0.5cm" svg:x="0.427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T19" table:end-x="0.275cm" table:end-y="0.501cm" draw:z-index="974" draw:name="Grafik 2" draw:style-name="gr1" draw:text-style-name="P1" svg:width="0.4cm" svg:height="0.5cm" svg:x="0.423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AU19" table:end-x="0.273cm" table:end-y="0.501cm" draw:z-index="966" draw:name="Grafik 5" draw:style-name="gr1" draw:text-style-name="P1" svg:width="0.4cm" svg:height="0.5cm" svg:x="0.421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8:61</text:p>
          </table:table-cell>
          <table:table-cell office:value-type="float" office:value="53">
            <text:p>53</text:p>
          </table:table-cell>
          <table:table-cell>
            <draw:frame table:end-cell-address="Tabelle1.AY19" table:end-x="0.473cm" table:end-y="0.501cm" draw:z-index="900" draw:name="Grafik 7" draw:style-name="gr1" draw:text-style-name="P1" svg:width="0.5cm" svg:height="0.5cm" svg:x="2.231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AZ19:.BE19])" office:value-type="float" office:value="1">
            <text:p>1</text:p>
          </table:table-cell>
          <table:table-cell table:formula="of:=([.AZ19]*6+[.BA19]*5+[.BB19]*4+[.BC19]*3+[.BD19]*2+[.BE19])/10" office:value-type="float" office:value="0.2">
            <text:p>0,2</text:p>
          </table:table-cell>
          <table:table-cell table:number-columns-repeated="16"/>
        </table:table-row>
        <table:table-row table:style-name="ro1">
          <table:table-cell office:value-type="float" office:value="19">
            <text:p>19</text:p>
          </table:table-cell>
          <table:table-cell>
            <draw:frame table:end-cell-address="Tabelle1.B20" table:end-x="0.4cm" table:end-y="0.5cm" draw:z-index="24" draw:name="Grafik 16" draw:style-name="gr1" draw:text-style-name="P1" svg:width="0.4cm" svg:height="0.5cm" svg:x="0cm" svg:y="0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C20" table:end-x="0.399cm" table:end-y="0.5cm" draw:z-index="253" draw:name="Grafik 2" draw:style-name="gr1" draw:text-style-name="P1" svg:width="0.4cm" svg:height="0.5cm" svg:x="-0.001cm" svg:y="0cm">
              <draw:image xlink:href="Pictures/10000201000004B000000719E91CE483.png" xlink:type="simple" xlink:show="embed" xlink:actuate="onLoad">
                <text:p/>
              </draw:image>
            </draw:frame>
            <draw:frame table:end-cell-address="Tabelle1.D20" table:end-x="0.449cm" table:end-y="0.5cm" draw:z-index="569" draw:name="Grafik 2" draw:style-name="gr1" draw:text-style-name="P1" svg:width="0.45cm" svg:height="0.5cm" svg:x="0.547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E20" table:end-x="0.498cm" table:end-y="0.5cm" draw:z-index="430" draw:name="Grafik 15" draw:style-name="gr1" draw:text-style-name="P1" svg:width="0.5cm" svg:height="0.5cm" svg:x="0.547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F20" table:end-x="0.486cm" table:end-y="0.5cm" draw:z-index="751" draw:name="Grafik 10" draw:style-name="gr1" draw:text-style-name="P1" svg:width="0.5cm" svg:height="0.5cm" svg:x="0.534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G20" table:end-x="0.497cm" table:end-y="0.5cm" draw:z-index="467" draw:name="Grafik 7" draw:style-name="gr1" draw:text-style-name="P1" svg:width="0.5cm" svg:height="0.5cm" svg:x="0.545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H20" table:end-x="0.497cm" table:end-y="0.5cm" draw:z-index="468" draw:name="Grafik 7" draw:style-name="gr1" draw:text-style-name="P1" svg:width="0.5cm" svg:height="0.5cm" svg:x="0.545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I20" table:end-x="0.495cm" table:end-y="0.5cm" draw:z-index="189" draw:name="Grafik 2" draw:style-name="gr1" draw:text-style-name="P1" svg:width="0.5cm" svg:height="0.5cm" svg:x="0.544cm" svg:y="0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Tabelle1.J20" table:end-x="0.395cm" table:end-y="0.5cm" draw:z-index="225" draw:name="Grafik 5" draw:style-name="gr1" draw:text-style-name="P1" svg:width="0.4cm" svg:height="0.5cm" svg:x="0.543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K20" table:end-x="0.495cm" table:end-y="0.5cm" draw:z-index="191" draw:name="Grafik 2" draw:style-name="gr1" draw:text-style-name="P1" svg:width="0.5cm" svg:height="0.5cm" svg:x="0.543cm" svg:y="0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Tabelle1.L20" table:end-x="0.493cm" table:end-y="0.5cm" draw:z-index="192" draw:name="Grafik 2" draw:style-name="gr1" draw:text-style-name="P1" svg:width="0.5cm" svg:height="0.5cm" svg:x="0.542cm" svg:y="0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Tabelle1.M20" table:end-x="0.493cm" table:end-y="0.5cm" draw:z-index="158" draw:name="Grafik 18" draw:style-name="gr1" draw:text-style-name="P1" svg:width="0.5cm" svg:height="0.5cm" svg:x="0.541cm" svg:y="0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N20" table:end-x="0.493cm" table:end-y="0.5cm" draw:z-index="194" draw:name="Grafik 2" draw:style-name="gr1" draw:text-style-name="P1" svg:width="0.5cm" svg:height="0.5cm" svg:x="0.541cm" svg:y="0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Tabelle1.O20" table:end-x="0.492cm" table:end-y="0.5cm" draw:z-index="90" draw:name="Grafik 1" draw:style-name="gr1" draw:text-style-name="P1" svg:width="0.5cm" svg:height="0.5cm" svg:x="0.54cm" svg:y="0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P20" table:end-x="0.491cm" table:end-y="0.5cm" draw:z-index="406" draw:name="Grafik 19" draw:style-name="gr1" draw:text-style-name="P1" svg:width="0.5cm" svg:height="0.5cm" svg:x="0.54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Q20" table:end-x="0.391cm" table:end-y="0.5cm" draw:z-index="267" draw:name="Grafik 2" draw:style-name="gr1" draw:text-style-name="P1" svg:width="0.4cm" svg:height="0.5cm" svg:x="0.539cm" svg:y="0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R20" table:end-x="0.39cm" table:end-y="0.5cm" draw:z-index="268" draw:name="Grafik 2" draw:style-name="gr1" draw:text-style-name="P1" svg:width="0.4cm" svg:height="0.5cm" svg:x="0.538cm" svg:y="0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S20" table:end-x="0.39cm" table:end-y="0.5cm" draw:z-index="269" draw:name="Grafik 2" draw:style-name="gr1" draw:text-style-name="P1" svg:width="0.4cm" svg:height="0.5cm" svg:x="0.538cm" svg:y="0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T20" table:end-x="0.389cm" table:end-y="0.5cm" draw:z-index="270" draw:name="Grafik 2" draw:style-name="gr1" draw:text-style-name="P1" svg:width="0.4cm" svg:height="0.5cm" svg:x="0.538cm" svg:y="0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U20" table:end-x="0.389cm" table:end-y="0.5cm" draw:z-index="236" draw:name="Grafik 5" draw:style-name="gr1" draw:text-style-name="P1" svg:width="0.4cm" svg:height="0.5cm" svg:x="0.537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V20" table:end-x="0.388cm" table:end-y="0.5cm" draw:z-index="272" draw:name="Grafik 2" draw:style-name="gr1" draw:text-style-name="P1" svg:width="0.4cm" svg:height="0.5cm" svg:x="0.536cm" svg:y="0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W20" table:end-x="0.387cm" table:end-y="0.5cm" draw:z-index="273" draw:name="Grafik 2" draw:style-name="gr1" draw:text-style-name="P1" svg:width="0.4cm" svg:height="0.5cm" svg:x="0.536cm" svg:y="0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X20" table:end-x="0.387cm" table:end-y="0.5cm" draw:z-index="274" draw:name="Grafik 2" draw:style-name="gr1" draw:text-style-name="P1" svg:width="0.4cm" svg:height="0.5cm" svg:x="0.535cm" svg:y="0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Y20" table:end-x="0.386cm" table:end-y="0.5cm" draw:z-index="240" draw:name="Grafik 5" draw:style-name="gr1" draw:text-style-name="P1" svg:width="0.4cm" svg:height="0.5cm" svg:x="0.534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Z20" table:end-x="0.486cm" table:end-y="0.5cm" draw:z-index="136" draw:name="Grafik 3" draw:style-name="gr1" draw:text-style-name="P1" svg:width="0.5cm" svg:height="0.5cm" svg:x="0.534cm" svg:y="0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Tabelle1.AA20" table:end-x="0.485cm" table:end-y="0.5cm" draw:z-index="137" draw:name="Grafik 3" draw:style-name="gr1" draw:text-style-name="P1" svg:width="0.5cm" svg:height="0.5cm" svg:x="0.534cm" svg:y="0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Tabelle1.AB20" table:end-x="0.484cm" table:end-y="0.5cm" draw:z-index="138" draw:name="Grafik 3" draw:style-name="gr1" draw:text-style-name="P1" svg:width="0.5cm" svg:height="0.5cm" svg:x="0.532cm" svg:y="0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Tabelle1.AC20" table:end-x="0.484cm" table:end-y="0.5cm" draw:z-index="139" draw:name="Grafik 3" draw:style-name="gr1" draw:text-style-name="P1" svg:width="0.5cm" svg:height="0.5cm" svg:x="0.532cm" svg:y="0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Tabelle1.AD20" table:end-x="0.383cm" table:end-y="0.5cm" draw:z-index="280" draw:name="Grafik 2" draw:style-name="gr1" draw:text-style-name="P1" svg:width="0.4cm" svg:height="0.5cm" svg:x="0.532cm" svg:y="0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AE20" table:end-x="0.482cm" table:end-y="0.5cm" draw:z-index="141" draw:name="Grafik 3" draw:style-name="gr1" draw:text-style-name="P1" svg:width="0.5cm" svg:height="0.5cm" svg:x="0.53cm" svg:y="0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Tabelle1.AF20" table:end-x="0.382cm" table:end-y="0.5cm" draw:z-index="282" draw:name="Grafik 2" draw:style-name="gr1" draw:text-style-name="P1" svg:width="0.4cm" svg:height="0.5cm" svg:x="0.53cm" svg:y="0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AG20" table:end-x="0.482cm" table:end-y="0.5cm" draw:z-index="143" draw:name="Grafik 3" draw:style-name="gr1" draw:text-style-name="P1" svg:width="0.5cm" svg:height="0.5cm" svg:x="0.53cm" svg:y="0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Tabelle1.AH20" table:end-x="0.48cm" table:end-y="0.5cm" draw:z-index="144" draw:name="Grafik 3" draw:style-name="gr1" draw:text-style-name="P1" svg:width="0.5cm" svg:height="0.5cm" svg:x="0.529cm" svg:y="0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Tabelle1.AI20" table:end-x="0.38cm" table:end-y="0.5cm" draw:z-index="320" draw:name="Grafik 16" draw:style-name="gr1" draw:text-style-name="P1" svg:width="0.4cm" svg:height="0.5cm" svg:x="0.528cm" svg:y="0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AJ20" table:end-x="0.38cm" table:end-y="0.5cm" draw:z-index="286" draw:name="Grafik 2" draw:style-name="gr1" draw:text-style-name="P1" svg:width="0.4cm" svg:height="0.5cm" svg:x="0.528cm" svg:y="0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AK20" table:end-x="0.479cm" table:end-y="0.5cm" draw:z-index="211" draw:name="Grafik 2" draw:style-name="gr1" draw:text-style-name="P1" svg:width="0.5cm" svg:height="0.5cm" svg:x="0.527cm" svg:y="0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Tabelle1.AL20" table:end-x="0.378cm" table:end-y="0.5cm" draw:z-index="14" draw:name="Grafik 5" draw:style-name="gr1" draw:text-style-name="P1" svg:width="0.4cm" svg:height="0.5cm" svg:x="0.527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M20" table:end-x="0.395cm" table:end-y="0.5cm" draw:z-index="931" draw:name="Grafik 3" draw:style-name="gr1" draw:text-style-name="P1" svg:width="0.5cm" svg:height="0.5cm" svg:x="0.443cm" svg:y="0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Tabelle1.AN20" table:end-x="0.292cm" table:end-y="0.5cm" draw:z-index="959" draw:name="Grafik 5" draw:style-name="gr1" draw:text-style-name="P1" svg:width="0.4cm" svg:height="0.5cm" svg:x="0.44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O20" table:end-x="0.389cm" table:end-y="0.5cm" draw:z-index="942" draw:name="Grafik 18" draw:style-name="gr1" draw:text-style-name="P1" svg:width="0.5cm" svg:height="0.5cm" svg:x="0.438cm" svg:y="0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AP20" table:end-x="0.386cm" table:end-y="0.5cm" draw:z-index="934" draw:name="Grafik 3" draw:style-name="gr1" draw:text-style-name="P1" svg:width="0.5cm" svg:height="0.5cm" svg:x="0.434cm" svg:y="0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Tabelle1.AQ20" table:end-x="0.284cm" table:end-y="0.5cm" draw:z-index="971" draw:name="Grafik 2" draw:style-name="gr1" draw:text-style-name="P1" svg:width="0.4cm" svg:height="0.5cm" svg:x="0.432cm" svg:y="0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AR20" table:end-x="0.281cm" table:end-y="0.5cm" draw:z-index="963" draw:name="Grafik 5" draw:style-name="gr1" draw:text-style-name="P1" svg:width="0.4cm" svg:height="0.5cm" svg:x="0.429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S20" table:end-x="0.278cm" table:end-y="0.5cm" draw:z-index="991" draw:name="Grafik 21" draw:style-name="gr1" draw:text-style-name="P1" svg:width="0.4cm" svg:height="0.5cm" svg:x="0.427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AT20" table:end-x="0.275cm" table:end-y="0.5cm" draw:z-index="965" draw:name="Grafik 5" draw:style-name="gr1" draw:text-style-name="P1" svg:width="0.4cm" svg:height="0.5cm" svg:x="0.423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U20" table:end-x="0.273cm" table:end-y="0.5cm" draw:z-index="975" draw:name="Grafik 2" draw:style-name="gr1" draw:text-style-name="P1" svg:width="0.4cm" svg:height="0.5cm" svg:x="0.421cm" svg:y="0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2:70</text:p>
          </table:table-cell>
          <table:table-cell office:value-type="float" office:value="51">
            <text:p>51</text:p>
          </table:table-cell>
          <table:table-cell>
            <draw:frame table:end-cell-address="Tabelle1.AY20" table:end-x="0.373cm" table:end-y="0.5cm" draw:z-index="901" draw:name="Grafik 21" draw:style-name="gr1" draw:text-style-name="P1" svg:width="0.4cm" svg:height="0.5cm" svg:x="2.231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AZ20:.BE20])" office:value-type="float" office:value="1">
            <text:p>1</text:p>
          </table:table-cell>
          <table:table-cell table:formula="of:=([.AZ20]*6+[.BA20]*5+[.BB20]*4+[.BC20]*3+[.BD20]*2+[.BE20])/10" office:value-type="float" office:value="0.1">
            <text:p>0,1</text:p>
          </table:table-cell>
          <table:table-cell table:number-columns-repeated="16"/>
        </table:table-row>
        <table:table-row table:style-name="ro1">
          <table:table-cell office:value-type="float" office:value="20">
            <text:p>20</text:p>
          </table:table-cell>
          <table:table-cell>
            <draw:frame table:end-cell-address="Tabelle1.B21" table:end-x="0.5cm" table:end-y="0.501cm" draw:z-index="23" draw:name="Grafik 10" draw:style-name="gr1" draw:text-style-name="P1" svg:width="0.5cm" svg:height="0.5cm" svg:x="0cm" svg:y="0.001cm">
              <draw:image xlink:href="Pictures/100000000000009600000096CA7FCAD4.jpg" xlink:type="simple" xlink:show="embed" xlink:actuate="onLoad">
                <text:p/>
              </draw:image>
            </draw:frame>
            <draw:frame table:end-cell-address="Tabelle1.C21" table:end-x="0.445cm" table:end-y="0.501cm" draw:z-index="712" draw:name="Grafik 17" draw:style-name="gr1" draw:text-style-name="P1" svg:width="0.45cm" svg:height="0.5cm" svg:x="0.543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D21" table:end-x="0.499cm" table:end-y="0.501cm" draw:z-index="184" draw:name="Grafik 2" draw:style-name="gr1" draw:text-style-name="P1" svg:width="0.5cm" svg:height="0.5cm" svg:x="0.547cm" svg:y="0.001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Tabelle1.E21" table:end-x="0.498cm" table:end-y="0.501cm" draw:z-index="45" draw:name="Grafik 2" draw:style-name="gr1" draw:text-style-name="P1" svg:width="0.5cm" svg:height="0.5cm" svg:x="0.547cm" svg:y="0.001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F21" table:end-x="0.497cm" table:end-y="0.501cm" draw:z-index="151" draw:name="Grafik 18" draw:style-name="gr1" draw:text-style-name="P1" svg:width="0.5cm" svg:height="0.5cm" svg:x="0.545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G21" table:end-x="0.497cm" table:end-y="0.501cm" draw:z-index="152" draw:name="Grafik 18" draw:style-name="gr1" draw:text-style-name="P1" svg:width="0.5cm" svg:height="0.5cm" svg:x="0.545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H21" table:end-x="0.497cm" table:end-y="0.501cm" draw:z-index="153" draw:name="Grafik 18" draw:style-name="gr1" draw:text-style-name="P1" svg:width="0.5cm" svg:height="0.5cm" svg:x="0.545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I21" table:end-x="0.495cm" table:end-y="0.501cm" draw:z-index="399" draw:name="Grafik 19" draw:style-name="gr1" draw:text-style-name="P1" svg:width="0.5cm" svg:height="0.5cm" svg:x="0.544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J21" table:end-x="0.495cm" table:end-y="0.501cm" draw:z-index="400" draw:name="Grafik 19" draw:style-name="gr1" draw:text-style-name="P1" svg:width="0.5cm" svg:height="0.5cm" svg:x="0.543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K21" table:end-x="0.395cm" table:end-y="0.501cm" draw:z-index="226" draw:name="Grafik 5" draw:style-name="gr1" draw:text-style-name="P1" svg:width="0.4cm" svg:height="0.5cm" svg:x="0.543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L21" table:end-x="0.393cm" table:end-y="0.501cm" draw:z-index="227" draw:name="Grafik 5" draw:style-name="gr1" draw:text-style-name="P1" svg:width="0.4cm" svg:height="0.5cm" svg:x="0.542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M21" table:end-x="0.493cm" table:end-y="0.501cm" draw:z-index="403" draw:name="Grafik 19" draw:style-name="gr1" draw:text-style-name="P1" svg:width="0.5cm" svg:height="0.5cm" svg:x="0.541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N21" table:end-x="0.493cm" table:end-y="0.501cm" draw:z-index="404" draw:name="Grafik 19" draw:style-name="gr1" draw:text-style-name="P1" svg:width="0.5cm" svg:height="0.5cm" svg:x="0.541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O21" table:end-x="0.392cm" table:end-y="0.501cm" draw:z-index="265" draw:name="Grafik 2" draw:style-name="gr1" draw:text-style-name="P1" svg:width="0.4cm" svg:height="0.5cm" svg:x="0.54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P21" table:end-x="0.491cm" table:end-y="0.501cm" draw:z-index="196" draw:name="Grafik 2" draw:style-name="gr1" draw:text-style-name="P1" svg:width="0.5cm" svg:height="0.5cm" svg:x="0.54cm" svg:y="0.001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Tabelle1.Q21" table:end-x="0.491cm" table:end-y="0.501cm" draw:z-index="197" draw:name="Grafik 2" draw:style-name="gr1" draw:text-style-name="P1" svg:width="0.5cm" svg:height="0.5cm" svg:x="0.539cm" svg:y="0.001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Tabelle1.R21" table:end-x="0.49cm" table:end-y="0.501cm" draw:z-index="198" draw:name="Grafik 2" draw:style-name="gr1" draw:text-style-name="P1" svg:width="0.5cm" svg:height="0.5cm" svg:x="0.538cm" svg:y="0.001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Tabelle1.S21" table:end-x="0.39cm" table:end-y="0.501cm" draw:z-index="234" draw:name="Grafik 5" draw:style-name="gr1" draw:text-style-name="P1" svg:width="0.4cm" svg:height="0.5cm" svg:x="0.538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T21" table:end-x="0.389cm" table:end-y="0.501cm" draw:z-index="235" draw:name="Grafik 5" draw:style-name="gr1" draw:text-style-name="P1" svg:width="0.4cm" svg:height="0.5cm" svg:x="0.538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U21" table:end-x="0.489cm" table:end-y="0.501cm" draw:z-index="96" draw:name="Grafik 1" draw:style-name="gr1" draw:text-style-name="P1" svg:width="0.5cm" svg:height="0.5cm" svg:x="0.537cm" svg:y="0.001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V21" table:end-x="0.388cm" table:end-y="0.501cm" draw:z-index="237" draw:name="Grafik 5" draw:style-name="gr1" draw:text-style-name="P1" svg:width="0.4cm" svg:height="0.5cm" svg:x="0.536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W21" table:end-x="0.387cm" table:end-y="0.501cm" draw:z-index="238" draw:name="Grafik 5" draw:style-name="gr1" draw:text-style-name="P1" svg:width="0.4cm" svg:height="0.5cm" svg:x="0.536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X21" table:end-x="0.387cm" table:end-y="0.501cm" draw:z-index="239" draw:name="Grafik 5" draw:style-name="gr1" draw:text-style-name="P1" svg:width="0.4cm" svg:height="0.5cm" svg:x="0.535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Y21" table:end-x="0.386cm" table:end-y="0.501cm" draw:z-index="275" draw:name="Grafik 2" draw:style-name="gr1" draw:text-style-name="P1" svg:width="0.4cm" svg:height="0.5cm" svg:x="0.534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Z21" table:end-x="0.386cm" table:end-y="0.501cm" draw:z-index="276" draw:name="Grafik 2" draw:style-name="gr1" draw:text-style-name="P1" svg:width="0.4cm" svg:height="0.5cm" svg:x="0.534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AA21" table:end-x="0.385cm" table:end-y="0.501cm" draw:z-index="277" draw:name="Grafik 2" draw:style-name="gr1" draw:text-style-name="P1" svg:width="0.4cm" svg:height="0.5cm" svg:x="0.534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AB21" table:end-x="0.384cm" table:end-y="0.501cm" draw:z-index="278" draw:name="Grafik 2" draw:style-name="gr1" draw:text-style-name="P1" svg:width="0.4cm" svg:height="0.5cm" svg:x="0.532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AC21" table:end-x="0.384cm" table:end-y="0.501cm" draw:z-index="279" draw:name="Grafik 2" draw:style-name="gr1" draw:text-style-name="P1" svg:width="0.4cm" svg:height="0.5cm" svg:x="0.532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AD21" table:end-x="0.383cm" table:end-y="0.501cm" draw:z-index="315" draw:name="Grafik 16" draw:style-name="gr1" draw:text-style-name="P1" svg:width="0.4cm" svg:height="0.5cm" svg:x="0.532cm" svg:y="0.001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AE21" table:end-x="0.382cm" table:end-y="0.501cm" draw:z-index="281" draw:name="Grafik 2" draw:style-name="gr1" draw:text-style-name="P1" svg:width="0.4cm" svg:height="0.5cm" svg:x="0.53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AF21" table:end-x="0.382cm" table:end-y="0.501cm" draw:z-index="317" draw:name="Grafik 16" draw:style-name="gr1" draw:text-style-name="P1" svg:width="0.4cm" svg:height="0.5cm" svg:x="0.53cm" svg:y="0.001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AG21" table:end-x="0.382cm" table:end-y="0.501cm" draw:z-index="283" draw:name="Grafik 2" draw:style-name="gr1" draw:text-style-name="P1" svg:width="0.4cm" svg:height="0.5cm" svg:x="0.53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AH21" table:end-x="0.38cm" table:end-y="0.501cm" draw:z-index="284" draw:name="Grafik 2" draw:style-name="gr1" draw:text-style-name="P1" svg:width="0.4cm" svg:height="0.5cm" svg:x="0.529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AI21" table:end-x="0.38cm" table:end-y="0.501cm" draw:z-index="250" draw:name="Grafik 5" draw:style-name="gr1" draw:text-style-name="P1" svg:width="0.4cm" svg:height="0.5cm" svg:x="0.528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J21" table:end-x="0.38cm" table:end-y="0.501cm" draw:z-index="321" draw:name="Grafik 16" draw:style-name="gr1" draw:text-style-name="P1" svg:width="0.4cm" svg:height="0.5cm" svg:x="0.528cm" svg:y="0.001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AK21" table:end-x="0.479cm" table:end-y="0.501cm" draw:z-index="147" draw:name="Grafik 3" draw:style-name="gr1" draw:text-style-name="P1" svg:width="0.5cm" svg:height="0.5cm" svg:x="0.527cm" svg:y="0.001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Tabelle1.AL21" table:end-x="0.478cm" table:end-y="0.501cm" draw:z-index="15" draw:name="Grafik 2" draw:style-name="gr1" draw:text-style-name="P1" svg:width="0.5cm" svg:height="0.5cm" svg:x="0.527cm" svg:y="0.001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Tabelle1.AM21" table:end-x="0.295cm" table:end-y="0.501cm" draw:z-index="967" draw:name="Grafik 2" draw:style-name="gr1" draw:text-style-name="P1" svg:width="0.4cm" svg:height="0.5cm" svg:x="0.443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AN21" table:end-x="0.292cm" table:end-y="0.501cm" draw:z-index="977" draw:name="Grafik 16" draw:style-name="gr1" draw:text-style-name="P1" svg:width="0.4cm" svg:height="0.5cm" svg:x="0.44cm" svg:y="0.001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AO21" table:end-x="0.289cm" table:end-y="0.501cm" draw:z-index="969" draw:name="Grafik 2" draw:style-name="gr1" draw:text-style-name="P1" svg:width="0.4cm" svg:height="0.5cm" svg:x="0.438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AP21" table:end-x="0.286cm" table:end-y="0.501cm" draw:z-index="970" draw:name="Grafik 2" draw:style-name="gr1" draw:text-style-name="P1" svg:width="0.4cm" svg:height="0.5cm" svg:x="0.434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AQ21" table:end-x="0.384cm" table:end-y="0.501cm" draw:z-index="935" draw:name="Grafik 3" draw:style-name="gr1" draw:text-style-name="P1" svg:width="0.5cm" svg:height="0.5cm" svg:x="0.432cm" svg:y="0.001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Tabelle1.AR21" table:end-x="0.281cm" table:end-y="0.501cm" draw:z-index="972" draw:name="Grafik 2" draw:style-name="gr1" draw:text-style-name="P1" svg:width="0.4cm" svg:height="0.5cm" svg:x="0.429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AS21" table:end-x="0.278cm" table:end-y="0.501cm" draw:z-index="973" draw:name="Grafik 2" draw:style-name="gr1" draw:text-style-name="P1" svg:width="0.4cm" svg:height="0.5cm" svg:x="0.427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AT21" table:end-x="0.275cm" table:end-y="0.501cm" draw:z-index="992" draw:name="Grafik 21" draw:style-name="gr1" draw:text-style-name="P1" svg:width="0.4cm" svg:height="0.5cm" svg:x="0.423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AU21" table:end-x="0.373cm" table:end-y="0.501cm" draw:z-index="930" draw:name="Grafik 1" draw:style-name="gr1" draw:text-style-name="P1" svg:width="0.5cm" svg:height="0.5cm" svg:x="0.421cm" svg:y="0.001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4:82</text:p>
          </table:table-cell>
          <table:table-cell office:value-type="float" office:value="51">
            <text:p>51</text:p>
          </table:table-cell>
          <table:table-cell table:number-columns-repeated="26"/>
        </table:table-row>
        <table:table-row table:style-name="ro1">
          <table:table-cell office:value-type="float" office:value="21">
            <text:p>21</text:p>
          </table:table-cell>
          <table:table-cell>
            <draw:frame table:end-cell-address="Tabelle1.B22" table:end-x="0.4cm" table:end-y="0.501cm" draw:z-index="22" draw:name="Grafik 3" draw:style-name="gr1" draw:text-style-name="P1" svg:width="0.4cm" svg:height="0.5cm" svg:x="0cm" svg:y="0.001cm">
              <draw:image xlink:href="Pictures/1000000000000300000003FF606172E2.jpg" xlink:type="simple" xlink:show="embed" xlink:actuate="onLoad">
                <text:p/>
              </draw:image>
            </draw:frame>
            <draw:frame table:end-cell-address="Tabelle1.C22" table:end-x="0.495cm" table:end-y="0.501cm" draw:z-index="640" draw:name="Grafik 4" draw:style-name="gr1" draw:text-style-name="P1" svg:width="0.5cm" svg:height="0.5cm" svg:x="0.543cm" svg:y="0.001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D22" table:end-x="0.499cm" table:end-y="0.501cm" draw:z-index="79" draw:name="Grafik 1" draw:style-name="gr1" draw:text-style-name="P1" svg:width="0.5cm" svg:height="0.5cm" svg:x="0.547cm" svg:y="0.001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E22" table:end-x="0.498cm" table:end-y="0.501cm" draw:z-index="185" draw:name="Grafik 2" draw:style-name="gr1" draw:text-style-name="P1" svg:width="0.5cm" svg:height="0.5cm" svg:x="0.547cm" svg:y="0.001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Tabelle1.F22" table:end-x="0.497cm" table:end-y="0.501cm" draw:z-index="46" draw:name="Grafik 2" draw:style-name="gr1" draw:text-style-name="P1" svg:width="0.5cm" svg:height="0.5cm" svg:x="0.545cm" svg:y="0.001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G22" table:end-x="0.497cm" table:end-y="0.501cm" draw:z-index="47" draw:name="Grafik 2" draw:style-name="gr1" draw:text-style-name="P1" svg:width="0.5cm" svg:height="0.5cm" svg:x="0.545cm" svg:y="0.001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H22" table:end-x="0.497cm" table:end-y="0.501cm" draw:z-index="188" draw:name="Grafik 2" draw:style-name="gr1" draw:text-style-name="P1" svg:width="0.5cm" svg:height="0.5cm" svg:x="0.545cm" svg:y="0.001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Tabelle1.I22" table:end-x="0.495cm" table:end-y="0.501cm" draw:z-index="84" draw:name="Grafik 1" draw:style-name="gr1" draw:text-style-name="P1" svg:width="0.5cm" svg:height="0.5cm" svg:x="0.544cm" svg:y="0.001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J22" table:end-x="0.495cm" table:end-y="0.501cm" draw:z-index="190" draw:name="Grafik 2" draw:style-name="gr1" draw:text-style-name="P1" svg:width="0.5cm" svg:height="0.5cm" svg:x="0.543cm" svg:y="0.001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Tabelle1.K22" table:end-x="0.495cm" table:end-y="0.501cm" draw:z-index="401" draw:name="Grafik 19" draw:style-name="gr1" draw:text-style-name="P1" svg:width="0.5cm" svg:height="0.5cm" svg:x="0.543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L22" table:end-x="0.393cm" table:end-y="0.501cm" draw:z-index="262" draw:name="Grafik 2" draw:style-name="gr1" draw:text-style-name="P1" svg:width="0.4cm" svg:height="0.5cm" svg:x="0.542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M22" table:end-x="0.393cm" table:end-y="0.501cm" draw:z-index="228" draw:name="Grafik 5" draw:style-name="gr1" draw:text-style-name="P1" svg:width="0.4cm" svg:height="0.5cm" svg:x="0.541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N22" table:end-x="0.393cm" table:end-y="0.501cm" draw:z-index="229" draw:name="Grafik 5" draw:style-name="gr1" draw:text-style-name="P1" svg:width="0.4cm" svg:height="0.5cm" svg:x="0.541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O22" table:end-x="0.492cm" table:end-y="0.501cm" draw:z-index="405" draw:name="Grafik 19" draw:style-name="gr1" draw:text-style-name="P1" svg:width="0.5cm" svg:height="0.5cm" svg:x="0.54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P22" table:end-x="0.491cm" table:end-y="0.501cm" draw:z-index="91" draw:name="Grafik 1" draw:style-name="gr1" draw:text-style-name="P1" svg:width="0.5cm" svg:height="0.5cm" svg:x="0.54cm" svg:y="0.001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Q22" table:end-x="0.491cm" table:end-y="0.501cm" draw:z-index="92" draw:name="Grafik 1" draw:style-name="gr1" draw:text-style-name="P1" svg:width="0.5cm" svg:height="0.5cm" svg:x="0.539cm" svg:y="0.001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R22" table:end-x="0.39cm" table:end-y="0.501cm" draw:z-index="233" draw:name="Grafik 5" draw:style-name="gr1" draw:text-style-name="P1" svg:width="0.4cm" svg:height="0.5cm" svg:x="0.538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S22" table:end-x="0.49cm" table:end-y="0.501cm" draw:z-index="94" draw:name="Grafik 1" draw:style-name="gr1" draw:text-style-name="P1" svg:width="0.5cm" svg:height="0.5cm" svg:x="0.538cm" svg:y="0.001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T22" table:end-x="0.489cm" table:end-y="0.501cm" draw:z-index="95" draw:name="Grafik 1" draw:style-name="gr1" draw:text-style-name="P1" svg:width="0.5cm" svg:height="0.5cm" svg:x="0.538cm" svg:y="0.001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U22" table:end-x="0.389cm" table:end-y="0.501cm" draw:z-index="271" draw:name="Grafik 2" draw:style-name="gr1" draw:text-style-name="P1" svg:width="0.4cm" svg:height="0.5cm" svg:x="0.537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V22" table:end-x="0.488cm" table:end-y="0.501cm" draw:z-index="97" draw:name="Grafik 1" draw:style-name="gr1" draw:text-style-name="P1" svg:width="0.5cm" svg:height="0.5cm" svg:x="0.536cm" svg:y="0.001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W22" table:end-x="0.487cm" table:end-y="0.501cm" draw:z-index="98" draw:name="Grafik 1" draw:style-name="gr1" draw:text-style-name="P1" svg:width="0.5cm" svg:height="0.5cm" svg:x="0.536cm" svg:y="0.001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X22" table:end-x="0.487cm" table:end-y="0.501cm" draw:z-index="99" draw:name="Grafik 1" draw:style-name="gr1" draw:text-style-name="P1" svg:width="0.5cm" svg:height="0.5cm" svg:x="0.535cm" svg:y="0.001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Y22" table:end-x="0.386cm" table:end-y="0.501cm" draw:z-index="310" draw:name="Grafik 16" draw:style-name="gr1" draw:text-style-name="P1" svg:width="0.4cm" svg:height="0.5cm" svg:x="0.534cm" svg:y="0.001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Z22" table:end-x="0.386cm" table:end-y="0.501cm" draw:z-index="311" draw:name="Grafik 16" draw:style-name="gr1" draw:text-style-name="P1" svg:width="0.4cm" svg:height="0.5cm" svg:x="0.534cm" svg:y="0.001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AA22" table:end-x="0.385cm" table:end-y="0.501cm" draw:z-index="312" draw:name="Grafik 16" draw:style-name="gr1" draw:text-style-name="P1" svg:width="0.4cm" svg:height="0.5cm" svg:x="0.534cm" svg:y="0.001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AB22" table:end-x="0.384cm" table:end-y="0.501cm" draw:z-index="313" draw:name="Grafik 16" draw:style-name="gr1" draw:text-style-name="P1" svg:width="0.4cm" svg:height="0.5cm" svg:x="0.532cm" svg:y="0.001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AC22" table:end-x="0.384cm" table:end-y="0.501cm" draw:z-index="314" draw:name="Grafik 16" draw:style-name="gr1" draw:text-style-name="P1" svg:width="0.4cm" svg:height="0.5cm" svg:x="0.532cm" svg:y="0.001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AD22" table:end-x="0.483cm" table:end-y="0.501cm" draw:z-index="140" draw:name="Grafik 3" draw:style-name="gr1" draw:text-style-name="P1" svg:width="0.5cm" svg:height="0.5cm" svg:x="0.532cm" svg:y="0.001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Tabelle1.AE22" table:end-x="0.382cm" table:end-y="0.501cm" draw:z-index="316" draw:name="Grafik 16" draw:style-name="gr1" draw:text-style-name="P1" svg:width="0.4cm" svg:height="0.5cm" svg:x="0.53cm" svg:y="0.001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AF22" table:end-x="0.482cm" table:end-y="0.501cm" draw:z-index="142" draw:name="Grafik 3" draw:style-name="gr1" draw:text-style-name="P1" svg:width="0.5cm" svg:height="0.5cm" svg:x="0.53cm" svg:y="0.001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Tabelle1.AG22" table:end-x="0.382cm" table:end-y="0.501cm" draw:z-index="318" draw:name="Grafik 16" draw:style-name="gr1" draw:text-style-name="P1" svg:width="0.4cm" svg:height="0.5cm" svg:x="0.53cm" svg:y="0.001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AH22" table:end-x="0.38cm" table:end-y="0.501cm" draw:z-index="319" draw:name="Grafik 16" draw:style-name="gr1" draw:text-style-name="P1" svg:width="0.4cm" svg:height="0.5cm" svg:x="0.529cm" svg:y="0.001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AI22" table:end-x="0.38cm" table:end-y="0.501cm" draw:z-index="285" draw:name="Grafik 2" draw:style-name="gr1" draw:text-style-name="P1" svg:width="0.4cm" svg:height="0.5cm" svg:x="0.528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AJ22" table:end-x="0.38cm" table:end-y="0.501cm" draw:z-index="251" draw:name="Grafik 5" draw:style-name="gr1" draw:text-style-name="P1" svg:width="0.4cm" svg:height="0.5cm" svg:x="0.528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K22" table:end-x="0.379cm" table:end-y="0.501cm" draw:z-index="322" draw:name="Grafik 16" draw:style-name="gr1" draw:text-style-name="P1" svg:width="0.4cm" svg:height="0.5cm" svg:x="0.527cm" svg:y="0.001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AL22" table:end-x="0.478cm" table:end-y="0.501cm" draw:z-index="16" draw:name="Grafik 18" draw:style-name="gr1" draw:text-style-name="P1" svg:width="0.5cm" svg:height="0.5cm" svg:x="0.527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AM22" table:end-x="0.295cm" table:end-y="0.501cm" draw:z-index="958" draw:name="Grafik 5" draw:style-name="gr1" draw:text-style-name="P1" svg:width="0.4cm" svg:height="0.5cm" svg:x="0.443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N22" table:end-x="0.392cm" table:end-y="0.501cm" draw:z-index="941" draw:name="Grafik 18" draw:style-name="gr1" draw:text-style-name="P1" svg:width="0.5cm" svg:height="0.5cm" svg:x="0.44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AO22" table:end-x="0.289cm" table:end-y="0.501cm" draw:z-index="960" draw:name="Grafik 5" draw:style-name="gr1" draw:text-style-name="P1" svg:width="0.4cm" svg:height="0.5cm" svg:x="0.438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P22" table:end-x="0.386cm" table:end-y="0.501cm" draw:z-index="943" draw:name="Grafik 18" draw:style-name="gr1" draw:text-style-name="P1" svg:width="0.5cm" svg:height="0.5cm" svg:x="0.434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AQ22" table:end-x="0.284cm" table:end-y="0.501cm" draw:z-index="980" draw:name="Grafik 16" draw:style-name="gr1" draw:text-style-name="P1" svg:width="0.4cm" svg:height="0.5cm" svg:x="0.432cm" svg:y="0.001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AR22" table:end-x="0.381cm" table:end-y="0.501cm" draw:z-index="936" draw:name="Grafik 3" draw:style-name="gr1" draw:text-style-name="P1" svg:width="0.5cm" svg:height="0.5cm" svg:x="0.429cm" svg:y="0.001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Tabelle1.AS22" table:end-x="0.378cm" table:end-y="0.501cm" draw:z-index="937" draw:name="Grafik 3" draw:style-name="gr1" draw:text-style-name="P1" svg:width="0.5cm" svg:height="0.5cm" svg:x="0.427cm" svg:y="0.001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Tabelle1.AT22" table:end-x="0.375cm" table:end-y="0.501cm" draw:z-index="938" draw:name="Grafik 3" draw:style-name="gr1" draw:text-style-name="P1" svg:width="0.5cm" svg:height="0.5cm" svg:x="0.423cm" svg:y="0.001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Tabelle1.AU22" table:end-x="0.273cm" table:end-y="0.501cm" draw:z-index="993" draw:name="Grafik 21" draw:style-name="gr1" draw:text-style-name="P1" svg:width="0.4cm" svg:height="0.5cm" svg:x="0.421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4:75</text:p>
          </table:table-cell>
          <table:table-cell office:value-type="float" office:value="50">
            <text:p>50</text:p>
          </table:table-cell>
          <table:table-cell table:number-columns-repeated="26"/>
        </table:table-row>
        <table:table-row table:style-name="ro1">
          <table:table-cell office:value-type="float" office:value="22">
            <text:p>22</text:p>
          </table:table-cell>
          <table:table-cell>
            <draw:frame table:end-cell-address="Tabelle1.B23" table:end-x="0.45cm" table:end-y="0.5cm" draw:z-index="21" draw:name="Grafik 8" draw:style-name="gr1" draw:text-style-name="P1" svg:width="0.45cm" svg:height="0.5cm" svg:x="0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D23" table:end-x="0.399cm" table:end-y="0.5cm" draw:z-index="254" draw:name="Grafik 2" draw:style-name="gr1" draw:text-style-name="P1" svg:width="0.4cm" svg:height="0.5cm" svg:x="0.547cm" svg:y="0cm">
              <draw:image xlink:href="Pictures/10000201000004B000000719E91CE483.png" xlink:type="simple" xlink:show="embed" xlink:actuate="onLoad">
                <text:p/>
              </draw:image>
            </draw:frame>
            <draw:frame table:end-cell-address="Tabelle1.C23" table:end-x="0.499cm" table:end-y="0.5cm" draw:z-index="393" draw:name="Grafik 19" draw:style-name="gr1" draw:text-style-name="P1" svg:width="0.5cm" svg:height="0.5cm" svg:x="-0.001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E23" table:end-x="0.498cm" table:end-y="0.5cm" draw:z-index="80" draw:name="Grafik 1" draw:style-name="gr1" draw:text-style-name="P1" svg:width="0.5cm" svg:height="0.5cm" svg:x="0.547cm" svg:y="0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F23" table:end-x="0.497cm" table:end-y="0.5cm" draw:z-index="186" draw:name="Grafik 2" draw:style-name="gr1" draw:text-style-name="P1" svg:width="0.5cm" svg:height="0.5cm" svg:x="0.545cm" svg:y="0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Tabelle1.G23" table:end-x="0.497cm" table:end-y="0.5cm" draw:z-index="187" draw:name="Grafik 2" draw:style-name="gr1" draw:text-style-name="P1" svg:width="0.5cm" svg:height="0.5cm" svg:x="0.545cm" svg:y="0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Tabelle1.H23" table:end-x="0.497cm" table:end-y="0.5cm" draw:z-index="48" draw:name="Grafik 2" draw:style-name="gr1" draw:text-style-name="P1" svg:width="0.5cm" svg:height="0.5cm" svg:x="0.545cm" svg:y="0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I23" table:end-x="0.495cm" table:end-y="0.5cm" draw:z-index="49" draw:name="Grafik 2" draw:style-name="gr1" draw:text-style-name="P1" svg:width="0.5cm" svg:height="0.5cm" svg:x="0.544cm" svg:y="0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J23" table:end-x="0.495cm" table:end-y="0.5cm" draw:z-index="50" draw:name="Grafik 2" draw:style-name="gr1" draw:text-style-name="P1" svg:width="0.5cm" svg:height="0.5cm" svg:x="0.543cm" svg:y="0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K23" table:end-x="0.495cm" table:end-y="0.5cm" draw:z-index="51" draw:name="Grafik 2" draw:style-name="gr1" draw:text-style-name="P1" svg:width="0.5cm" svg:height="0.5cm" svg:x="0.543cm" svg:y="0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L23" table:end-x="0.493cm" table:end-y="0.5cm" draw:z-index="402" draw:name="Grafik 19" draw:style-name="gr1" draw:text-style-name="P1" svg:width="0.5cm" svg:height="0.5cm" svg:x="0.542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M23" table:end-x="0.393cm" table:end-y="0.5cm" draw:z-index="263" draw:name="Grafik 2" draw:style-name="gr1" draw:text-style-name="P1" svg:width="0.4cm" svg:height="0.5cm" svg:x="0.541cm" svg:y="0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N23" table:end-x="0.393cm" table:end-y="0.5cm" draw:z-index="264" draw:name="Grafik 2" draw:style-name="gr1" draw:text-style-name="P1" svg:width="0.4cm" svg:height="0.5cm" svg:x="0.541cm" svg:y="0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O23" table:end-x="0.392cm" table:end-y="0.5cm" draw:z-index="230" draw:name="Grafik 5" draw:style-name="gr1" draw:text-style-name="P1" svg:width="0.4cm" svg:height="0.5cm" svg:x="0.54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P23" table:end-x="0.391cm" table:end-y="0.5cm" draw:z-index="231" draw:name="Grafik 5" draw:style-name="gr1" draw:text-style-name="P1" svg:width="0.4cm" svg:height="0.5cm" svg:x="0.54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Q23" table:end-x="0.391cm" table:end-y="0.5cm" draw:z-index="232" draw:name="Grafik 5" draw:style-name="gr1" draw:text-style-name="P1" svg:width="0.4cm" svg:height="0.5cm" svg:x="0.539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R23" table:end-x="0.49cm" table:end-y="0.5cm" draw:z-index="93" draw:name="Grafik 1" draw:style-name="gr1" draw:text-style-name="P1" svg:width="0.5cm" svg:height="0.5cm" svg:x="0.538cm" svg:y="0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S23" table:end-x="0.49cm" table:end-y="0.5cm" draw:z-index="199" draw:name="Grafik 2" draw:style-name="gr1" draw:text-style-name="P1" svg:width="0.5cm" svg:height="0.5cm" svg:x="0.538cm" svg:y="0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Tabelle1.T23" table:end-x="0.489cm" table:end-y="0.5cm" draw:z-index="200" draw:name="Grafik 2" draw:style-name="gr1" draw:text-style-name="P1" svg:width="0.5cm" svg:height="0.5cm" svg:x="0.538cm" svg:y="0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Tabelle1.U23" table:end-x="0.489cm" table:end-y="0.5cm" draw:z-index="201" draw:name="Grafik 2" draw:style-name="gr1" draw:text-style-name="P1" svg:width="0.5cm" svg:height="0.5cm" svg:x="0.537cm" svg:y="0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Tabelle1.V23" table:end-x="0.388cm" table:end-y="0.5cm" draw:z-index="307" draw:name="Grafik 16" draw:style-name="gr1" draw:text-style-name="P1" svg:width="0.4cm" svg:height="0.5cm" svg:x="0.536cm" svg:y="0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W23" table:end-x="0.387cm" table:end-y="0.5cm" draw:z-index="308" draw:name="Grafik 16" draw:style-name="gr1" draw:text-style-name="P1" svg:width="0.4cm" svg:height="0.5cm" svg:x="0.536cm" svg:y="0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X23" table:end-x="0.487cm" table:end-y="0.5cm" draw:z-index="64" draw:name="Grafik 2" draw:style-name="gr1" draw:text-style-name="P1" svg:width="0.5cm" svg:height="0.5cm" svg:x="0.535cm" svg:y="0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Y23" table:end-x="0.486cm" table:end-y="0.5cm" draw:z-index="100" draw:name="Grafik 1" draw:style-name="gr1" draw:text-style-name="P1" svg:width="0.5cm" svg:height="0.5cm" svg:x="0.534cm" svg:y="0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Z23" table:end-x="0.486cm" table:end-y="0.5cm" draw:z-index="66" draw:name="Grafik 2" draw:style-name="gr1" draw:text-style-name="P1" svg:width="0.5cm" svg:height="0.5cm" svg:x="0.534cm" svg:y="0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AA23" table:end-x="0.485cm" table:end-y="0.5cm" draw:z-index="207" draw:name="Grafik 2" draw:style-name="gr1" draw:text-style-name="P1" svg:width="0.5cm" svg:height="0.5cm" svg:x="0.534cm" svg:y="0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Tabelle1.AB23" table:end-x="0.484cm" table:end-y="0.5cm" draw:z-index="68" draw:name="Grafik 2" draw:style-name="gr1" draw:text-style-name="P1" svg:width="0.5cm" svg:height="0.5cm" svg:x="0.532cm" svg:y="0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AC23" table:end-x="0.484cm" table:end-y="0.5cm" draw:z-index="69" draw:name="Grafik 2" draw:style-name="gr1" draw:text-style-name="P1" svg:width="0.5cm" svg:height="0.5cm" svg:x="0.532cm" svg:y="0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AD23" table:end-x="0.483cm" table:end-y="0.5cm" draw:z-index="210" draw:name="Grafik 2" draw:style-name="gr1" draw:text-style-name="P1" svg:width="0.5cm" svg:height="0.5cm" svg:x="0.532cm" svg:y="0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Tabelle1.AE23" table:end-x="0.482cm" table:end-y="0.5cm" draw:z-index="212" draw:name="Grafik 2" draw:style-name="gr1" draw:text-style-name="P1" svg:width="0.5cm" svg:height="0.5cm" svg:x="0.53cm" svg:y="0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Tabelle1.AF23" table:end-x="0.482cm" table:end-y="0.5cm" draw:z-index="213" draw:name="Grafik 2" draw:style-name="gr1" draw:text-style-name="P1" svg:width="0.5cm" svg:height="0.5cm" svg:x="0.53cm" svg:y="0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Tabelle1.AG23" table:end-x="0.482cm" table:end-y="0.5cm" draw:z-index="214" draw:name="Grafik 2" draw:style-name="gr1" draw:text-style-name="P1" svg:width="0.5cm" svg:height="0.5cm" svg:x="0.53cm" svg:y="0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Tabelle1.AH23" table:end-x="0.48cm" table:end-y="0.5cm" draw:z-index="215" draw:name="Grafik 2" draw:style-name="gr1" draw:text-style-name="P1" svg:width="0.5cm" svg:height="0.5cm" svg:x="0.529cm" svg:y="0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Tabelle1.AI23" table:end-x="0.48cm" table:end-y="0.5cm" draw:z-index="216" draw:name="Grafik 2" draw:style-name="gr1" draw:text-style-name="P1" svg:width="0.5cm" svg:height="0.5cm" svg:x="0.528cm" svg:y="0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Tabelle1.AJ23" table:end-x="0.48cm" table:end-y="0.5cm" draw:z-index="217" draw:name="Grafik 2" draw:style-name="gr1" draw:text-style-name="P1" svg:width="0.5cm" svg:height="0.5cm" svg:x="0.528cm" svg:y="0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Tabelle1.AK23" table:end-x="0.379cm" table:end-y="0.5cm" draw:z-index="252" draw:name="Grafik 5" draw:style-name="gr1" draw:text-style-name="P1" svg:width="0.4cm" svg:height="0.5cm" svg:x="0.527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L23" table:end-x="0.478cm" table:end-y="0.5cm" draw:z-index="17" draw:name="Grafik 3" draw:style-name="gr1" draw:text-style-name="P1" svg:width="0.5cm" svg:height="0.5cm" svg:x="0.527cm" svg:y="0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Tabelle1.AM23" table:end-x="0.395cm" table:end-y="0.5cm" draw:z-index="940" draw:name="Grafik 18" draw:style-name="gr1" draw:text-style-name="P1" svg:width="0.5cm" svg:height="0.5cm" svg:x="0.443cm" svg:y="0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AN23" table:end-x="0.292cm" table:end-y="0.5cm" draw:z-index="968" draw:name="Grafik 2" draw:style-name="gr1" draw:text-style-name="P1" svg:width="0.4cm" svg:height="0.5cm" svg:x="0.44cm" svg:y="0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AO23" table:end-x="0.289cm" table:end-y="0.5cm" draw:z-index="978" draw:name="Grafik 16" draw:style-name="gr1" draw:text-style-name="P1" svg:width="0.4cm" svg:height="0.5cm" svg:x="0.438cm" svg:y="0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AP23" table:end-x="0.286cm" table:end-y="0.5cm" draw:z-index="961" draw:name="Grafik 5" draw:style-name="gr1" draw:text-style-name="P1" svg:width="0.4cm" svg:height="0.5cm" svg:x="0.434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Q23" table:end-x="0.384cm" table:end-y="0.5cm" draw:z-index="944" draw:name="Grafik 18" draw:style-name="gr1" draw:text-style-name="P1" svg:width="0.5cm" svg:height="0.5cm" svg:x="0.432cm" svg:y="0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AR23" table:end-x="0.381cm" table:end-y="0.5cm" draw:z-index="945" draw:name="Grafik 18" draw:style-name="gr1" draw:text-style-name="P1" svg:width="0.5cm" svg:height="0.5cm" svg:x="0.429cm" svg:y="0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AS23" table:end-x="0.378cm" table:end-y="0.5cm" draw:z-index="946" draw:name="Grafik 18" draw:style-name="gr1" draw:text-style-name="P1" svg:width="0.5cm" svg:height="0.5cm" svg:x="0.427cm" svg:y="0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AT23" table:end-x="0.375cm" table:end-y="0.5cm" draw:z-index="929" draw:name="Grafik 1" draw:style-name="gr1" draw:text-style-name="P1" svg:width="0.5cm" svg:height="0.5cm" svg:x="0.423cm" svg:y="0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AU23" table:end-x="0.373cm" table:end-y="0.5cm" draw:z-index="921" draw:name="Grafik 2" draw:style-name="gr1" draw:text-style-name="P1" svg:width="0.5cm" svg:height="0.5cm" svg:x="0.421cm" svg:y="0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9:69</text:p>
          </table:table-cell>
          <table:table-cell office:value-type="float" office:value="49">
            <text:p>49</text:p>
          </table:table-cell>
          <table:table-cell table:number-columns-repeated="26"/>
        </table:table-row>
        <table:table-row table:style-name="ro1">
          <table:table-cell office:value-type="float" office:value="23">
            <text:p>23</text:p>
            <draw:frame table:end-cell-address="Tabelle1.B24" table:end-x="0.497cm" table:end-y="0.5cm" draw:z-index="638" draw:name="Grafik 4" draw:style-name="gr1" draw:text-style-name="P1" svg:width="0.5cm" svg:height="0.5cm" svg:x="0.545cm" svg:y="0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D24" table:end-x="0.399cm" table:end-y="0.5cm" draw:z-index="219" draw:name="Grafik 5" draw:style-name="gr1" draw:text-style-name="P1" svg:width="0.4cm" svg:height="0.5cm" svg:x="0.547cm" svg:y="0cm">
              <draw:image xlink:href="Pictures/100002010000075D000007C61659817E.png" xlink:type="simple" xlink:show="embed" xlink:actuate="onLoad">
                <text:p/>
              </draw:image>
            </draw:frame>
            <draw:frame table:end-cell-address="Tabelle1.C24" table:end-x="0.399cm" table:end-y="0.5cm" draw:z-index="288" draw:name="Grafik 16" draw:style-name="gr1" draw:text-style-name="P1" svg:width="0.4cm" svg:height="0.5cm" svg:x="-0.001cm" svg:y="0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E24" table:end-x="0.398cm" table:end-y="0.5cm" draw:z-index="255" draw:name="Grafik 2" draw:style-name="gr1" draw:text-style-name="P1" svg:width="0.4cm" svg:height="0.5cm" svg:x="0.547cm" svg:y="0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F24" table:end-x="0.397cm" table:end-y="0.5cm" draw:z-index="256" draw:name="Grafik 2" draw:style-name="gr1" draw:text-style-name="P1" svg:width="0.4cm" svg:height="0.5cm" svg:x="0.545cm" svg:y="0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G24" table:end-x="0.397cm" table:end-y="0.5cm" draw:z-index="257" draw:name="Grafik 2" draw:style-name="gr1" draw:text-style-name="P1" svg:width="0.4cm" svg:height="0.5cm" svg:x="0.545cm" svg:y="0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H24" table:end-x="0.397cm" table:end-y="0.5cm" draw:z-index="258" draw:name="Grafik 2" draw:style-name="gr1" draw:text-style-name="P1" svg:width="0.4cm" svg:height="0.5cm" svg:x="0.545cm" svg:y="0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I24" table:end-x="0.395cm" table:end-y="0.5cm" draw:z-index="294" draw:name="Grafik 16" draw:style-name="gr1" draw:text-style-name="P1" svg:width="0.4cm" svg:height="0.5cm" svg:x="0.544cm" svg:y="0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J24" table:end-x="0.395cm" table:end-y="0.5cm" draw:z-index="260" draw:name="Grafik 2" draw:style-name="gr1" draw:text-style-name="P1" svg:width="0.4cm" svg:height="0.5cm" svg:x="0.543cm" svg:y="0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K24" table:end-x="0.395cm" table:end-y="0.5cm" draw:z-index="261" draw:name="Grafik 2" draw:style-name="gr1" draw:text-style-name="P1" svg:width="0.4cm" svg:height="0.5cm" svg:x="0.543cm" svg:y="0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L24" table:end-x="0.493cm" table:end-y="0.5cm" draw:z-index="52" draw:name="Grafik 2" draw:style-name="gr1" draw:text-style-name="P1" svg:width="0.5cm" svg:height="0.5cm" svg:x="0.542cm" svg:y="0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M24" table:end-x="0.393cm" table:end-y="0.5cm" draw:z-index="298" draw:name="Grafik 16" draw:style-name="gr1" draw:text-style-name="P1" svg:width="0.4cm" svg:height="0.5cm" svg:x="0.541cm" svg:y="0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N24" table:end-x="0.393cm" table:end-y="0.5cm" draw:z-index="299" draw:name="Grafik 16" draw:style-name="gr1" draw:text-style-name="P1" svg:width="0.4cm" svg:height="0.5cm" svg:x="0.541cm" svg:y="0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O24" table:end-x="0.392cm" table:end-y="0.5cm" draw:z-index="300" draw:name="Grafik 16" draw:style-name="gr1" draw:text-style-name="P1" svg:width="0.4cm" svg:height="0.5cm" svg:x="0.54cm" svg:y="0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P24" table:end-x="0.491cm" table:end-y="0.5cm" draw:z-index="56" draw:name="Grafik 2" draw:style-name="gr1" draw:text-style-name="P1" svg:width="0.5cm" svg:height="0.5cm" svg:x="0.54cm" svg:y="0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Q24" table:end-x="0.391cm" table:end-y="0.5cm" draw:z-index="302" draw:name="Grafik 16" draw:style-name="gr1" draw:text-style-name="P1" svg:width="0.4cm" svg:height="0.5cm" svg:x="0.539cm" svg:y="0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R24" table:end-x="0.39cm" table:end-y="0.5cm" draw:z-index="303" draw:name="Grafik 16" draw:style-name="gr1" draw:text-style-name="P1" svg:width="0.4cm" svg:height="0.5cm" svg:x="0.538cm" svg:y="0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S24" table:end-x="0.39cm" table:end-y="0.5cm" draw:z-index="304" draw:name="Grafik 16" draw:style-name="gr1" draw:text-style-name="P1" svg:width="0.4cm" svg:height="0.5cm" svg:x="0.538cm" svg:y="0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T24" table:end-x="0.389cm" table:end-y="0.5cm" draw:z-index="305" draw:name="Grafik 16" draw:style-name="gr1" draw:text-style-name="P1" svg:width="0.4cm" svg:height="0.5cm" svg:x="0.538cm" svg:y="0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U24" table:end-x="0.389cm" table:end-y="0.5cm" draw:z-index="306" draw:name="Grafik 16" draw:style-name="gr1" draw:text-style-name="P1" svg:width="0.4cm" svg:height="0.5cm" svg:x="0.537cm" svg:y="0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V24" table:end-x="0.488cm" table:end-y="0.5cm" draw:z-index="202" draw:name="Grafik 2" draw:style-name="gr1" draw:text-style-name="P1" svg:width="0.5cm" svg:height="0.5cm" svg:x="0.536cm" svg:y="0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Tabelle1.W24" table:end-x="0.487cm" table:end-y="0.5cm" draw:z-index="203" draw:name="Grafik 2" draw:style-name="gr1" draw:text-style-name="P1" svg:width="0.5cm" svg:height="0.5cm" svg:x="0.536cm" svg:y="0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Tabelle1.X24" table:end-x="0.487cm" table:end-y="0.5cm" draw:z-index="204" draw:name="Grafik 2" draw:style-name="gr1" draw:text-style-name="P1" svg:width="0.5cm" svg:height="0.5cm" svg:x="0.535cm" svg:y="0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Tabelle1.Y24" table:end-x="0.486cm" table:end-y="0.5cm" draw:z-index="65" draw:name="Grafik 2" draw:style-name="gr1" draw:text-style-name="P1" svg:width="0.5cm" svg:height="0.5cm" svg:x="0.534cm" svg:y="0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Z24" table:end-x="0.486cm" table:end-y="0.5cm" draw:z-index="101" draw:name="Grafik 1" draw:style-name="gr1" draw:text-style-name="P1" svg:width="0.5cm" svg:height="0.5cm" svg:x="0.534cm" svg:y="0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AA24" table:end-x="0.485cm" table:end-y="0.5cm" draw:z-index="67" draw:name="Grafik 2" draw:style-name="gr1" draw:text-style-name="P1" svg:width="0.5cm" svg:height="0.5cm" svg:x="0.534cm" svg:y="0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AB24" table:end-x="0.484cm" table:end-y="0.5cm" draw:z-index="208" draw:name="Grafik 2" draw:style-name="gr1" draw:text-style-name="P1" svg:width="0.5cm" svg:height="0.5cm" svg:x="0.532cm" svg:y="0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Tabelle1.AC24" table:end-x="0.484cm" table:end-y="0.5cm" draw:z-index="209" draw:name="Grafik 2" draw:style-name="gr1" draw:text-style-name="P1" svg:width="0.5cm" svg:height="0.5cm" svg:x="0.532cm" svg:y="0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Tabelle1.AD24" table:end-x="0.483cm" table:end-y="0.5cm" draw:z-index="70" draw:name="Grafik 2" draw:style-name="gr1" draw:text-style-name="P1" svg:width="0.5cm" svg:height="0.5cm" svg:x="0.532cm" svg:y="0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AE24" table:end-x="0.482cm" table:end-y="0.5cm" draw:z-index="71" draw:name="Grafik 2" draw:style-name="gr1" draw:text-style-name="P1" svg:width="0.5cm" svg:height="0.5cm" svg:x="0.53cm" svg:y="0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AF24" table:end-x="0.482cm" table:end-y="0.5cm" draw:z-index="72" draw:name="Grafik 2" draw:style-name="gr1" draw:text-style-name="P1" svg:width="0.5cm" svg:height="0.5cm" svg:x="0.53cm" svg:y="0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AG24" table:end-x="0.482cm" table:end-y="0.5cm" draw:z-index="108" draw:name="Grafik 1" draw:style-name="gr1" draw:text-style-name="P1" svg:width="0.5cm" svg:height="0.5cm" svg:x="0.53cm" svg:y="0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AH24" table:end-x="0.48cm" table:end-y="0.5cm" draw:z-index="109" draw:name="Grafik 1" draw:style-name="gr1" draw:text-style-name="P1" svg:width="0.5cm" svg:height="0.5cm" svg:x="0.529cm" svg:y="0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AI24" table:end-x="0.48cm" table:end-y="0.5cm" draw:z-index="75" draw:name="Grafik 2" draw:style-name="gr1" draw:text-style-name="P1" svg:width="0.5cm" svg:height="0.5cm" svg:x="0.528cm" svg:y="0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AJ24" table:end-x="0.48cm" table:end-y="0.5cm" draw:z-index="76" draw:name="Grafik 2" draw:style-name="gr1" draw:text-style-name="P1" svg:width="0.5cm" svg:height="0.5cm" svg:x="0.528cm" svg:y="0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AK24" table:end-x="0.479cm" table:end-y="0.5cm" draw:z-index="77" draw:name="Grafik 2" draw:style-name="gr1" draw:text-style-name="P1" svg:width="0.5cm" svg:height="0.5cm" svg:x="0.527cm" svg:y="0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AL24" table:end-x="0.478cm" table:end-y="0.5cm" draw:z-index="18" draw:name="Grafik 1" draw:style-name="gr1" draw:text-style-name="P1" svg:width="0.5cm" svg:height="0.5cm" svg:x="0.527cm" svg:y="0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AM24" table:end-x="0.395cm" table:end-y="0.5cm" draw:z-index="913" draw:name="Grafik 2" draw:style-name="gr1" draw:text-style-name="P1" svg:width="0.5cm" svg:height="0.5cm" svg:x="0.443cm" svg:y="0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AN24" table:end-x="0.392cm" table:end-y="0.5cm" draw:z-index="923" draw:name="Grafik 1" draw:style-name="gr1" draw:text-style-name="P1" svg:width="0.5cm" svg:height="0.5cm" svg:x="0.44cm" svg:y="0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AO24" table:end-x="0.389cm" table:end-y="0.5cm" draw:z-index="915" draw:name="Grafik 2" draw:style-name="gr1" draw:text-style-name="P1" svg:width="0.5cm" svg:height="0.5cm" svg:x="0.438cm" svg:y="0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AP24" table:end-x="0.386cm" table:end-y="0.5cm" draw:z-index="916" draw:name="Grafik 2" draw:style-name="gr1" draw:text-style-name="P1" svg:width="0.5cm" svg:height="0.5cm" svg:x="0.434cm" svg:y="0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AQ24" table:end-x="0.384cm" table:end-y="0.5cm" draw:z-index="917" draw:name="Grafik 2" draw:style-name="gr1" draw:text-style-name="P1" svg:width="0.5cm" svg:height="0.5cm" svg:x="0.432cm" svg:y="0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AR24" table:end-x="0.381cm" table:end-y="0.5cm" draw:z-index="927" draw:name="Grafik 1" draw:style-name="gr1" draw:text-style-name="P1" svg:width="0.5cm" svg:height="0.5cm" svg:x="0.429cm" svg:y="0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AS24" table:end-x="0.378cm" table:end-y="0.5cm" draw:z-index="928" draw:name="Grafik 1" draw:style-name="gr1" draw:text-style-name="P1" svg:width="0.5cm" svg:height="0.5cm" svg:x="0.427cm" svg:y="0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AT24" table:end-x="0.375cm" table:end-y="0.5cm" draw:z-index="920" draw:name="Grafik 2" draw:style-name="gr1" draw:text-style-name="P1" svg:width="0.5cm" svg:height="0.5cm" svg:x="0.423cm" svg:y="0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AU24" table:end-x="0.373cm" table:end-y="0.5cm" draw:z-index="939" draw:name="Grafik 3" draw:style-name="gr1" draw:text-style-name="P1" svg:width="0.5cm" svg:height="0.5cm" svg:x="0.421cm" svg:y="0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0:65</text:p>
          </table:table-cell>
          <table:table-cell office:value-type="float" office:value="48">
            <text:p>48</text:p>
          </table:table-cell>
          <table:table-cell table:number-columns-repeated="26"/>
        </table:table-row>
        <table:table-row table:style-name="ro1">
          <table:table-cell office:value-type="float" office:value="24">
            <text:p>24</text:p>
          </table:table-cell>
          <table:table-cell>
            <draw:frame table:end-cell-address="Tabelle1.B25" table:end-x="0.5cm" table:end-y="0.501cm" draw:z-index="20" draw:name="Grafik 19" draw:style-name="gr1" draw:text-style-name="P1" svg:width="0.5cm" svg:height="0.5cm" svg:x="0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D25" table:end-x="0.399cm" table:end-y="0.501cm" draw:z-index="289" draw:name="Grafik 16" draw:style-name="gr1" draw:text-style-name="P1" svg:width="0.4cm" svg:height="0.5cm" svg:x="0.547cm" svg:y="0.001cm">
              <draw:image xlink:href="Pictures/10000201000004B00000056C8EA5F531.png" xlink:type="simple" xlink:show="embed" xlink:actuate="onLoad">
                <text:p/>
              </draw:image>
            </draw:frame>
            <draw:frame table:end-cell-address="Tabelle1.C25" table:end-x="0.479cm" table:end-y="0.481cm" draw:z-index="533" draw:name="Grafik 3" draw:style-name="gr1" draw:text-style-name="P1" svg:width="0.48cm" svg:height="0.48cm" svg:x="-0.001cm" svg:y="0.001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E25" table:end-x="0.398cm" table:end-y="0.501cm" draw:z-index="290" draw:name="Grafik 16" draw:style-name="gr1" draw:text-style-name="P1" svg:width="0.4cm" svg:height="0.5cm" svg:x="0.547cm" svg:y="0.001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F25" table:end-x="0.397cm" table:end-y="0.501cm" draw:z-index="291" draw:name="Grafik 16" draw:style-name="gr1" draw:text-style-name="P1" svg:width="0.4cm" svg:height="0.5cm" svg:x="0.545cm" svg:y="0.001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G25" table:end-x="0.397cm" table:end-y="0.501cm" draw:z-index="292" draw:name="Grafik 16" draw:style-name="gr1" draw:text-style-name="P1" svg:width="0.4cm" svg:height="0.5cm" svg:x="0.545cm" svg:y="0.001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H25" table:end-x="0.397cm" table:end-y="0.501cm" draw:z-index="293" draw:name="Grafik 16" draw:style-name="gr1" draw:text-style-name="P1" svg:width="0.4cm" svg:height="0.5cm" svg:x="0.545cm" svg:y="0.001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I25" table:end-x="0.395cm" table:end-y="0.501cm" draw:z-index="259" draw:name="Grafik 2" draw:style-name="gr1" draw:text-style-name="P1" svg:width="0.4cm" svg:height="0.5cm" svg:x="0.544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J25" table:end-x="0.395cm" table:end-y="0.501cm" draw:z-index="295" draw:name="Grafik 16" draw:style-name="gr1" draw:text-style-name="P1" svg:width="0.4cm" svg:height="0.5cm" svg:x="0.543cm" svg:y="0.001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K25" table:end-x="0.395cm" table:end-y="0.501cm" draw:z-index="296" draw:name="Grafik 16" draw:style-name="gr1" draw:text-style-name="P1" svg:width="0.4cm" svg:height="0.5cm" svg:x="0.543cm" svg:y="0.001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L25" table:end-x="0.393cm" table:end-y="0.501cm" draw:z-index="297" draw:name="Grafik 16" draw:style-name="gr1" draw:text-style-name="P1" svg:width="0.4cm" svg:height="0.5cm" svg:x="0.542cm" svg:y="0.001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M25" table:end-x="0.493cm" table:end-y="0.501cm" draw:z-index="53" draw:name="Grafik 2" draw:style-name="gr1" draw:text-style-name="P1" svg:width="0.5cm" svg:height="0.5cm" svg:x="0.541cm" svg:y="0.001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N25" table:end-x="0.493cm" table:end-y="0.501cm" draw:z-index="54" draw:name="Grafik 2" draw:style-name="gr1" draw:text-style-name="P1" svg:width="0.5cm" svg:height="0.5cm" svg:x="0.541cm" svg:y="0.001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O25" table:end-x="0.492cm" table:end-y="0.501cm" draw:z-index="55" draw:name="Grafik 2" draw:style-name="gr1" draw:text-style-name="P1" svg:width="0.5cm" svg:height="0.5cm" svg:x="0.54cm" svg:y="0.001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P25" table:end-x="0.391cm" table:end-y="0.501cm" draw:z-index="301" draw:name="Grafik 16" draw:style-name="gr1" draw:text-style-name="P1" svg:width="0.4cm" svg:height="0.5cm" svg:x="0.54cm" svg:y="0.001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Q25" table:end-x="0.491cm" table:end-y="0.501cm" draw:z-index="57" draw:name="Grafik 2" draw:style-name="gr1" draw:text-style-name="P1" svg:width="0.5cm" svg:height="0.5cm" svg:x="0.539cm" svg:y="0.001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R25" table:end-x="0.49cm" table:end-y="0.501cm" draw:z-index="58" draw:name="Grafik 2" draw:style-name="gr1" draw:text-style-name="P1" svg:width="0.5cm" svg:height="0.5cm" svg:x="0.538cm" svg:y="0.001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S25" table:end-x="0.49cm" table:end-y="0.501cm" draw:z-index="59" draw:name="Grafik 2" draw:style-name="gr1" draw:text-style-name="P1" svg:width="0.5cm" svg:height="0.5cm" svg:x="0.538cm" svg:y="0.001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T25" table:end-x="0.489cm" table:end-y="0.501cm" draw:z-index="60" draw:name="Grafik 2" draw:style-name="gr1" draw:text-style-name="P1" svg:width="0.5cm" svg:height="0.5cm" svg:x="0.538cm" svg:y="0.001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U25" table:end-x="0.489cm" table:end-y="0.501cm" draw:z-index="61" draw:name="Grafik 2" draw:style-name="gr1" draw:text-style-name="P1" svg:width="0.5cm" svg:height="0.5cm" svg:x="0.537cm" svg:y="0.001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V25" table:end-x="0.488cm" table:end-y="0.501cm" draw:z-index="62" draw:name="Grafik 2" draw:style-name="gr1" draw:text-style-name="P1" svg:width="0.5cm" svg:height="0.5cm" svg:x="0.536cm" svg:y="0.001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W25" table:end-x="0.487cm" table:end-y="0.501cm" draw:z-index="63" draw:name="Grafik 2" draw:style-name="gr1" draw:text-style-name="P1" svg:width="0.5cm" svg:height="0.5cm" svg:x="0.536cm" svg:y="0.001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X25" table:end-x="0.387cm" table:end-y="0.501cm" draw:z-index="309" draw:name="Grafik 16" draw:style-name="gr1" draw:text-style-name="P1" svg:width="0.4cm" svg:height="0.5cm" svg:x="0.535cm" svg:y="0.001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Y25" table:end-x="0.486cm" table:end-y="0.501cm" draw:z-index="205" draw:name="Grafik 2" draw:style-name="gr1" draw:text-style-name="P1" svg:width="0.5cm" svg:height="0.5cm" svg:x="0.534cm" svg:y="0.001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Tabelle1.Z25" table:end-x="0.486cm" table:end-y="0.501cm" draw:z-index="206" draw:name="Grafik 2" draw:style-name="gr1" draw:text-style-name="P1" svg:width="0.5cm" svg:height="0.5cm" svg:x="0.534cm" svg:y="0.001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Tabelle1.AA25" table:end-x="0.485cm" table:end-y="0.501cm" draw:z-index="102" draw:name="Grafik 1" draw:style-name="gr1" draw:text-style-name="P1" svg:width="0.5cm" svg:height="0.5cm" svg:x="0.534cm" svg:y="0.001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AB25" table:end-x="0.484cm" table:end-y="0.501cm" draw:z-index="103" draw:name="Grafik 1" draw:style-name="gr1" draw:text-style-name="P1" svg:width="0.5cm" svg:height="0.5cm" svg:x="0.532cm" svg:y="0.001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AC25" table:end-x="0.484cm" table:end-y="0.501cm" draw:z-index="104" draw:name="Grafik 1" draw:style-name="gr1" draw:text-style-name="P1" svg:width="0.5cm" svg:height="0.5cm" svg:x="0.532cm" svg:y="0.001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AD25" table:end-x="0.483cm" table:end-y="0.501cm" draw:z-index="105" draw:name="Grafik 1" draw:style-name="gr1" draw:text-style-name="P1" svg:width="0.5cm" svg:height="0.5cm" svg:x="0.532cm" svg:y="0.001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AE25" table:end-x="0.482cm" table:end-y="0.501cm" draw:z-index="106" draw:name="Grafik 1" draw:style-name="gr1" draw:text-style-name="P1" svg:width="0.5cm" svg:height="0.5cm" svg:x="0.53cm" svg:y="0.001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AF25" table:end-x="0.482cm" table:end-y="0.501cm" draw:z-index="107" draw:name="Grafik 1" draw:style-name="gr1" draw:text-style-name="P1" svg:width="0.5cm" svg:height="0.5cm" svg:x="0.53cm" svg:y="0.001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AG25" table:end-x="0.482cm" table:end-y="0.501cm" draw:z-index="73" draw:name="Grafik 2" draw:style-name="gr1" draw:text-style-name="P1" svg:width="0.5cm" svg:height="0.5cm" svg:x="0.53cm" svg:y="0.001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AH25" table:end-x="0.48cm" table:end-y="0.501cm" draw:z-index="74" draw:name="Grafik 2" draw:style-name="gr1" draw:text-style-name="P1" svg:width="0.5cm" svg:height="0.5cm" svg:x="0.529cm" svg:y="0.001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AI25" table:end-x="0.48cm" table:end-y="0.501cm" draw:z-index="110" draw:name="Grafik 1" draw:style-name="gr1" draw:text-style-name="P1" svg:width="0.5cm" svg:height="0.5cm" svg:x="0.528cm" svg:y="0.001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AJ25" table:end-x="0.48cm" table:end-y="0.501cm" draw:z-index="111" draw:name="Grafik 1" draw:style-name="gr1" draw:text-style-name="P1" svg:width="0.5cm" svg:height="0.5cm" svg:x="0.528cm" svg:y="0.001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AK25" table:end-x="0.479cm" table:end-y="0.501cm" draw:z-index="112" draw:name="Grafik 1" draw:style-name="gr1" draw:text-style-name="P1" svg:width="0.5cm" svg:height="0.5cm" svg:x="0.527cm" svg:y="0.001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AL25" table:end-x="0.478cm" table:end-y="0.501cm" draw:z-index="19" draw:name="Grafik 2" draw:style-name="gr1" draw:text-style-name="P1" svg:width="0.5cm" svg:height="0.5cm" svg:x="0.527cm" svg:y="0.001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AM25" table:end-x="0.395cm" table:end-y="0.501cm" draw:z-index="922" draw:name="Grafik 1" draw:style-name="gr1" draw:text-style-name="P1" svg:width="0.5cm" svg:height="0.5cm" svg:x="0.443cm" svg:y="0.001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AN25" table:end-x="0.392cm" table:end-y="0.501cm" draw:z-index="914" draw:name="Grafik 2" draw:style-name="gr1" draw:text-style-name="P1" svg:width="0.5cm" svg:height="0.5cm" svg:x="0.44cm" svg:y="0.001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AO25" table:end-x="0.389cm" table:end-y="0.501cm" draw:z-index="924" draw:name="Grafik 1" draw:style-name="gr1" draw:text-style-name="P1" svg:width="0.5cm" svg:height="0.5cm" svg:x="0.438cm" svg:y="0.001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AP25" table:end-x="0.386cm" table:end-y="0.501cm" draw:z-index="925" draw:name="Grafik 1" draw:style-name="gr1" draw:text-style-name="P1" svg:width="0.5cm" svg:height="0.5cm" svg:x="0.434cm" svg:y="0.001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AQ25" table:end-x="0.384cm" table:end-y="0.501cm" draw:z-index="926" draw:name="Grafik 1" draw:style-name="gr1" draw:text-style-name="P1" svg:width="0.5cm" svg:height="0.5cm" svg:x="0.432cm" svg:y="0.001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AR25" table:end-x="0.381cm" table:end-y="0.501cm" draw:z-index="918" draw:name="Grafik 2" draw:style-name="gr1" draw:text-style-name="P1" svg:width="0.5cm" svg:height="0.5cm" svg:x="0.429cm" svg:y="0.001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AS25" table:end-x="0.378cm" table:end-y="0.501cm" draw:z-index="919" draw:name="Grafik 2" draw:style-name="gr1" draw:text-style-name="P1" svg:width="0.5cm" svg:height="0.5cm" svg:x="0.427cm" svg:y="0.001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AT25" table:end-x="0.375cm" table:end-y="0.501cm" draw:z-index="947" draw:name="Grafik 18" draw:style-name="gr1" draw:text-style-name="P1" svg:width="0.5cm" svg:height="0.5cm" svg:x="0.423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AU25" table:end-x="0.373cm" table:end-y="0.501cm" draw:z-index="948" draw:name="Grafik 18" draw:style-name="gr1" draw:text-style-name="P1" svg:width="0.5cm" svg:height="0.5cm" svg:x="0.421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7:87</text:p>
          </table:table-cell>
          <table:table-cell office:value-type="float" office:value="45">
            <text:p>45</text:p>
          </table:table-cell>
          <table:table-cell table:number-columns-repeated="26"/>
        </table:table-row>
        <table:table-row table:style-name="ro1" table:number-rows-repeated="2">
          <table:table-cell table:number-columns-repeated="75"/>
        </table:table-row>
        <table:table-row table:style-name="ro1">
          <table:table-cell table:number-columns-repeated="39"/>
          <table:table-cell office:value-type="string" table:number-columns-spanned="8" table:number-rows-spanned="1">
            <text:p>Punktabzug Wigan = 23.</text:p>
          </table:table-cell>
          <table:covered-table-cell table:number-columns-repeated="7"/>
          <table:table-cell table:number-columns-repeated="28"/>
        </table:table-row>
        <table:table-row table:style-name="ro1" table:number-rows-repeated="1048547">
          <table:table-cell table:number-columns-repeated="75"/>
        </table:table-row>
        <table:table-row table:style-name="ro1">
          <table:table-cell table:number-columns-repeated="75"/>
        </table:table-row>
      </table:table>
      <table:table table:name="Tabe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database-ranges>
        <table:database-range table:target-range-address="Tabelle1.BJ7:Tabelle1.BN17" table:contains-header="fals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3">23.07.2020</text:date>, <text:time>11:35:0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1T16:19:57.42</meta:creation-date>
    <dc:date>2020-07-23T11:35:03.14</dc:date>
    <meta:editing-duration>PT4H34M39S</meta:editing-duration>
    <meta:editing-cycles>190</meta:editing-cycles>
    <meta:generator>OpenOffice/4.1.5$Win32 OpenOffice.org_project/415m1$Build-9789</meta:generator>
    <meta:document-statistic meta:table-count="3" meta:cell-count="301" meta:object-count="1129"/>
  </office:meta>
</office:document-meta>
</file>